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shapes>
          <draw:frame draw:z-index="0" draw:style-name="gr1" draw:text-style-name="P1" svg:width="160.24mm" svg:height="90.05mm" svg:x="174.8mm" svg:y="46.48mm">
            <draw:object draw:notify-on-update-of-ranges="torque.A1:torque.A381 torque.B1:torque.B381 torque.E1:torque.E3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35908" calcext:value-type="float">
            <text:p>-0.935908</text:p>
          </table:table-cell>
          <table:table-cell office:value-type="float" office:value="0.000372837" calcext:value-type="float">
            <text:p>0.000372837</text:p>
          </table:table-cell>
          <table:table-cell office:value-type="float" office:value="0.000373431" calcext:value-type="float">
            <text:p>0.000373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729427" calcext:value-type="float">
            <text:p>-0.729427</text:p>
          </table:table-cell>
          <table:table-cell office:value-type="float" office:value="0.000265085" calcext:value-type="float">
            <text:p>0.000265085</text:p>
          </table:table-cell>
          <table:table-cell office:value-type="float" office:value="0.000252317" calcext:value-type="float">
            <text:p>0.000252317</text:p>
          </table:table-cell>
          <table:table-cell office:value-type="float" office:value="0.0037453" calcext:value-type="float">
            <text:p>0.00374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830184" calcext:value-type="float">
            <text:p>-0.830184</text:p>
          </table:table-cell>
          <table:table-cell office:value-type="float" office:value="0.000317916" calcext:value-type="float">
            <text:p>0.000317916</text:p>
          </table:table-cell>
          <table:table-cell office:value-type="float" office:value="0.000287064" calcext:value-type="float">
            <text:p>0.000287064</text:p>
          </table:table-cell>
          <table:table-cell office:value-type="float" office:value="0.00188417" calcext:value-type="float">
            <text:p>0.0018841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1.07484" calcext:value-type="float">
            <text:p>-1.07484</text:p>
          </table:table-cell>
          <table:table-cell office:value-type="float" office:value="0.000445837" calcext:value-type="float">
            <text:p>0.000445837</text:p>
          </table:table-cell>
          <table:table-cell office:value-type="float" office:value="0.000412328" calcext:value-type="float">
            <text:p>0.000412328</text:p>
          </table:table-cell>
          <table:table-cell office:value-type="float" office:value="-0.00258798" calcext:value-type="float">
            <text:p>-0.0025879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1.03534" calcext:value-type="float">
            <text:p>-1.03534</text:p>
          </table:table-cell>
          <table:table-cell office:value-type="float" office:value="0.000425302" calcext:value-type="float">
            <text:p>0.000425302</text:p>
          </table:table-cell>
          <table:table-cell office:value-type="float" office:value="0.00039024" calcext:value-type="float">
            <text:p>0.00039024</text:p>
          </table:table-cell>
          <table:table-cell office:value-type="float" office:value="-0.00188306" calcext:value-type="float">
            <text:p>-0.001883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933749" calcext:value-type="float">
            <text:p>-0.933749</text:p>
          </table:table-cell>
          <table:table-cell office:value-type="float" office:value="0.000372354" calcext:value-type="float">
            <text:p>0.000372354</text:p>
          </table:table-cell>
          <table:table-cell office:value-type="float" office:value="0.000334096" calcext:value-type="float">
            <text:p>0.000334096</text:p>
          </table:table-cell>
          <table:table-cell office:value-type="float" office:value="-0.000050684" calcext:value-type="float">
            <text:p>-5.0684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891743" calcext:value-type="float">
            <text:p>-0.891743</text:p>
          </table:table-cell>
          <table:table-cell office:value-type="float" office:value="0.000350588" calcext:value-type="float">
            <text:p>0.000350588</text:p>
          </table:table-cell>
          <table:table-cell office:value-type="float" office:value="0.000307091" calcext:value-type="float">
            <text:p>0.000307091</text:p>
          </table:table-cell>
          <table:table-cell office:value-type="float" office:value="0.000688651" calcext:value-type="float">
            <text:p>0.00068865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897666" calcext:value-type="float">
            <text:p>-0.897666</text:p>
          </table:table-cell>
          <table:table-cell office:value-type="float" office:value="0.000353922" calcext:value-type="float">
            <text:p>0.000353922</text:p>
          </table:table-cell>
          <table:table-cell office:value-type="float" office:value="0.000303866" calcext:value-type="float">
            <text:p>0.000303866</text:p>
          </table:table-cell>
          <table:table-cell office:value-type="float" office:value="0.000546317" calcext:value-type="float">
            <text:p>0.00054631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91592" calcext:value-type="float">
            <text:p>-0.91592</text:p>
          </table:table-cell>
          <table:table-cell office:value-type="float" office:value="0.000363747" calcext:value-type="float">
            <text:p>0.000363747</text:p>
          </table:table-cell>
          <table:table-cell office:value-type="float" office:value="0.000307025" calcext:value-type="float">
            <text:p>0.000307025</text:p>
          </table:table-cell>
          <table:table-cell office:value-type="float" office:value="0.000172367" calcext:value-type="float">
            <text:p>0.00017236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923924" calcext:value-type="float">
            <text:p>-0.923924</text:p>
          </table:table-cell>
          <table:table-cell office:value-type="float" office:value="0.000368254" calcext:value-type="float">
            <text:p>0.000368254</text:p>
          </table:table-cell>
          <table:table-cell office:value-type="float" office:value="0.000305096" calcext:value-type="float">
            <text:p>0.000305096</text:p>
          </table:table-cell>
          <table:table-cell office:value-type="float" office:value="-0.0000204485" calcext:value-type="float">
            <text:p>-2.04485E-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922173" calcext:value-type="float">
            <text:p>-0.922173</text:p>
          </table:table-cell>
          <table:table-cell office:value-type="float" office:value="0.000367697" calcext:value-type="float">
            <text:p>0.000367697</text:p>
          </table:table-cell>
          <table:table-cell office:value-type="float" office:value="0.000298217" calcext:value-type="float">
            <text:p>0.000298217</text:p>
          </table:table-cell>
          <table:table-cell office:value-type="float" office:value="-0.0000403931" calcext:value-type="float">
            <text:p>-4.03931E-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917639" calcext:value-type="float">
            <text:p>-0.917639</text:p>
          </table:table-cell>
          <table:table-cell office:value-type="float" office:value="0.000365719" calcext:value-type="float">
            <text:p>0.000365719</text:p>
          </table:table-cell>
          <table:table-cell office:value-type="float" office:value="0.000289941" calcext:value-type="float">
            <text:p>0.000289941</text:p>
          </table:table-cell>
          <table:table-cell office:value-type="float" office:value="-0.0000143742" calcext:value-type="float">
            <text:p>-1.43742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13472" calcext:value-type="float">
            <text:p>-0.913472</text:p>
          </table:table-cell>
          <table:table-cell office:value-type="float" office:value="0.000363966" calcext:value-type="float">
            <text:p>0.000363966</text:p>
          </table:table-cell>
          <table:table-cell office:value-type="float" office:value="0.0002819" calcext:value-type="float">
            <text:p>0.0002819</text:p>
          </table:table-cell>
          <table:table-cell office:value-type="float" office:value="0.0000000320913" calcext:value-type="float">
            <text:p>3.20913E-0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909774" calcext:value-type="float">
            <text:p>-0.909774</text:p>
          </table:table-cell>
          <table:table-cell office:value-type="float" office:value="0.000362492" calcext:value-type="float">
            <text:p>0.000362492</text:p>
          </table:table-cell>
          <table:table-cell office:value-type="float" office:value="0.00027416" calcext:value-type="float">
            <text:p>0.00027416</text:p>
          </table:table-cell>
          <table:table-cell office:value-type="float" office:value="0.000000842324" calcext:value-type="float">
            <text:p>8.42324E-0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905987" calcext:value-type="float">
            <text:p>-0.905987</text:p>
          </table:table-cell>
          <table:table-cell office:value-type="float" office:value="0.000361004" calcext:value-type="float">
            <text:p>0.000361004</text:p>
          </table:table-cell>
          <table:table-cell office:value-type="float" office:value="0.000266439" calcext:value-type="float">
            <text:p>0.000266439</text:p>
          </table:table-cell>
          <table:table-cell office:value-type="float" office:value="-0.00000141299" calcext:value-type="float">
            <text:p>-1.41299E-0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90185" calcext:value-type="float">
            <text:p>-0.90185</text:p>
          </table:table-cell>
          <table:table-cell office:value-type="float" office:value="0.000359366" calcext:value-type="float">
            <text:p>0.000359366</text:p>
          </table:table-cell>
          <table:table-cell office:value-type="float" office:value="0.000258603" calcext:value-type="float">
            <text:p>0.000258603</text:p>
          </table:table-cell>
          <table:table-cell office:value-type="float" office:value="-0.00000223063" calcext:value-type="float">
            <text:p>-2.23063E-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897417" calcext:value-type="float">
            <text:p>-0.897417</text:p>
          </table:table-cell>
          <table:table-cell office:value-type="float" office:value="0.000357607" calcext:value-type="float">
            <text:p>0.000357607</text:p>
          </table:table-cell>
          <table:table-cell office:value-type="float" office:value="0.00025068" calcext:value-type="float">
            <text:p>0.00025068</text:p>
          </table:table-cell>
          <table:table-cell office:value-type="float" office:value="-0.00000256164" calcext:value-type="float">
            <text:p>-2.56164E-0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8927" calcext:value-type="float">
            <text:p>-0.8927</text:p>
          </table:table-cell>
          <table:table-cell office:value-type="float" office:value="0.000355731" calcext:value-type="float">
            <text:p>0.000355731</text:p>
          </table:table-cell>
          <table:table-cell office:value-type="float" office:value="0.000242678" calcext:value-type="float">
            <text:p>0.000242678</text:p>
          </table:table-cell>
          <table:table-cell office:value-type="float" office:value="-0.00000226275" calcext:value-type="float">
            <text:p>-2.26275E-0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887726" calcext:value-type="float">
            <text:p>-0.887726</text:p>
          </table:table-cell>
          <table:table-cell office:value-type="float" office:value="0.000353753" calcext:value-type="float">
            <text:p>0.000353753</text:p>
          </table:table-cell>
          <table:table-cell office:value-type="float" office:value="0.000234612" calcext:value-type="float">
            <text:p>0.000234612</text:p>
          </table:table-cell>
          <table:table-cell office:value-type="float" office:value="-0.0000020256" calcext:value-type="float">
            <text:p>-2.0256E-0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882506" calcext:value-type="float">
            <text:p>-0.882506</text:p>
          </table:table-cell>
          <table:table-cell office:value-type="float" office:value="0.000351679" calcext:value-type="float">
            <text:p>0.000351679</text:p>
          </table:table-cell>
          <table:table-cell office:value-type="float" office:value="0.00022649" calcext:value-type="float">
            <text:p>0.00022649</text:p>
          </table:table-cell>
          <table:table-cell office:value-type="float" office:value="-0.000002159" calcext:value-type="float">
            <text:p>-2.159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77028" calcext:value-type="float">
            <text:p>-0.877028</text:p>
          </table:table-cell>
          <table:table-cell office:value-type="float" office:value="0.000349501" calcext:value-type="float">
            <text:p>0.000349501</text:p>
          </table:table-cell>
          <table:table-cell office:value-type="float" office:value="0.000218305" calcext:value-type="float">
            <text:p>0.000218305</text:p>
          </table:table-cell>
          <table:table-cell office:value-type="float" office:value="-0.0000020256" calcext:value-type="float">
            <text:p>-2.0256E-0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871297" calcext:value-type="float">
            <text:p>-0.871297</text:p>
          </table:table-cell>
          <table:table-cell office:value-type="float" office:value="0.000347223" calcext:value-type="float">
            <text:p>0.000347223</text:p>
          </table:table-cell>
          <table:table-cell office:value-type="float" office:value="0.000210063" calcext:value-type="float">
            <text:p>0.000210063</text:p>
          </table:table-cell>
          <table:table-cell office:value-type="float" office:value="-0.00000205772" calcext:value-type="float">
            <text:p>-2.05772E-0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865323" calcext:value-type="float">
            <text:p>-0.865323</text:p>
          </table:table-cell>
          <table:table-cell office:value-type="float" office:value="0.000344848" calcext:value-type="float">
            <text:p>0.000344848</text:p>
          </table:table-cell>
          <table:table-cell office:value-type="float" office:value="0.000201771" calcext:value-type="float">
            <text:p>0.000201771</text:p>
          </table:table-cell>
          <table:table-cell office:value-type="float" office:value="-0.00000215653" calcext:value-type="float">
            <text:p>-2.15653E-0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859089" calcext:value-type="float">
            <text:p>-0.859089</text:p>
          </table:table-cell>
          <table:table-cell office:value-type="float" office:value="0.000342368" calcext:value-type="float">
            <text:p>0.000342368</text:p>
          </table:table-cell>
          <table:table-cell office:value-type="float" office:value="0.000193419" calcext:value-type="float">
            <text:p>0.000193419</text:p>
          </table:table-cell>
          <table:table-cell office:value-type="float" office:value="-0.00000206266" calcext:value-type="float">
            <text:p>-2.06266E-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852613" calcext:value-type="float">
            <text:p>-0.852613</text:p>
          </table:table-cell>
          <table:table-cell office:value-type="float" office:value="0.000339793" calcext:value-type="float">
            <text:p>0.000339793</text:p>
          </table:table-cell>
          <table:table-cell office:value-type="float" office:value="0.00018502" calcext:value-type="float">
            <text:p>0.00018502</text:p>
          </table:table-cell>
          <table:table-cell office:value-type="float" office:value="-0.0000019515" calcext:value-type="float">
            <text:p>-1.9515E-0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-0.845904" calcext:value-type="float">
            <text:p>-0.845904</text:p>
          </table:table-cell>
          <table:table-cell office:value-type="float" office:value="0.000337126" calcext:value-type="float">
            <text:p>0.000337126</text:p>
          </table:table-cell>
          <table:table-cell office:value-type="float" office:value="0.000176579" calcext:value-type="float">
            <text:p>0.000176579</text:p>
          </table:table-cell>
          <table:table-cell office:value-type="float" office:value="-0.00000213182" calcext:value-type="float">
            <text:p>-2.13182E-0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838942" calcext:value-type="float">
            <text:p>-0.838942</text:p>
          </table:table-cell>
          <table:table-cell office:value-type="float" office:value="0.000334356" calcext:value-type="float">
            <text:p>0.000334356</text:p>
          </table:table-cell>
          <table:table-cell office:value-type="float" office:value="0.000168086" calcext:value-type="float">
            <text:p>0.000168086</text:p>
          </table:table-cell>
          <table:table-cell office:value-type="float" office:value="-0.00000205772" calcext:value-type="float">
            <text:p>-2.05772E-0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831745" calcext:value-type="float">
            <text:p>-0.831745</text:p>
          </table:table-cell>
          <table:table-cell office:value-type="float" office:value="0.000331493" calcext:value-type="float">
            <text:p>0.000331493</text:p>
          </table:table-cell>
          <table:table-cell office:value-type="float" office:value="0.000159553" calcext:value-type="float">
            <text:p>0.000159553</text:p>
          </table:table-cell>
          <table:table-cell office:value-type="float" office:value="-0.00000182057" calcext:value-type="float">
            <text:p>-1.82057E-0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824312" calcext:value-type="float">
            <text:p>-0.824312</text:p>
          </table:table-cell>
          <table:table-cell office:value-type="float" office:value="0.000328536" calcext:value-type="float">
            <text:p>0.000328536</text:p>
          </table:table-cell>
          <table:table-cell office:value-type="float" office:value="0.000150979" calcext:value-type="float">
            <text:p>0.000150979</text:p>
          </table:table-cell>
          <table:table-cell office:value-type="float" office:value="-0.00000195644" calcext:value-type="float">
            <text:p>-1.95644E-0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-0.816653" calcext:value-type="float">
            <text:p>-0.816653</text:p>
          </table:table-cell>
          <table:table-cell office:value-type="float" office:value="0.00032549" calcext:value-type="float">
            <text:p>0.00032549</text:p>
          </table:table-cell>
          <table:table-cell office:value-type="float" office:value="0.000142373" calcext:value-type="float">
            <text:p>0.000142373</text:p>
          </table:table-cell>
          <table:table-cell office:value-type="float" office:value="-0.00000199102" calcext:value-type="float">
            <text:p>-1.99102E-0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808757" calcext:value-type="float">
            <text:p>-0.808757</text:p>
          </table:table-cell>
          <table:table-cell office:value-type="float" office:value="0.000322348" calcext:value-type="float">
            <text:p>0.000322348</text:p>
          </table:table-cell>
          <table:table-cell office:value-type="float" office:value="0.000133727" calcext:value-type="float">
            <text:p>0.000133727</text:p>
          </table:table-cell>
          <table:table-cell office:value-type="float" office:value="-0.00000182304" calcext:value-type="float">
            <text:p>-1.82304E-0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-0.800637" calcext:value-type="float">
            <text:p>-0.800637</text:p>
          </table:table-cell>
          <table:table-cell office:value-type="float" office:value="0.000319118" calcext:value-type="float">
            <text:p>0.000319118</text:p>
          </table:table-cell>
          <table:table-cell office:value-type="float" office:value="0.000125051" calcext:value-type="float">
            <text:p>0.000125051</text:p>
          </table:table-cell>
          <table:table-cell office:value-type="float" office:value="-0.00000192185" calcext:value-type="float">
            <text:p>-1.92185E-0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792293" calcext:value-type="float">
            <text:p>-0.792293</text:p>
          </table:table-cell>
          <table:table-cell office:value-type="float" office:value="0.000315798" calcext:value-type="float">
            <text:p>0.000315798</text:p>
          </table:table-cell>
          <table:table-cell office:value-type="float" office:value="0.000116346" calcext:value-type="float">
            <text:p>0.000116346</text:p>
          </table:table-cell>
          <table:table-cell office:value-type="float" office:value="-0.00000196138" calcext:value-type="float">
            <text:p>-1.96138E-0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783723" calcext:value-type="float">
            <text:p>-0.783723</text:p>
          </table:table-cell>
          <table:table-cell office:value-type="float" office:value="0.000312388" calcext:value-type="float">
            <text:p>0.000312388</text:p>
          </table:table-cell>
          <table:table-cell office:value-type="float" office:value="0.000107611" calcext:value-type="float">
            <text:p>0.000107611</text:p>
          </table:table-cell>
          <table:table-cell office:value-type="float" office:value="-0.00000175141" calcext:value-type="float">
            <text:p>-1.75141E-0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774939" calcext:value-type="float">
            <text:p>-0.774939</text:p>
          </table:table-cell>
          <table:table-cell office:value-type="float" office:value="0.000308893" calcext:value-type="float">
            <text:p>0.000308893</text:p>
          </table:table-cell>
          <table:table-cell office:value-type="float" office:value="0.0000988541" calcext:value-type="float">
            <text:p>9.88541E-05</text:p>
          </table:table-cell>
          <table:table-cell office:value-type="float" office:value="-0.00000178599" calcext:value-type="float">
            <text:p>-1.78599E-0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-0.765931" calcext:value-type="float">
            <text:p>-0.765931</text:p>
          </table:table-cell>
          <table:table-cell office:value-type="float" office:value="0.000305308" calcext:value-type="float">
            <text:p>0.000305308</text:p>
          </table:table-cell>
          <table:table-cell office:value-type="float" office:value="0.0000900706" calcext:value-type="float">
            <text:p>9.00706E-05</text:p>
          </table:table-cell>
          <table:table-cell office:value-type="float" office:value="-0.00000166248" calcext:value-type="float">
            <text:p>-1.66248E-0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756725" calcext:value-type="float">
            <text:p>-0.756725</text:p>
          </table:table-cell>
          <table:table-cell office:value-type="float" office:value="0.000301645" calcext:value-type="float">
            <text:p>0.000301645</text:p>
          </table:table-cell>
          <table:table-cell office:value-type="float" office:value="0.0000812751" calcext:value-type="float">
            <text:p>8.12751E-05</text:p>
          </table:table-cell>
          <table:table-cell office:value-type="float" office:value="-0.00000191938" calcext:value-type="float">
            <text:p>-1.91938E-0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-0.747296" calcext:value-type="float">
            <text:p>-0.747296</text:p>
          </table:table-cell>
          <table:table-cell office:value-type="float" office:value="0.000297892" calcext:value-type="float">
            <text:p>0.000297892</text:p>
          </table:table-cell>
          <table:table-cell office:value-type="float" office:value="0.0000724555" calcext:value-type="float">
            <text:p>7.24555E-05</text:p>
          </table:table-cell>
          <table:table-cell office:value-type="float" office:value="-0.00000168224" calcext:value-type="float">
            <text:p>-1.68224E-0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73767" calcext:value-type="float">
            <text:p>-0.73767</text:p>
          </table:table-cell>
          <table:table-cell office:value-type="float" office:value="0.000294062" calcext:value-type="float">
            <text:p>0.000294062</text:p>
          </table:table-cell>
          <table:table-cell office:value-type="float" office:value="0.0000636259" calcext:value-type="float">
            <text:p>6.36259E-05</text:p>
          </table:table-cell>
          <table:table-cell office:value-type="float" office:value="-0.00000176129" calcext:value-type="float">
            <text:p>-1.76129E-0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0.727832" calcext:value-type="float">
            <text:p>-0.727832</text:p>
          </table:table-cell>
          <table:table-cell office:value-type="float" office:value="0.000290146" calcext:value-type="float">
            <text:p>0.000290146</text:p>
          </table:table-cell>
          <table:table-cell office:value-type="float" office:value="0.0000547801" calcext:value-type="float">
            <text:p>5.47801E-05</text:p>
          </table:table-cell>
          <table:table-cell office:value-type="float" office:value="-0.0000016773" calcext:value-type="float">
            <text:p>-1.6773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17798" calcext:value-type="float">
            <text:p>-0.717798</text:p>
          </table:table-cell>
          <table:table-cell office:value-type="float" office:value="0.000286152" calcext:value-type="float">
            <text:p>0.000286152</text:p>
          </table:table-cell>
          <table:table-cell office:value-type="float" office:value="0.0000459264" calcext:value-type="float">
            <text:p>4.59264E-05</text:p>
          </table:table-cell>
          <table:table-cell office:value-type="float" office:value="-0.00000166001" calcext:value-type="float">
            <text:p>-1.66001E-0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0.707565" calcext:value-type="float">
            <text:p>-0.707565</text:p>
          </table:table-cell>
          <table:table-cell office:value-type="float" office:value="0.000282079" calcext:value-type="float">
            <text:p>0.000282079</text:p>
          </table:table-cell>
          <table:table-cell office:value-type="float" office:value="0.0000370647" calcext:value-type="float">
            <text:p>3.70647E-05</text:p>
          </table:table-cell>
          <table:table-cell office:value-type="float" office:value="-0.00000158837" calcext:value-type="float">
            <text:p>-1.58837E-0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697138" calcext:value-type="float">
            <text:p>-0.697138</text:p>
          </table:table-cell>
          <table:table-cell office:value-type="float" office:value="0.000277929" calcext:value-type="float">
            <text:p>0.000277929</text:p>
          </table:table-cell>
          <table:table-cell office:value-type="float" office:value="0.0000281983" calcext:value-type="float">
            <text:p>2.81983E-05</text:p>
          </table:table-cell>
          <table:table-cell office:value-type="float" office:value="-0.00000165507" calcext:value-type="float">
            <text:p>-1.65507E-0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-0.686521" calcext:value-type="float">
            <text:p>-0.686521</text:p>
          </table:table-cell>
          <table:table-cell office:value-type="float" office:value="0.000273703" calcext:value-type="float">
            <text:p>0.000273703</text:p>
          </table:table-cell>
          <table:table-cell office:value-type="float" office:value="0.0000193298" calcext:value-type="float">
            <text:p>1.93298E-05</text:p>
          </table:table-cell>
          <table:table-cell office:value-type="float" office:value="-0.00000154144" calcext:value-type="float">
            <text:p>-1.54144E-0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675715" calcext:value-type="float">
            <text:p>-0.675715</text:p>
          </table:table-cell>
          <table:table-cell office:value-type="float" office:value="0.000269402" calcext:value-type="float">
            <text:p>0.000269402</text:p>
          </table:table-cell>
          <table:table-cell office:value-type="float" office:value="0.0000104603" calcext:value-type="float">
            <text:p>1.04603E-05</text:p>
          </table:table-cell>
          <table:table-cell office:value-type="float" office:value="-0.00000152909" calcext:value-type="float">
            <text:p>-1.52909E-0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-0.664729" calcext:value-type="float">
            <text:p>-0.664729</text:p>
          </table:table-cell>
          <table:table-cell office:value-type="float" office:value="0.000265029" calcext:value-type="float">
            <text:p>0.000265029</text:p>
          </table:table-cell>
          <table:table-cell office:value-type="float" office:value="0.00000159543" calcext:value-type="float">
            <text:p>1.59543E-06</text:p>
          </table:table-cell>
          <table:table-cell office:value-type="float" office:value="-0.00000155379" calcext:value-type="float">
            <text:p>-1.55379E-0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653554" calcext:value-type="float">
            <text:p>-0.653554</text:p>
          </table:table-cell>
          <table:table-cell office:value-type="float" office:value="0.00026058" calcext:value-type="float">
            <text:p>0.00026058</text:p>
          </table:table-cell>
          <table:table-cell office:value-type="float" office:value="-0.000007269" calcext:value-type="float">
            <text:p>-7.269E-06</text:p>
          </table:table-cell>
          <table:table-cell office:value-type="float" office:value="-0.00000144016" calcext:value-type="float">
            <text:p>-1.44016E-0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-0.642221" calcext:value-type="float">
            <text:p>-0.642221</text:p>
          </table:table-cell>
          <table:table-cell office:value-type="float" office:value="0.00025607" calcext:value-type="float">
            <text:p>0.00025607</text:p>
          </table:table-cell>
          <table:table-cell office:value-type="float" office:value="-0.0000161156" calcext:value-type="float">
            <text:p>-1.61156E-05</text:p>
          </table:table-cell>
          <table:table-cell office:value-type="float" office:value="-0.00000169459" calcext:value-type="float">
            <text:p>-1.69459E-0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630677" calcext:value-type="float">
            <text:p>-0.630677</text:p>
          </table:table-cell>
          <table:table-cell office:value-type="float" office:value="0.000251472" calcext:value-type="float">
            <text:p>0.000251472</text:p>
          </table:table-cell>
          <table:table-cell office:value-type="float" office:value="-0.0000249722" calcext:value-type="float">
            <text:p>-2.49722E-05</text:p>
          </table:table-cell>
          <table:table-cell office:value-type="float" office:value="-0.00000124501" calcext:value-type="float">
            <text:p>-1.24501E-06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-0.618998" calcext:value-type="float">
            <text:p>-0.618998</text:p>
          </table:table-cell>
          <table:table-cell office:value-type="float" office:value="0.000246824" calcext:value-type="float">
            <text:p>0.000246824</text:p>
          </table:table-cell>
          <table:table-cell office:value-type="float" office:value="-0.0000337982" calcext:value-type="float">
            <text:p>-3.37982E-05</text:p>
          </table:table-cell>
          <table:table-cell office:value-type="float" office:value="-0.00000138829" calcext:value-type="float">
            <text:p>-1.38829E-0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607135" calcext:value-type="float">
            <text:p>-0.607135</text:p>
          </table:table-cell>
          <table:table-cell office:value-type="float" office:value="0.000242101" calcext:value-type="float">
            <text:p>0.000242101</text:p>
          </table:table-cell>
          <table:table-cell office:value-type="float" office:value="-0.0000426184" calcext:value-type="float">
            <text:p>-4.26184E-05</text:p>
          </table:table-cell>
          <table:table-cell office:value-type="float" office:value="-0.00000147968" calcext:value-type="float">
            <text:p>-1.47968E-06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-0.595113" calcext:value-type="float">
            <text:p>-0.595113</text:p>
          </table:table-cell>
          <table:table-cell office:value-type="float" office:value="0.000237315" calcext:value-type="float">
            <text:p>0.000237315</text:p>
          </table:table-cell>
          <table:table-cell office:value-type="float" office:value="-0.0000514194" calcext:value-type="float">
            <text:p>-5.14194E-05</text:p>
          </table:table-cell>
          <table:table-cell office:value-type="float" office:value="-0.00000128454" calcext:value-type="float">
            <text:p>-1.28454E-0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582932" calcext:value-type="float">
            <text:p>-0.582932</text:p>
          </table:table-cell>
          <table:table-cell office:value-type="float" office:value="0.000232466" calcext:value-type="float">
            <text:p>0.000232466</text:p>
          </table:table-cell>
          <table:table-cell office:value-type="float" office:value="-0.0000602012" calcext:value-type="float">
            <text:p>-6.02012E-05</text:p>
          </table:table-cell>
          <table:table-cell office:value-type="float" office:value="-0.00000138582" calcext:value-type="float">
            <text:p>-1.38582E-06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-0.570581" calcext:value-type="float">
            <text:p>-0.570581</text:p>
          </table:table-cell>
          <table:table-cell office:value-type="float" office:value="0.000227547" calcext:value-type="float">
            <text:p>0.000227547</text:p>
          </table:table-cell>
          <table:table-cell office:value-type="float" office:value="-0.0000689684" calcext:value-type="float">
            <text:p>-6.89684E-05</text:p>
          </table:table-cell>
          <table:table-cell office:value-type="float" office:value="-0.00000121043" calcext:value-type="float">
            <text:p>-1.21043E-0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558097" calcext:value-type="float">
            <text:p>-0.558097</text:p>
          </table:table-cell>
          <table:table-cell office:value-type="float" office:value="0.000222578" calcext:value-type="float">
            <text:p>0.000222578</text:p>
          </table:table-cell>
          <table:table-cell office:value-type="float" office:value="-0.0000777014" calcext:value-type="float">
            <text:p>-7.77014E-05</text:p>
          </table:table-cell>
          <table:table-cell office:value-type="float" office:value="-0.00000125242" calcext:value-type="float">
            <text:p>-1.25242E-06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0.545451" calcext:value-type="float">
            <text:p>-0.545451</text:p>
          </table:table-cell>
          <table:table-cell office:value-type="float" office:value="0.000217543" calcext:value-type="float">
            <text:p>0.000217543</text:p>
          </table:table-cell>
          <table:table-cell office:value-type="float" office:value="-0.0000864148" calcext:value-type="float">
            <text:p>-8.64148E-05</text:p>
          </table:table-cell>
          <table:table-cell office:value-type="float" office:value="-0.00000137593" calcext:value-type="float">
            <text:p>-1.37593E-0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0.532665" calcext:value-type="float">
            <text:p>-0.532665</text:p>
          </table:table-cell>
          <table:table-cell office:value-type="float" office:value="0.000212452" calcext:value-type="float">
            <text:p>0.000212452</text:p>
          </table:table-cell>
          <table:table-cell office:value-type="float" office:value="-0.0000950972" calcext:value-type="float">
            <text:p>-9.50972E-05</text:p>
          </table:table-cell>
          <table:table-cell office:value-type="float" office:value="-0.00000122278" calcext:value-type="float">
            <text:p>-1.22278E-0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519725" calcext:value-type="float">
            <text:p>-0.519725</text:p>
          </table:table-cell>
          <table:table-cell office:value-type="float" office:value="0.000207299" calcext:value-type="float">
            <text:p>0.000207299</text:p>
          </table:table-cell>
          <table:table-cell office:value-type="float" office:value="-0.000103755" calcext:value-type="float">
            <text:p>-0.000103755</text:p>
          </table:table-cell>
          <table:table-cell office:value-type="float" office:value="-0.000000980698" calcext:value-type="float">
            <text:p>-9.80698E-0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506664" calcext:value-type="float">
            <text:p>-0.506664</text:p>
          </table:table-cell>
          <table:table-cell office:value-type="float" office:value="0.000202099" calcext:value-type="float">
            <text:p>0.000202099</text:p>
          </table:table-cell>
          <table:table-cell office:value-type="float" office:value="-0.000112371" calcext:value-type="float">
            <text:p>-0.000112371</text:p>
          </table:table-cell>
          <table:table-cell office:value-type="float" office:value="-0.00000134382" calcext:value-type="float">
            <text:p>-1.34382E-06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0.493453" calcext:value-type="float">
            <text:p>-0.493453</text:p>
          </table:table-cell>
          <table:table-cell office:value-type="float" office:value="0.000196838" calcext:value-type="float">
            <text:p>0.000196838</text:p>
          </table:table-cell>
          <table:table-cell office:value-type="float" office:value="-0.000120959" calcext:value-type="float">
            <text:p>-0.000120959</text:p>
          </table:table-cell>
          <table:table-cell office:value-type="float" office:value="-0.00000101528" calcext:value-type="float">
            <text:p>-1.01528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80118" calcext:value-type="float">
            <text:p>-0.480118</text:p>
          </table:table-cell>
          <table:table-cell office:value-type="float" office:value="0.000191528" calcext:value-type="float">
            <text:p>0.000191528</text:p>
          </table:table-cell>
          <table:table-cell office:value-type="float" office:value="-0.000129506" calcext:value-type="float">
            <text:p>-0.000129506</text:p>
          </table:table-cell>
          <table:table-cell office:value-type="float" office:value="-0.00000104739" calcext:value-type="float">
            <text:p>-1.04739E-06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0.466658" calcext:value-type="float">
            <text:p>-0.466658</text:p>
          </table:table-cell>
          <table:table-cell office:value-type="float" office:value="0.000186169" calcext:value-type="float">
            <text:p>0.000186169</text:p>
          </table:table-cell>
          <table:table-cell office:value-type="float" office:value="-0.000138013" calcext:value-type="float">
            <text:p>-0.000138013</text:p>
          </table:table-cell>
          <table:table-cell office:value-type="float" office:value="-0.00000113879" calcext:value-type="float">
            <text:p>-1.13879E-0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453067" calcext:value-type="float">
            <text:p>-0.453067</text:p>
          </table:table-cell>
          <table:table-cell office:value-type="float" office:value="0.000180757" calcext:value-type="float">
            <text:p>0.000180757</text:p>
          </table:table-cell>
          <table:table-cell office:value-type="float" office:value="-0.000146482" calcext:value-type="float">
            <text:p>-0.000146482</text:p>
          </table:table-cell>
          <table:table-cell office:value-type="float" office:value="-0.00000102516" calcext:value-type="float">
            <text:p>-1.02516E-0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0.439362" calcext:value-type="float">
            <text:p>-0.439362</text:p>
          </table:table-cell>
          <table:table-cell office:value-type="float" office:value="0.000175299" calcext:value-type="float">
            <text:p>0.000175299</text:p>
          </table:table-cell>
          <table:table-cell office:value-type="float" office:value="-0.000154903" calcext:value-type="float">
            <text:p>-0.000154903</text:p>
          </table:table-cell>
          <table:table-cell office:value-type="float" office:value="-0.00000100293" calcext:value-type="float">
            <text:p>-1.00293E-0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425534" calcext:value-type="float">
            <text:p>-0.425534</text:p>
          </table:table-cell>
          <table:table-cell office:value-type="float" office:value="0.000169792" calcext:value-type="float">
            <text:p>0.000169792</text:p>
          </table:table-cell>
          <table:table-cell office:value-type="float" office:value="-0.000163283" calcext:value-type="float">
            <text:p>-0.000163283</text:p>
          </table:table-cell>
          <table:table-cell office:value-type="float" office:value="-0.00000101775" calcext:value-type="float">
            <text:p>-1.01775E-06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0.411598" calcext:value-type="float">
            <text:p>-0.411598</text:p>
          </table:table-cell>
          <table:table-cell office:value-type="float" office:value="0.000164243" calcext:value-type="float">
            <text:p>0.000164243</text:p>
          </table:table-cell>
          <table:table-cell office:value-type="float" office:value="-0.000171611" calcext:value-type="float">
            <text:p>-0.000171611</text:p>
          </table:table-cell>
          <table:table-cell office:value-type="float" office:value="-0.000000768259" calcext:value-type="float">
            <text:p>-7.68259E-0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397553" calcext:value-type="float">
            <text:p>-0.397553</text:p>
          </table:table-cell>
          <table:table-cell office:value-type="float" office:value="0.00015865" calcext:value-type="float">
            <text:p>0.00015865</text:p>
          </table:table-cell>
          <table:table-cell office:value-type="float" office:value="-0.00017989" calcext:value-type="float">
            <text:p>-0.00017989</text:p>
          </table:table-cell>
          <table:table-cell office:value-type="float" office:value="-0.000000978228" calcext:value-type="float">
            <text:p>-9.78228E-07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-0.38341" calcext:value-type="float">
            <text:p>-0.38341</text:p>
          </table:table-cell>
          <table:table-cell office:value-type="float" office:value="0.000153018" calcext:value-type="float">
            <text:p>0.000153018</text:p>
          </table:table-cell>
          <table:table-cell office:value-type="float" office:value="-0.000188112" calcext:value-type="float">
            <text:p>-0.000188112</text:p>
          </table:table-cell>
          <table:table-cell office:value-type="float" office:value="-0.00000089177" calcext:value-type="float">
            <text:p>-8.9177E-0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369154" calcext:value-type="float">
            <text:p>-0.369154</text:p>
          </table:table-cell>
          <table:table-cell office:value-type="float" office:value="0.00014734" calcext:value-type="float">
            <text:p>0.00014734</text:p>
          </table:table-cell>
          <table:table-cell office:value-type="float" office:value="-0.000196286" calcext:value-type="float">
            <text:p>-0.000196286</text:p>
          </table:table-cell>
          <table:table-cell office:value-type="float" office:value="-0.000000899181" calcext:value-type="float">
            <text:p>-8.99181E-07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0.354807" calcext:value-type="float">
            <text:p>-0.354807</text:p>
          </table:table-cell>
          <table:table-cell office:value-type="float" office:value="0.000141626" calcext:value-type="float">
            <text:p>0.000141626</text:p>
          </table:table-cell>
          <table:table-cell office:value-type="float" office:value="-0.0002044" calcext:value-type="float">
            <text:p>-0.0002044</text:p>
          </table:table-cell>
          <table:table-cell office:value-type="float" office:value="-0.000000741087" calcext:value-type="float">
            <text:p>-7.41087E-0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340365" calcext:value-type="float">
            <text:p>-0.340365</text:p>
          </table:table-cell>
          <table:table-cell office:value-type="float" office:value="0.000135874" calcext:value-type="float">
            <text:p>0.000135874</text:p>
          </table:table-cell>
          <table:table-cell office:value-type="float" office:value="-0.000212457" calcext:value-type="float">
            <text:p>-0.000212457</text:p>
          </table:table-cell>
          <table:table-cell office:value-type="float" office:value="-0.000000755908" calcext:value-type="float">
            <text:p>-7.55908E-07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-0.325835" calcext:value-type="float">
            <text:p>-0.325835</text:p>
          </table:table-cell>
          <table:table-cell office:value-type="float" office:value="0.000130088" calcext:value-type="float">
            <text:p>0.000130088</text:p>
          </table:table-cell>
          <table:table-cell office:value-type="float" office:value="-0.000220451" calcext:value-type="float">
            <text:p>-0.000220451</text:p>
          </table:table-cell>
          <table:table-cell office:value-type="float" office:value="-0.000000834955" calcext:value-type="float">
            <text:p>-8.34955E-0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311218" calcext:value-type="float">
            <text:p>-0.311218</text:p>
          </table:table-cell>
          <table:table-cell office:value-type="float" office:value="0.000124266" calcext:value-type="float">
            <text:p>0.000124266</text:p>
          </table:table-cell>
          <table:table-cell office:value-type="float" office:value="-0.000228383" calcext:value-type="float">
            <text:p>-0.000228383</text:p>
          </table:table-cell>
          <table:table-cell office:value-type="float" office:value="-0.00000066451" calcext:value-type="float">
            <text:p>-6.6451E-07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-0.296523" calcext:value-type="float">
            <text:p>-0.296523</text:p>
          </table:table-cell>
          <table:table-cell office:value-type="float" office:value="0.000118414" calcext:value-type="float">
            <text:p>0.000118414</text:p>
          </table:table-cell>
          <table:table-cell office:value-type="float" office:value="-0.00023625" calcext:value-type="float">
            <text:p>-0.00023625</text:p>
          </table:table-cell>
          <table:table-cell office:value-type="float" office:value="-0.000000627456" calcext:value-type="float">
            <text:p>-6.27456E-0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0.28175" calcext:value-type="float">
            <text:p>-0.28175</text:p>
          </table:table-cell>
          <table:table-cell office:value-type="float" office:value="0.00011253" calcext:value-type="float">
            <text:p>0.00011253</text:p>
          </table:table-cell>
          <table:table-cell office:value-type="float" office:value="-0.000244049" calcext:value-type="float">
            <text:p>-0.000244049</text:p>
          </table:table-cell>
          <table:table-cell office:value-type="float" office:value="-0.000000731206" calcext:value-type="float">
            <text:p>-7.31206E-0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0.2669" calcext:value-type="float">
            <text:p>-0.2669</text:p>
          </table:table-cell>
          <table:table-cell office:value-type="float" office:value="0.000106615" calcext:value-type="float">
            <text:p>0.000106615</text:p>
          </table:table-cell>
          <table:table-cell office:value-type="float" office:value="-0.00025178" calcext:value-type="float">
            <text:p>-0.00025178</text:p>
          </table:table-cell>
          <table:table-cell office:value-type="float" office:value="-0.000000676861" calcext:value-type="float">
            <text:p>-6.76861E-0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0.251974" calcext:value-type="float">
            <text:p>-0.251974</text:p>
          </table:table-cell>
          <table:table-cell office:value-type="float" office:value="0.000100669" calcext:value-type="float">
            <text:p>0.000100669</text:p>
          </table:table-cell>
          <table:table-cell office:value-type="float" office:value="-0.000259445" calcext:value-type="float">
            <text:p>-0.000259445</text:p>
          </table:table-cell>
          <table:table-cell office:value-type="float" office:value="-0.000000402666" calcext:value-type="float">
            <text:p>-4.02666E-07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0.236996" calcext:value-type="float">
            <text:p>-0.236996</text:p>
          </table:table-cell>
          <table:table-cell office:value-type="float" office:value="0.0000947047" calcext:value-type="float">
            <text:p>9.47047E-05</text:p>
          </table:table-cell>
          <table:table-cell office:value-type="float" office:value="-0.000267029" calcext:value-type="float">
            <text:p>-0.000267029</text:p>
          </table:table-cell>
          <table:table-cell office:value-type="float" office:value="-0.000000563231" calcext:value-type="float">
            <text:p>-5.63231E-0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0.221953" calcext:value-type="float">
            <text:p>-0.221953</text:p>
          </table:table-cell>
          <table:table-cell office:value-type="float" office:value="0.0000887134" calcext:value-type="float">
            <text:p>8.87134E-05</text:p>
          </table:table-cell>
          <table:table-cell office:value-type="float" office:value="-0.00027454" calcext:value-type="float">
            <text:p>-0.00027454</text:p>
          </table:table-cell>
          <table:table-cell office:value-type="float" office:value="-0.000000587933" calcext:value-type="float">
            <text:p>-5.87933E-07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0.206847" calcext:value-type="float">
            <text:p>-0.206847</text:p>
          </table:table-cell>
          <table:table-cell office:value-type="float" office:value="0.0000826962" calcext:value-type="float">
            <text:p>8.26962E-05</text:p>
          </table:table-cell>
          <table:table-cell office:value-type="float" office:value="-0.000281977" calcext:value-type="float">
            <text:p>-0.000281977</text:p>
          </table:table-cell>
          <table:table-cell office:value-type="float" office:value="-0.000000540999" calcext:value-type="float">
            <text:p>-5.4099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91687" calcext:value-type="float">
            <text:p>-0.191687</text:p>
          </table:table-cell>
          <table:table-cell office:value-type="float" office:value="0.0000766575" calcext:value-type="float">
            <text:p>7.66575E-05</text:p>
          </table:table-cell>
          <table:table-cell office:value-type="float" office:value="-0.000289336" calcext:value-type="float">
            <text:p>-0.000289336</text:p>
          </table:table-cell>
          <table:table-cell office:value-type="float" office:value="-0.000000466892" calcext:value-type="float">
            <text:p>-4.66892E-07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0.17648" calcext:value-type="float">
            <text:p>-0.17648</text:p>
          </table:table-cell>
          <table:table-cell office:value-type="float" office:value="0.0000706002" calcext:value-type="float">
            <text:p>7.06002E-05</text:p>
          </table:table-cell>
          <table:table-cell office:value-type="float" office:value="-0.000296613" calcext:value-type="float">
            <text:p>-0.000296613</text:p>
          </table:table-cell>
          <table:table-cell office:value-type="float" office:value="-0.000000348321" calcext:value-type="float">
            <text:p>-3.48321E-0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161228" calcext:value-type="float">
            <text:p>-0.161228</text:p>
          </table:table-cell>
          <table:table-cell office:value-type="float" office:value="0.0000645249" calcext:value-type="float">
            <text:p>6.45249E-05</text:p>
          </table:table-cell>
          <table:table-cell office:value-type="float" office:value="-0.000303807" calcext:value-type="float">
            <text:p>-0.000303807</text:p>
          </table:table-cell>
          <table:table-cell office:value-type="float" office:value="-0.000000461952" calcext:value-type="float">
            <text:p>-4.61952E-07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145931" calcext:value-type="float">
            <text:p>-0.145931</text:p>
          </table:table-cell>
          <table:table-cell office:value-type="float" office:value="0.0000584314" calcext:value-type="float">
            <text:p>5.84314E-05</text:p>
          </table:table-cell>
          <table:table-cell office:value-type="float" office:value="-0.000310918" calcext:value-type="float">
            <text:p>-0.000310918</text:p>
          </table:table-cell>
          <table:table-cell office:value-type="float" office:value="-0.000000306327" calcext:value-type="float">
            <text:p>-3.06327E-0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130597" calcext:value-type="float">
            <text:p>-0.130597</text:p>
          </table:table-cell>
          <table:table-cell office:value-type="float" office:value="0.0000523233" calcext:value-type="float">
            <text:p>5.23233E-05</text:p>
          </table:table-cell>
          <table:table-cell office:value-type="float" office:value="-0.000317943" calcext:value-type="float">
            <text:p>-0.000317943</text:p>
          </table:table-cell>
          <table:table-cell office:value-type="float" office:value="-0.000000301387" calcext:value-type="float">
            <text:p>-3.01387E-07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-0.115229" calcext:value-type="float">
            <text:p>-0.115229</text:p>
          </table:table-cell>
          <table:table-cell office:value-type="float" office:value="0.0000462016" calcext:value-type="float">
            <text:p>4.62016E-05</text:p>
          </table:table-cell>
          <table:table-cell office:value-type="float" office:value="-0.00032488" calcext:value-type="float">
            <text:p>-0.00032488</text:p>
          </table:table-cell>
          <table:table-cell office:value-type="float" office:value="-0.000000298917" calcext:value-type="float">
            <text:p>-2.98917E-0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0998363" calcext:value-type="float">
            <text:p>-0.0998363</text:p>
          </table:table-cell>
          <table:table-cell office:value-type="float" office:value="0.0000400706" calcext:value-type="float">
            <text:p>4.00706E-05</text:p>
          </table:table-cell>
          <table:table-cell office:value-type="float" office:value="-0.000331725" calcext:value-type="float">
            <text:p>-0.000331725</text:p>
          </table:table-cell>
          <table:table-cell office:value-type="float" office:value="-0.000000249512" calcext:value-type="float">
            <text:p>-2.49512E-07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0.0844123" calcext:value-type="float">
            <text:p>-0.0844123</text:p>
          </table:table-cell>
          <table:table-cell office:value-type="float" office:value="0.0000339263" calcext:value-type="float">
            <text:p>3.39263E-05</text:p>
          </table:table-cell>
          <table:table-cell office:value-type="float" office:value="-0.000338482" calcext:value-type="float">
            <text:p>-0.000338482</text:p>
          </table:table-cell>
          <table:table-cell office:value-type="float" office:value="-0.000000266804" calcext:value-type="float">
            <text:p>-2.66804E-0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0689596" calcext:value-type="float">
            <text:p>-0.0689596</text:p>
          </table:table-cell>
          <table:table-cell office:value-type="float" office:value="0.0000277697" calcext:value-type="float">
            <text:p>2.77697E-05</text:p>
          </table:table-cell>
          <table:table-cell office:value-type="float" office:value="-0.000345149" calcext:value-type="float">
            <text:p>-0.000345149</text:p>
          </table:table-cell>
          <table:table-cell office:value-type="float" office:value="-0.000000160584" calcext:value-type="float">
            <text:p>-1.60584E-07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0.0535056" calcext:value-type="float">
            <text:p>-0.0535056</text:p>
          </table:table-cell>
          <table:table-cell office:value-type="float" office:value="0.0000216144" calcext:value-type="float">
            <text:p>2.16144E-05</text:p>
          </table:table-cell>
          <table:table-cell office:value-type="float" office:value="-0.000351713" calcext:value-type="float">
            <text:p>-0.000351713</text:p>
          </table:table-cell>
          <table:table-cell office:value-type="float" office:value="-0.000000192697" calcext:value-type="float">
            <text:p>-1.92697E-0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0400535" calcext:value-type="float">
            <text:p>-0.0400535</text:p>
          </table:table-cell>
          <table:table-cell office:value-type="float" office:value="0.0000164791" calcext:value-type="float">
            <text:p>1.64791E-05</text:p>
          </table:table-cell>
          <table:table-cell office:value-type="float" office:value="-0.000357114" calcext:value-type="float">
            <text:p>-0.000357114</text:p>
          </table:table-cell>
          <table:table-cell office:value-type="float" office:value="-0.0000330886" calcext:value-type="float">
            <text:p>-3.30886E-05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0.0380697" calcext:value-type="float">
            <text:p>-0.0380697</text:p>
          </table:table-cell>
          <table:table-cell office:value-type="float" office:value="0.0000171319" calcext:value-type="float">
            <text:p>1.71319E-05</text:p>
          </table:table-cell>
          <table:table-cell office:value-type="float" office:value="-0.000356394" calcext:value-type="float">
            <text:p>-0.000356394</text:p>
          </table:table-cell>
          <table:table-cell office:value-type="float" office:value="-0.000244755" calcext:value-type="float">
            <text:p>-0.00024475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0376693" calcext:value-type="float">
            <text:p>-0.0376693</text:p>
          </table:table-cell>
          <table:table-cell office:value-type="float" office:value="0.0000182571" calcext:value-type="float">
            <text:p>1.82571E-05</text:p>
          </table:table-cell>
          <table:table-cell office:value-type="float" office:value="-0.000355002" calcext:value-type="float">
            <text:p>-0.000355002</text:p>
          </table:table-cell>
          <table:table-cell office:value-type="float" office:value="-0.000433699" calcext:value-type="float">
            <text:p>-0.000433699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0.0333337" calcext:value-type="float">
            <text:p>-0.0333337</text:p>
          </table:table-cell>
          <table:table-cell office:value-type="float" office:value="0.0000169256" calcext:value-type="float">
            <text:p>1.69256E-05</text:p>
          </table:table-cell>
          <table:table-cell office:value-type="float" office:value="-0.000356081" calcext:value-type="float">
            <text:p>-0.000356081</text:p>
          </table:table-cell>
          <table:table-cell office:value-type="float" office:value="-0.000491755" calcext:value-type="float">
            <text:p>-0.00049175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0285129" calcext:value-type="float">
            <text:p>-0.0285129</text:p>
          </table:table-cell>
          <table:table-cell office:value-type="float" office:value="0.0000149458" calcext:value-type="float">
            <text:p>1.49458E-05</text:p>
          </table:table-cell>
          <table:table-cell office:value-type="float" office:value="-0.000357895" calcext:value-type="float">
            <text:p>-0.000357895</text:p>
          </table:table-cell>
          <table:table-cell office:value-type="float" office:value="-0.000483173" calcext:value-type="float">
            <text:p>-0.00048317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-0.0300358" calcext:value-type="float">
            <text:p>-0.0300358</text:p>
          </table:table-cell>
          <table:table-cell office:value-type="float" office:value="0.000015894" calcext:value-type="float">
            <text:p>1.5894E-05</text:p>
          </table:table-cell>
          <table:table-cell office:value-type="float" office:value="-0.000356985" calcext:value-type="float">
            <text:p>-0.000356985</text:p>
          </table:table-cell>
          <table:table-cell office:value-type="float" office:value="-0.000684516" calcext:value-type="float">
            <text:p>-0.00068451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013211" calcext:value-type="float">
            <text:p>-0.013211</text:p>
          </table:table-cell>
          <table:table-cell office:value-type="float" office:value="0.00000711027" calcext:value-type="float">
            <text:p>7.11027E-06</text:p>
          </table:table-cell>
          <table:table-cell office:value-type="float" office:value="-0.000365995" calcext:value-type="float">
            <text:p>-0.000365995</text:p>
          </table:table-cell>
          <table:table-cell office:value-type="float" office:value="-0.000583501" calcext:value-type="float">
            <text:p>-0.000583501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0.00109418" calcext:value-type="float">
            <text:p>-0.00109418</text:p>
          </table:table-cell>
          <table:table-cell office:value-type="float" office:value="0.000000762687" calcext:value-type="float">
            <text:p>7.62687E-07</text:p>
          </table:table-cell>
          <table:table-cell office:value-type="float" office:value="-0.000372439" calcext:value-type="float">
            <text:p>-0.000372439</text:p>
          </table:table-cell>
          <table:table-cell office:value-type="float" office:value="-0.000431373" calcext:value-type="float">
            <text:p>-0.00043137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000138232" calcext:value-type="float">
            <text:p>0.000138232</text:p>
          </table:table-cell>
          <table:table-cell office:value-type="float" office:value="0.000000122063" calcext:value-type="float">
            <text:p>1.22063E-07</text:p>
          </table:table-cell>
          <table:table-cell office:value-type="float" office:value="-0.000373103" calcext:value-type="float">
            <text:p>-0.000373103</text:p>
          </table:table-cell>
          <table:table-cell office:value-type="float" office:value="-0.000434532" calcext:value-type="float">
            <text:p>-0.000434532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0.00159782" calcext:value-type="float">
            <text:p>-0.00159782</text:p>
          </table:table-cell>
          <table:table-cell office:value-type="float" office:value="0.00000103801" calcext:value-type="float">
            <text:p>1.03801E-06</text:p>
          </table:table-cell>
          <table:table-cell office:value-type="float" office:value="-0.000372189" calcext:value-type="float">
            <text:p>-0.000372189</text:p>
          </table:table-cell>
          <table:table-cell office:value-type="float" office:value="-0.000475933" calcext:value-type="float">
            <text:p>-0.0004759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235188" calcext:value-type="float">
            <text:p>-0.00235188</text:p>
          </table:table-cell>
          <table:table-cell office:value-type="float" office:value="0.00000139242" calcext:value-type="float">
            <text:p>1.39242E-06</text:p>
          </table:table-cell>
          <table:table-cell office:value-type="float" office:value="-0.000371707" calcext:value-type="float">
            <text:p>-0.000371707</text:p>
          </table:table-cell>
          <table:table-cell office:value-type="float" office:value="-0.000335321" calcext:value-type="float">
            <text:p>-0.000335321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-0.00213491" calcext:value-type="float">
            <text:p>-0.00213491</text:p>
          </table:table-cell>
          <table:table-cell office:value-type="float" office:value="0.00000122031" calcext:value-type="float">
            <text:p>1.22031E-06</text:p>
          </table:table-cell>
          <table:table-cell office:value-type="float" office:value="-0.000371708" calcext:value-type="float">
            <text:p>-0.000371708</text:p>
          </table:table-cell>
          <table:table-cell office:value-type="float" office:value="-0.000119514" calcext:value-type="float">
            <text:p>-0.00011951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00184857" calcext:value-type="float">
            <text:p>-0.00184857</text:p>
          </table:table-cell>
          <table:table-cell office:value-type="float" office:value="0.0000010502" calcext:value-type="float">
            <text:p>1.0502E-06</text:p>
          </table:table-cell>
          <table:table-cell office:value-type="float" office:value="-0.000371818" calcext:value-type="float">
            <text:p>-0.000371818</text:p>
          </table:table-cell>
          <table:table-cell office:value-type="float" office:value="-0.0000404203" calcext:value-type="float">
            <text:p>-4.04203E-05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-0.00174519" calcext:value-type="float">
            <text:p>-0.00174519</text:p>
          </table:table-cell>
          <table:table-cell office:value-type="float" office:value="0.000000990053" calcext:value-type="float">
            <text:p>9.90053E-07</text:p>
          </table:table-cell>
          <table:table-cell office:value-type="float" office:value="-0.000371858" calcext:value-type="float">
            <text:p>-0.000371858</text:p>
          </table:table-cell>
          <table:table-cell office:value-type="float" office:value="-0.0000129267" calcext:value-type="float">
            <text:p>-1.29267E-0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00176178" calcext:value-type="float">
            <text:p>-0.00176178</text:p>
          </table:table-cell>
          <table:table-cell office:value-type="float" office:value="0.000000997701" calcext:value-type="float">
            <text:p>9.97701E-07</text:p>
          </table:table-cell>
          <table:table-cell office:value-type="float" office:value="-0.000371843" calcext:value-type="float">
            <text:p>-0.000371843</text:p>
          </table:table-cell>
          <table:table-cell office:value-type="float" office:value="-0.00000452792" calcext:value-type="float">
            <text:p>-4.52792E-06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0.00176745" calcext:value-type="float">
            <text:p>-0.00176745</text:p>
          </table:table-cell>
          <table:table-cell office:value-type="float" office:value="0.00000100126" calcext:value-type="float">
            <text:p>1.00126E-06</text:p>
          </table:table-cell>
          <table:table-cell office:value-type="float" office:value="-0.000371836" calcext:value-type="float">
            <text:p>-0.000371836</text:p>
          </table:table-cell>
          <table:table-cell office:value-type="float" office:value="-0.00000159576" calcext:value-type="float">
            <text:p>-1.59576E-0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00175626" calcext:value-type="float">
            <text:p>-0.00175626</text:p>
          </table:table-cell>
          <table:table-cell office:value-type="float" office:value="0.000000996641" calcext:value-type="float">
            <text:p>9.96641E-07</text:p>
          </table:table-cell>
          <table:table-cell office:value-type="float" office:value="-0.00037184" calcext:value-type="float">
            <text:p>-0.00037184</text:p>
          </table:table-cell>
          <table:table-cell office:value-type="float" office:value="-0.000000622496" calcext:value-type="float">
            <text:p>-6.22496E-0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0.00174929" calcext:value-type="float">
            <text:p>-0.00174929</text:p>
          </table:table-cell>
          <table:table-cell office:value-type="float" office:value="0.000000994297" calcext:value-type="float">
            <text:p>9.94297E-07</text:p>
          </table:table-cell>
          <table:table-cell office:value-type="float" office:value="-0.000371842" calcext:value-type="float">
            <text:p>-0.000371842</text:p>
          </table:table-cell>
          <table:table-cell office:value-type="float" office:value="-0.000000175386" calcext:value-type="float">
            <text:p>-1.75386E-0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00173364" calcext:value-type="float">
            <text:p>-0.00173364</text:p>
          </table:table-cell>
          <table:table-cell office:value-type="float" office:value="0.000000987567" calcext:value-type="float">
            <text:p>9.87567E-07</text:p>
          </table:table-cell>
          <table:table-cell office:value-type="float" office:value="-0.000371849" calcext:value-type="float">
            <text:p>-0.000371849</text:p>
          </table:table-cell>
          <table:table-cell office:value-type="float" office:value="-0.000000133392" calcext:value-type="float">
            <text:p>-1.33392E-07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0.00171988" calcext:value-type="float">
            <text:p>-0.00171988</text:p>
          </table:table-cell>
          <table:table-cell office:value-type="float" office:value="0.000000981836" calcext:value-type="float">
            <text:p>9.81836E-07</text:p>
          </table:table-cell>
          <table:table-cell office:value-type="float" office:value="-0.000371855" calcext:value-type="float">
            <text:p>-0.000371855</text:p>
          </table:table-cell>
          <table:table-cell office:value-type="float" office:value="-0.0000000691663" calcext:value-type="float">
            <text:p>-6.91663E-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0.00171192" calcext:value-type="float">
            <text:p>-0.00171192</text:p>
          </table:table-cell>
          <table:table-cell office:value-type="float" office:value="0.000000979076" calcext:value-type="float">
            <text:p>9.79076E-07</text:p>
          </table:table-cell>
          <table:table-cell office:value-type="float" office:value="-0.000371857" calcext:value-type="float">
            <text:p>-0.000371857</text:p>
          </table:table-cell>
          <table:table-cell office:value-type="float" office:value="0.0000000321129" calcext:value-type="float">
            <text:p>3.21129E-08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0.0016962" calcext:value-type="float">
            <text:p>-0.0016962</text:p>
          </table:table-cell>
          <table:table-cell office:value-type="float" office:value="0.000000972344" calcext:value-type="float">
            <text:p>9.72344E-07</text:p>
          </table:table-cell>
          <table:table-cell office:value-type="float" office:value="-0.000371864" calcext:value-type="float">
            <text:p>-0.000371864</text:p>
          </table:table-cell>
          <table:table-cell office:value-type="float" office:value="0.0000000395236" calcext:value-type="float">
            <text:p>3.95236E-0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0.00168881" calcext:value-type="float">
            <text:p>-0.00168881</text:p>
          </table:table-cell>
          <table:table-cell office:value-type="float" office:value="0.000000969918" calcext:value-type="float">
            <text:p>9.69918E-07</text:p>
          </table:table-cell>
          <table:table-cell office:value-type="float" office:value="-0.000371867" calcext:value-type="float">
            <text:p>-0.000371867</text:p>
          </table:table-cell>
          <table:table-cell office:value-type="float" office:value="-0.00000000741065" calcext:value-type="float">
            <text:p>-7.41065E-09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-0.00167503" calcext:value-type="float">
            <text:p>-0.00167503</text:p>
          </table:table-cell>
          <table:table-cell office:value-type="float" office:value="0.000000964193" calcext:value-type="float">
            <text:p>9.64193E-07</text:p>
          </table:table-cell>
          <table:table-cell office:value-type="float" office:value="-0.000371872" calcext:value-type="float">
            <text:p>-0.000371872</text:p>
          </table:table-cell>
          <table:table-cell office:value-type="float" office:value="-0.000000098809" calcext:value-type="float">
            <text:p>-9.8809E-0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0.00166115" calcext:value-type="float">
            <text:p>-0.00166115</text:p>
          </table:table-cell>
          <table:table-cell office:value-type="float" office:value="0.000000958368" calcext:value-type="float">
            <text:p>9.58368E-07</text:p>
          </table:table-cell>
          <table:table-cell office:value-type="float" office:value="-0.000371878" calcext:value-type="float">
            <text:p>-0.000371878</text:p>
          </table:table-cell>
          <table:table-cell office:value-type="float" office:value="0.0000000741067" calcext:value-type="float">
            <text:p>7.41067E-08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-0.0016515" calcext:value-type="float">
            <text:p>-0.0016515</text:p>
          </table:table-cell>
          <table:table-cell office:value-type="float" office:value="0.000000954805" calcext:value-type="float">
            <text:p>9.54805E-07</text:p>
          </table:table-cell>
          <table:table-cell office:value-type="float" office:value="-0.000371882" calcext:value-type="float">
            <text:p>-0.000371882</text:p>
          </table:table-cell>
          <table:table-cell office:value-type="float" office:value="0.0000000271725" calcext:value-type="float">
            <text:p>2.71725E-0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0.00163938" calcext:value-type="float">
            <text:p>-0.00163938</text:p>
          </table:table-cell>
          <table:table-cell office:value-type="float" office:value="0.000000949942" calcext:value-type="float">
            <text:p>9.49942E-07</text:p>
          </table:table-cell>
          <table:table-cell office:value-type="float" office:value="-0.000371887" calcext:value-type="float">
            <text:p>-0.000371887</text:p>
          </table:table-cell>
          <table:table-cell office:value-type="float" office:value="0.0000000370534" calcext:value-type="float">
            <text:p>3.70534E-08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-0.00163006" calcext:value-type="float">
            <text:p>-0.00163006</text:p>
          </table:table-cell>
          <table:table-cell office:value-type="float" office:value="0.000000946542" calcext:value-type="float">
            <text:p>9.46542E-07</text:p>
          </table:table-cell>
          <table:table-cell office:value-type="float" office:value="-0.00037189" calcext:value-type="float">
            <text:p>-0.00037189</text:p>
          </table:table-cell>
          <table:table-cell office:value-type="float" office:value="-0.000000101279" calcext:value-type="float">
            <text:p>-1.01279E-07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0.00161645" calcext:value-type="float">
            <text:p>-0.00161645</text:p>
          </table:table-cell>
          <table:table-cell office:value-type="float" office:value="0.000000940829" calcext:value-type="float">
            <text:p>9.40829E-07</text:p>
          </table:table-cell>
          <table:table-cell office:value-type="float" office:value="-0.000371896" calcext:value-type="float">
            <text:p>-0.000371896</text:p>
          </table:table-cell>
          <table:table-cell office:value-type="float" office:value="0.0000000617556" calcext:value-type="float">
            <text:p>6.17556E-0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-0.00160471" calcext:value-type="float">
            <text:p>-0.00160471</text:p>
          </table:table-cell>
          <table:table-cell office:value-type="float" office:value="0.000000936172" calcext:value-type="float">
            <text:p>9.36172E-07</text:p>
          </table:table-cell>
          <table:table-cell office:value-type="float" office:value="-0.0003719" calcext:value-type="float">
            <text:p>-0.0003719</text:p>
          </table:table-cell>
          <table:table-cell office:value-type="float" office:value="-0.0000000642258" calcext:value-type="float">
            <text:p>-6.42258E-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159108" calcext:value-type="float">
            <text:p>-0.00159108</text:p>
          </table:table-cell>
          <table:table-cell office:value-type="float" office:value="0.000000930511" calcext:value-type="float">
            <text:p>9.30511E-07</text:p>
          </table:table-cell>
          <table:table-cell office:value-type="float" office:value="-0.000371906" calcext:value-type="float">
            <text:p>-0.000371906</text:p>
          </table:table-cell>
          <table:table-cell office:value-type="float" office:value="-0.00000000247025" calcext:value-type="float">
            <text:p>-2.47025E-09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-0.00158322" calcext:value-type="float">
            <text:p>-0.00158322</text:p>
          </table:table-cell>
          <table:table-cell office:value-type="float" office:value="0.000000927828" calcext:value-type="float">
            <text:p>9.27828E-07</text:p>
          </table:table-cell>
          <table:table-cell office:value-type="float" office:value="-0.000371909" calcext:value-type="float">
            <text:p>-0.000371909</text:p>
          </table:table-cell>
          <table:table-cell office:value-type="float" office:value="0.00000000494047" calcext:value-type="float">
            <text:p>4.94047E-0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00156969" calcext:value-type="float">
            <text:p>-0.00156969</text:p>
          </table:table-cell>
          <table:table-cell office:value-type="float" office:value="0.000000922191" calcext:value-type="float">
            <text:p>9.22191E-07</text:p>
          </table:table-cell>
          <table:table-cell office:value-type="float" office:value="-0.000371914" calcext:value-type="float">
            <text:p>-0.000371914</text:p>
          </table:table-cell>
          <table:table-cell office:value-type="float" office:value="0.0000000642258" calcext:value-type="float">
            <text:p>6.42258E-08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0.00155366" calcext:value-type="float">
            <text:p>-0.00155366</text:p>
          </table:table-cell>
          <table:table-cell office:value-type="float" office:value="0.000000915342" calcext:value-type="float">
            <text:p>9.15342E-07</text:p>
          </table:table-cell>
          <table:table-cell office:value-type="float" office:value="-0.000371921" calcext:value-type="float">
            <text:p>-0.000371921</text:p>
          </table:table-cell>
          <table:table-cell office:value-type="float" office:value="0.00000000741062" calcext:value-type="float">
            <text:p>7.41062E-0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0.0015503" calcext:value-type="float">
            <text:p>-0.0015503</text:p>
          </table:table-cell>
          <table:table-cell office:value-type="float" office:value="0.000000915024" calcext:value-type="float">
            <text:p>9.15024E-07</text:p>
          </table:table-cell>
          <table:table-cell office:value-type="float" office:value="-0.000371922" calcext:value-type="float">
            <text:p>-0.000371922</text:p>
          </table:table-cell>
          <table:table-cell office:value-type="float" office:value="-0.0000000741067" calcext:value-type="float">
            <text:p>-7.41067E-08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-0.00153426" calcext:value-type="float">
            <text:p>-0.00153426</text:p>
          </table:table-cell>
          <table:table-cell office:value-type="float" office:value="0.000000908048" calcext:value-type="float">
            <text:p>9.08048E-07</text:p>
          </table:table-cell>
          <table:table-cell office:value-type="float" office:value="-0.000371928" calcext:value-type="float">
            <text:p>-0.000371928</text:p>
          </table:table-cell>
          <table:table-cell office:value-type="float" office:value="0.000000098809" calcext:value-type="float">
            <text:p>9.8809E-0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00152317" calcext:value-type="float">
            <text:p>-0.00152317</text:p>
          </table:table-cell>
          <table:table-cell office:value-type="float" office:value="0.000000903759" calcext:value-type="float">
            <text:p>9.03759E-07</text:p>
          </table:table-cell>
          <table:table-cell office:value-type="float" office:value="-0.000371933" calcext:value-type="float">
            <text:p>-0.000371933</text:p>
          </table:table-cell>
          <table:table-cell office:value-type="float" office:value="-0.000000133392" calcext:value-type="float">
            <text:p>-1.33392E-07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-0.00150882" calcext:value-type="float">
            <text:p>-0.00150882</text:p>
          </table:table-cell>
          <table:table-cell office:value-type="float" office:value="0.000000897674" calcext:value-type="float">
            <text:p>8.97674E-07</text:p>
          </table:table-cell>
          <table:table-cell office:value-type="float" office:value="-0.000371939" calcext:value-type="float">
            <text:p>-0.000371939</text:p>
          </table:table-cell>
          <table:table-cell office:value-type="float" office:value="0.00000010622" calcext:value-type="float">
            <text:p>1.0622E-0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0.00149697" calcext:value-type="float">
            <text:p>-0.00149697</text:p>
          </table:table-cell>
          <table:table-cell office:value-type="float" office:value="0.000000893013" calcext:value-type="float">
            <text:p>8.93013E-07</text:p>
          </table:table-cell>
          <table:table-cell office:value-type="float" office:value="-0.000371944" calcext:value-type="float">
            <text:p>-0.000371944</text:p>
          </table:table-cell>
          <table:table-cell office:value-type="float" office:value="0.0000000024702" calcext:value-type="float">
            <text:p>2.4702E-09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00149146" calcext:value-type="float">
            <text:p>-0.00149146</text:p>
          </table:table-cell>
          <table:table-cell office:value-type="float" office:value="0.000000891574" calcext:value-type="float">
            <text:p>8.91574E-07</text:p>
          </table:table-cell>
          <table:table-cell office:value-type="float" office:value="-0.000371945" calcext:value-type="float">
            <text:p>-0.000371945</text:p>
          </table:table-cell>
          <table:table-cell office:value-type="float" office:value="-0.0000000765769" calcext:value-type="float">
            <text:p>-7.65769E-0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0.0014759" calcext:value-type="float">
            <text:p>-0.0014759</text:p>
          </table:table-cell>
          <table:table-cell office:value-type="float" office:value="0.000000884865" calcext:value-type="float">
            <text:p>8.84865E-07</text:p>
          </table:table-cell>
          <table:table-cell office:value-type="float" office:value="-0.000371952" calcext:value-type="float">
            <text:p>-0.000371952</text:p>
          </table:table-cell>
          <table:table-cell office:value-type="float" office:value="0.0000000321129" calcext:value-type="float">
            <text:p>3.21129E-08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-0.00146406" calcext:value-type="float">
            <text:p>-0.00146406</text:p>
          </table:table-cell>
          <table:table-cell office:value-type="float" office:value="0.000000880125" calcext:value-type="float">
            <text:p>8.80125E-07</text:p>
          </table:table-cell>
          <table:table-cell office:value-type="float" office:value="-0.000371957" calcext:value-type="float">
            <text:p>-0.000371957</text:p>
          </table:table-cell>
          <table:table-cell office:value-type="float" office:value="0.00000000988089" calcext:value-type="float">
            <text:p>9.88089E-0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0.00145048" calcext:value-type="float">
            <text:p>-0.00145048</text:p>
          </table:table-cell>
          <table:table-cell office:value-type="float" office:value="0.000000874503" calcext:value-type="float">
            <text:p>8.74503E-07</text:p>
          </table:table-cell>
          <table:table-cell office:value-type="float" office:value="-0.000371962" calcext:value-type="float">
            <text:p>-0.000371962</text:p>
          </table:table-cell>
          <table:table-cell office:value-type="float" office:value="0.0000000247022" calcext:value-type="float">
            <text:p>2.47022E-08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-0.00144271" calcext:value-type="float">
            <text:p>-0.00144271</text:p>
          </table:table-cell>
          <table:table-cell office:value-type="float" office:value="0.000000871893" calcext:value-type="float">
            <text:p>8.71893E-07</text:p>
          </table:table-cell>
          <table:table-cell office:value-type="float" office:value="-0.000371965" calcext:value-type="float">
            <text:p>-0.000371965</text:p>
          </table:table-cell>
          <table:table-cell office:value-type="float" office:value="-0.0000000642258" calcext:value-type="float">
            <text:p>-6.42258E-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0.00142686" calcext:value-type="float">
            <text:p>-0.00142686</text:p>
          </table:table-cell>
          <table:table-cell office:value-type="float" office:value="0.000000865058" calcext:value-type="float">
            <text:p>8.65058E-07</text:p>
          </table:table-cell>
          <table:table-cell office:value-type="float" office:value="-0.000371972" calcext:value-type="float">
            <text:p>-0.000371972</text:p>
          </table:table-cell>
          <table:table-cell office:value-type="float" office:value="0.0000000765769" calcext:value-type="float">
            <text:p>7.65769E-08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00141961" calcext:value-type="float">
            <text:p>-0.00141961</text:p>
          </table:table-cell>
          <table:table-cell office:value-type="float" office:value="0.000000862743" calcext:value-type="float">
            <text:p>8.62743E-07</text:p>
          </table:table-cell>
          <table:table-cell office:value-type="float" office:value="-0.000371974" calcext:value-type="float">
            <text:p>-0.000371974</text:p>
          </table:table-cell>
          <table:table-cell office:value-type="float" office:value="-0.0000001161" calcext:value-type="float">
            <text:p>-1.161E-0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0.00140441" calcext:value-type="float">
            <text:p>-0.00140441</text:p>
          </table:table-cell>
          <table:table-cell office:value-type="float" office:value="0.000000856198" calcext:value-type="float">
            <text:p>8.56198E-07</text:p>
          </table:table-cell>
          <table:table-cell office:value-type="float" office:value="-0.00037198" calcext:value-type="float">
            <text:p>-0.00037198</text:p>
          </table:table-cell>
          <table:table-cell office:value-type="float" office:value="0.000000160565" calcext:value-type="float">
            <text:p>1.60565E-07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-0.00139389" calcext:value-type="float">
            <text:p>-0.00139389</text:p>
          </table:table-cell>
          <table:table-cell office:value-type="float" office:value="0.000000852225" calcext:value-type="float">
            <text:p>8.52225E-07</text:p>
          </table:table-cell>
          <table:table-cell office:value-type="float" office:value="-0.000371985" calcext:value-type="float">
            <text:p>-0.000371985</text:p>
          </table:table-cell>
          <table:table-cell office:value-type="float" office:value="-0.00000010869" calcext:value-type="float">
            <text:p>-1.0869E-0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0.00138233" calcext:value-type="float">
            <text:p>-0.00138233</text:p>
          </table:table-cell>
          <table:table-cell office:value-type="float" office:value="0.000000847608" calcext:value-type="float">
            <text:p>8.47608E-07</text:p>
          </table:table-cell>
          <table:table-cell office:value-type="float" office:value="-0.000371989" calcext:value-type="float">
            <text:p>-0.000371989</text:p>
          </table:table-cell>
          <table:table-cell office:value-type="float" office:value="0.00000000494045" calcext:value-type="float">
            <text:p>4.94045E-09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0.00137045" calcext:value-type="float">
            <text:p>-0.00137045</text:p>
          </table:table-cell>
          <table:table-cell office:value-type="float" office:value="0.000000842847" calcext:value-type="float">
            <text:p>8.42847E-07</text:p>
          </table:table-cell>
          <table:table-cell office:value-type="float" office:value="-0.000371994" calcext:value-type="float">
            <text:p>-0.000371994</text:p>
          </table:table-cell>
          <table:table-cell office:value-type="float" office:value="0.0000000395236" calcext:value-type="float">
            <text:p>3.95236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135882" calcext:value-type="float">
            <text:p>-0.00135882</text:p>
          </table:table-cell>
          <table:table-cell office:value-type="float" office:value="0.000000838245" calcext:value-type="float">
            <text:p>8.38245E-07</text:p>
          </table:table-cell>
          <table:table-cell office:value-type="float" office:value="-0.000371999" calcext:value-type="float">
            <text:p>-0.000371999</text:p>
          </table:table-cell>
          <table:table-cell office:value-type="float" office:value="-0.0000000395236" calcext:value-type="float">
            <text:p>-3.95236E-08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0.0013446" calcext:value-type="float">
            <text:p>-0.0013446</text:p>
          </table:table-cell>
          <table:table-cell office:value-type="float" office:value="0.000000832286" calcext:value-type="float">
            <text:p>8.32286E-07</text:p>
          </table:table-cell>
          <table:table-cell office:value-type="float" office:value="-0.000372004" calcext:value-type="float">
            <text:p>-0.000372004</text:p>
          </table:table-cell>
          <table:table-cell office:value-type="float" office:value="0.0000000691662" calcext:value-type="float">
            <text:p>6.91662E-0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0.00133848" calcext:value-type="float">
            <text:p>-0.00133848</text:p>
          </table:table-cell>
          <table:table-cell office:value-type="float" office:value="0.000000830528" calcext:value-type="float">
            <text:p>8.30528E-07</text:p>
          </table:table-cell>
          <table:table-cell office:value-type="float" office:value="-0.000372006" calcext:value-type="float">
            <text:p>-0.000372006</text:p>
          </table:table-cell>
          <table:table-cell office:value-type="float" office:value="-0.0000000494044" calcext:value-type="float">
            <text:p>-4.94044E-08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-0.00132122" calcext:value-type="float">
            <text:p>-0.00132122</text:p>
          </table:table-cell>
          <table:table-cell office:value-type="float" office:value="0.00000082299" calcext:value-type="float">
            <text:p>8.2299E-07</text:p>
          </table:table-cell>
          <table:table-cell office:value-type="float" office:value="-0.000372014" calcext:value-type="float">
            <text:p>-0.000372014</text:p>
          </table:table-cell>
          <table:table-cell office:value-type="float" office:value="0.0000000271724" calcext:value-type="float">
            <text:p>2.71724E-0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00131404" calcext:value-type="float">
            <text:p>-0.00131404</text:p>
          </table:table-cell>
          <table:table-cell office:value-type="float" office:value="0.000000820688" calcext:value-type="float">
            <text:p>8.20688E-07</text:p>
          </table:table-cell>
          <table:table-cell office:value-type="float" office:value="-0.000372016" calcext:value-type="float">
            <text:p>-0.000372016</text:p>
          </table:table-cell>
          <table:table-cell office:value-type="float" office:value="-0.000000103749" calcext:value-type="float">
            <text:p>-1.03749E-07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-0.0012977" calcext:value-type="float">
            <text:p>-0.0012977</text:p>
          </table:table-cell>
          <table:table-cell office:value-type="float" office:value="0.00000081359" calcext:value-type="float">
            <text:p>8.1359E-07</text:p>
          </table:table-cell>
          <table:table-cell office:value-type="float" office:value="-0.000372023" calcext:value-type="float">
            <text:p>-0.000372023</text:p>
          </table:table-cell>
          <table:table-cell office:value-type="float" office:value="0.0000001161" calcext:value-type="float">
            <text:p>1.161E-0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0.00129044" calcext:value-type="float">
            <text:p>-0.00129044</text:p>
          </table:table-cell>
          <table:table-cell office:value-type="float" office:value="0.00000081126" calcext:value-type="float">
            <text:p>8.1126E-07</text:p>
          </table:table-cell>
          <table:table-cell office:value-type="float" office:value="-0.000372026" calcext:value-type="float">
            <text:p>-0.000372026</text:p>
          </table:table-cell>
          <table:table-cell office:value-type="float" office:value="-0.0000000765769" calcext:value-type="float">
            <text:p>-7.65769E-08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-0.00127688" calcext:value-type="float">
            <text:p>-0.00127688</text:p>
          </table:table-cell>
          <table:table-cell office:value-type="float" office:value="0.000000805599" calcext:value-type="float">
            <text:p>8.05599E-07</text:p>
          </table:table-cell>
          <table:table-cell office:value-type="float" office:value="-0.000372031" calcext:value-type="float">
            <text:p>-0.000372031</text:p>
          </table:table-cell>
          <table:table-cell office:value-type="float" office:value="0.0000000271725" calcext:value-type="float">
            <text:p>2.71725E-0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0.001264" calcext:value-type="float">
            <text:p>-0.001264</text:p>
          </table:table-cell>
          <table:table-cell office:value-type="float" office:value="0.000000800343" calcext:value-type="float">
            <text:p>8.00343E-07</text:p>
          </table:table-cell>
          <table:table-cell office:value-type="float" office:value="-0.000372037" calcext:value-type="float">
            <text:p>-0.000372037</text:p>
          </table:table-cell>
          <table:table-cell office:value-type="float" office:value="-0.00000000741068" calcext:value-type="float">
            <text:p>-7.41068E-09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-0.00125436" calcext:value-type="float">
            <text:p>-0.00125436</text:p>
          </table:table-cell>
          <table:table-cell office:value-type="float" office:value="0.000000796712" calcext:value-type="float">
            <text:p>7.96712E-07</text:p>
          </table:table-cell>
          <table:table-cell office:value-type="float" office:value="-0.00037204" calcext:value-type="float">
            <text:p>-0.00037204</text:p>
          </table:table-cell>
          <table:table-cell office:value-type="float" office:value="0.0000000469343" calcext:value-type="float">
            <text:p>4.69343E-0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00123962" calcext:value-type="float">
            <text:p>-0.00123962</text:p>
          </table:table-cell>
          <table:table-cell office:value-type="float" office:value="0.000000790514" calcext:value-type="float">
            <text:p>7.90514E-07</text:p>
          </table:table-cell>
          <table:table-cell office:value-type="float" office:value="-0.000372046" calcext:value-type="float">
            <text:p>-0.000372046</text:p>
          </table:table-cell>
          <table:table-cell office:value-type="float" office:value="0.00000000741065" calcext:value-type="float">
            <text:p>7.41065E-09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-0.00123101" calcext:value-type="float">
            <text:p>-0.00123101</text:p>
          </table:table-cell>
          <table:table-cell office:value-type="float" office:value="0.000000787458" calcext:value-type="float">
            <text:p>7.87458E-07</text:p>
          </table:table-cell>
          <table:table-cell office:value-type="float" office:value="-0.000372049" calcext:value-type="float">
            <text:p>-0.000372049</text:p>
          </table:table-cell>
          <table:table-cell office:value-type="float" office:value="-0.0000000271724" calcext:value-type="float">
            <text:p>-2.71724E-0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0.00121701" calcext:value-type="float">
            <text:p>-0.00121701</text:p>
          </table:table-cell>
          <table:table-cell office:value-type="float" office:value="0.000000781625" calcext:value-type="float">
            <text:p>7.81625E-07</text:p>
          </table:table-cell>
          <table:table-cell office:value-type="float" office:value="-0.000372055" calcext:value-type="float">
            <text:p>-0.000372055</text:p>
          </table:table-cell>
          <table:table-cell office:value-type="float" office:value="-0.00000000741068" calcext:value-type="float">
            <text:p>-7.41068E-09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-0.00120867" calcext:value-type="float">
            <text:p>-0.00120867</text:p>
          </table:table-cell>
          <table:table-cell office:value-type="float" office:value="0.000000778687" calcext:value-type="float">
            <text:p>7.78687E-07</text:p>
          </table:table-cell>
          <table:table-cell office:value-type="float" office:value="-0.000372058" calcext:value-type="float">
            <text:p>-0.000372058</text:p>
          </table:table-cell>
          <table:table-cell office:value-type="float" office:value="-0.0000000419938" calcext:value-type="float">
            <text:p>-4.19938E-0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0.00119369" calcext:value-type="float">
            <text:p>-0.00119369</text:p>
          </table:table-cell>
          <table:table-cell office:value-type="float" office:value="0.000000772325" calcext:value-type="float">
            <text:p>7.72325E-07</text:p>
          </table:table-cell>
          <table:table-cell office:value-type="float" office:value="-0.000372065" calcext:value-type="float">
            <text:p>-0.000372065</text:p>
          </table:table-cell>
          <table:table-cell office:value-type="float" office:value="0.0000000197618" calcext:value-type="float">
            <text:p>1.97618E-08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-0.00118413" calcext:value-type="float">
            <text:p>-0.00118413</text:p>
          </table:table-cell>
          <table:table-cell office:value-type="float" office:value="0.000000768762" calcext:value-type="float">
            <text:p>7.68762E-07</text:p>
          </table:table-cell>
          <table:table-cell office:value-type="float" office:value="-0.000372068" calcext:value-type="float">
            <text:p>-0.000372068</text:p>
          </table:table-cell>
          <table:table-cell office:value-type="float" office:value="-0.0000000148213" calcext:value-type="float">
            <text:p>-1.48213E-0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0.0011693" calcext:value-type="float">
            <text:p>-0.0011693</text:p>
          </table:table-cell>
          <table:table-cell office:value-type="float" office:value="0.000000762498" calcext:value-type="float">
            <text:p>7.62498E-07</text:p>
          </table:table-cell>
          <table:table-cell office:value-type="float" office:value="-0.000372074" calcext:value-type="float">
            <text:p>-0.000372074</text:p>
          </table:table-cell>
          <table:table-cell office:value-type="float" office:value="0.0000000345831" calcext:value-type="float">
            <text:p>3.45831E-08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-0.00116065" calcext:value-type="float">
            <text:p>-0.00116065</text:p>
          </table:table-cell>
          <table:table-cell office:value-type="float" office:value="0.000000759399" calcext:value-type="float">
            <text:p>7.59399E-07</text:p>
          </table:table-cell>
          <table:table-cell office:value-type="float" office:value="-0.000372078" calcext:value-type="float">
            <text:p>-0.000372078</text:p>
          </table:table-cell>
          <table:table-cell office:value-type="float" office:value="0.0000000469343" calcext:value-type="float">
            <text:p>4.69343E-0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0.00114673" calcext:value-type="float">
            <text:p>-0.00114673</text:p>
          </table:table-cell>
          <table:table-cell office:value-type="float" office:value="0.000000753637" calcext:value-type="float">
            <text:p>7.53637E-07</text:p>
          </table:table-cell>
          <table:table-cell office:value-type="float" office:value="-0.000372083" calcext:value-type="float">
            <text:p>-0.000372083</text:p>
          </table:table-cell>
          <table:table-cell office:value-type="float" office:value="-0.0000000172916" calcext:value-type="float">
            <text:p>-1.72916E-08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-0.00113841" calcext:value-type="float">
            <text:p>-0.00113841</text:p>
          </table:table-cell>
          <table:table-cell office:value-type="float" office:value="0.000000750707" calcext:value-type="float">
            <text:p>7.50707E-07</text:p>
          </table:table-cell>
          <table:table-cell office:value-type="float" office:value="-0.000372086" calcext:value-type="float">
            <text:p>-0.000372086</text:p>
          </table:table-cell>
          <table:table-cell office:value-type="float" office:value="-0.0000000691662" calcext:value-type="float">
            <text:p>-6.91662E-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0112336" calcext:value-type="float">
            <text:p>-0.00112336</text:p>
          </table:table-cell>
          <table:table-cell office:value-type="float" office:value="0.000000744297" calcext:value-type="float">
            <text:p>7.44297E-07</text:p>
          </table:table-cell>
          <table:table-cell office:value-type="float" office:value="-0.000372093" calcext:value-type="float">
            <text:p>-0.000372093</text:p>
          </table:table-cell>
          <table:table-cell office:value-type="float" office:value="0.0000000592854" calcext:value-type="float">
            <text:p>5.92854E-08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-0.00111263" calcext:value-type="float">
            <text:p>-0.00111263</text:p>
          </table:table-cell>
          <table:table-cell office:value-type="float" office:value="0.000000740157" calcext:value-type="float">
            <text:p>7.40157E-07</text:p>
          </table:table-cell>
          <table:table-cell office:value-type="float" office:value="-0.000372097" calcext:value-type="float">
            <text:p>-0.000372097</text:p>
          </table:table-cell>
          <table:table-cell office:value-type="float" office:value="-0.00000000741067" calcext:value-type="float">
            <text:p>-7.41067E-0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0.00110125" calcext:value-type="float">
            <text:p>-0.00110125</text:p>
          </table:table-cell>
          <table:table-cell office:value-type="float" office:value="0.000000735678" calcext:value-type="float">
            <text:p>7.35678E-07</text:p>
          </table:table-cell>
          <table:table-cell office:value-type="float" office:value="-0.000372101" calcext:value-type="float">
            <text:p>-0.000372101</text:p>
          </table:table-cell>
          <table:table-cell office:value-type="float" office:value="-0.0000000691663" calcext:value-type="float">
            <text:p>-6.91663E-08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-0.00108925" calcext:value-type="float">
            <text:p>-0.00108925</text:p>
          </table:table-cell>
          <table:table-cell office:value-type="float" office:value="0.000000730821" calcext:value-type="float">
            <text:p>7.30821E-07</text:p>
          </table:table-cell>
          <table:table-cell office:value-type="float" office:value="-0.000372106" calcext:value-type="float">
            <text:p>-0.000372106</text:p>
          </table:table-cell>
          <table:table-cell office:value-type="float" office:value="0.0000000864201" calcext:value-type="float">
            <text:p>8.64201E-0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0.00107768" calcext:value-type="float">
            <text:p>-0.00107768</text:p>
          </table:table-cell>
          <table:table-cell office:value-type="float" office:value="0.000000726268" calcext:value-type="float">
            <text:p>7.26268E-07</text:p>
          </table:table-cell>
          <table:table-cell office:value-type="float" office:value="-0.000372111" calcext:value-type="float">
            <text:p>-0.000372111</text:p>
          </table:table-cell>
          <table:table-cell office:value-type="float" office:value="-0.0000000592157" calcext:value-type="float">
            <text:p>-5.92157E-08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-0.00106587" calcext:value-type="float">
            <text:p>-0.00106587</text:p>
          </table:table-cell>
          <table:table-cell office:value-type="float" office:value="0.000000721521" calcext:value-type="float">
            <text:p>7.21521E-07</text:p>
          </table:table-cell>
          <table:table-cell office:value-type="float" office:value="-0.000372116" calcext:value-type="float">
            <text:p>-0.000372116</text:p>
          </table:table-cell>
          <table:table-cell office:value-type="float" office:value="0.0000000468994" calcext:value-type="float">
            <text:p>4.68994E-0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0.00105424" calcext:value-type="float">
            <text:p>-0.00105424</text:p>
          </table:table-cell>
          <table:table-cell office:value-type="float" office:value="0.000000716919" calcext:value-type="float">
            <text:p>7.16919E-07</text:p>
          </table:table-cell>
          <table:table-cell office:value-type="float" office:value="-0.00037212" calcext:value-type="float">
            <text:p>-0.00037212</text:p>
          </table:table-cell>
          <table:table-cell office:value-type="float" office:value="-0.0000000345831" calcext:value-type="float">
            <text:p>-3.45831E-08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-0.00104232" calcext:value-type="float">
            <text:p>-0.00104232</text:p>
          </table:table-cell>
          <table:table-cell office:value-type="float" office:value="0.000000712136" calcext:value-type="float">
            <text:p>7.12136E-07</text:p>
          </table:table-cell>
          <table:table-cell office:value-type="float" office:value="-0.000372125" calcext:value-type="float">
            <text:p>-0.000372125</text:p>
          </table:table-cell>
          <table:table-cell office:value-type="float" office:value="0.0000000197618" calcext:value-type="float">
            <text:p>1.97618E-0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0.00102973" calcext:value-type="float">
            <text:p>-0.00102973</text:p>
          </table:table-cell>
          <table:table-cell office:value-type="float" office:value="0.000000707005" calcext:value-type="float">
            <text:p>7.07005E-07</text:p>
          </table:table-cell>
          <table:table-cell office:value-type="float" office:value="-0.00037213" calcext:value-type="float">
            <text:p>-0.00037213</text:p>
          </table:table-cell>
          <table:table-cell office:value-type="float" office:value="0.000000121001" calcext:value-type="float">
            <text:p>1.21001E-07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-0.00102112" calcext:value-type="float">
            <text:p>-0.00102112</text:p>
          </table:table-cell>
          <table:table-cell office:value-type="float" office:value="0.000000704006" calcext:value-type="float">
            <text:p>7.04006E-07</text:p>
          </table:table-cell>
          <table:table-cell office:value-type="float" office:value="-0.000372133" calcext:value-type="float">
            <text:p>-0.000372133</text:p>
          </table:table-cell>
          <table:table-cell office:value-type="float" office:value="-0.000000209902" calcext:value-type="float">
            <text:p>-2.09902E-0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0.0010063" calcext:value-type="float">
            <text:p>-0.0010063</text:p>
          </table:table-cell>
          <table:table-cell office:value-type="float" office:value="0.000000697662" calcext:value-type="float">
            <text:p>6.97662E-07</text:p>
          </table:table-cell>
          <table:table-cell office:value-type="float" office:value="-0.000372139" calcext:value-type="float">
            <text:p>-0.000372139</text:p>
          </table:table-cell>
          <table:table-cell office:value-type="float" office:value="0.000000106186" calcext:value-type="float">
            <text:p>1.06186E-07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-0.000996731" calcext:value-type="float">
            <text:p>-0.000996731</text:p>
          </table:table-cell>
          <table:table-cell office:value-type="float" office:value="0.000000694122" calcext:value-type="float">
            <text:p>6.94122E-07</text:p>
          </table:table-cell>
          <table:table-cell office:value-type="float" office:value="-0.000372143" calcext:value-type="float">
            <text:p>-0.000372143</text:p>
          </table:table-cell>
          <table:table-cell office:value-type="float" office:value="-0.0000000568151" calcext:value-type="float">
            <text:p>-5.68151E-0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0.000982027" calcext:value-type="float">
            <text:p>-0.000982027</text:p>
          </table:table-cell>
          <table:table-cell office:value-type="float" office:value="0.000000687926" calcext:value-type="float">
            <text:p>6.87926E-07</text:p>
          </table:table-cell>
          <table:table-cell office:value-type="float" office:value="-0.000372149" calcext:value-type="float">
            <text:p>-0.000372149</text:p>
          </table:table-cell>
          <table:table-cell office:value-type="float" office:value="0.0000000172915" calcext:value-type="float">
            <text:p>1.72915E-08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-0.000972899" calcext:value-type="float">
            <text:p>-0.000972899</text:p>
          </table:table-cell>
          <table:table-cell office:value-type="float" office:value="0.000000684556" calcext:value-type="float">
            <text:p>6.84556E-07</text:p>
          </table:table-cell>
          <table:table-cell office:value-type="float" office:value="-0.000372153" calcext:value-type="float">
            <text:p>-0.000372153</text:p>
          </table:table-cell>
          <table:table-cell office:value-type="float" office:value="0.0000000888895" calcext:value-type="float">
            <text:p>8.88895E-08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0.000959635" calcext:value-type="float">
            <text:p>-0.000959635</text:p>
          </table:table-cell>
          <table:table-cell office:value-type="float" office:value="0.000000679162" calcext:value-type="float">
            <text:p>6.79162E-07</text:p>
          </table:table-cell>
          <table:table-cell office:value-type="float" office:value="-0.000372158" calcext:value-type="float">
            <text:p>-0.000372158</text:p>
          </table:table-cell>
          <table:table-cell office:value-type="float" office:value="-0.000000081447" calcext:value-type="float">
            <text:p>-8.1447E-08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-0.000950657" calcext:value-type="float">
            <text:p>-0.000950657</text:p>
          </table:table-cell>
          <table:table-cell office:value-type="float" office:value="0.000000675856" calcext:value-type="float">
            <text:p>6.75856E-07</text:p>
          </table:table-cell>
          <table:table-cell office:value-type="float" office:value="-0.000372161" calcext:value-type="float">
            <text:p>-0.000372161</text:p>
          </table:table-cell>
          <table:table-cell office:value-type="float" office:value="-0.0000000247374" calcext:value-type="float">
            <text:p>-2.47374E-0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0.000934839" calcext:value-type="float">
            <text:p>-0.000934839</text:p>
          </table:table-cell>
          <table:table-cell office:value-type="float" office:value="0.00000066909" calcext:value-type="float">
            <text:p>6.6909E-07</text:p>
          </table:table-cell>
          <table:table-cell office:value-type="float" office:value="-0.000372168" calcext:value-type="float">
            <text:p>-0.000372168</text:p>
          </table:table-cell>
          <table:table-cell office:value-type="float" office:value="0.0000000765769" calcext:value-type="float">
            <text:p>7.65769E-08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-0.000925268" calcext:value-type="float">
            <text:p>-0.000925268</text:p>
          </table:table-cell>
          <table:table-cell office:value-type="float" office:value="0.000000665558" calcext:value-type="float">
            <text:p>6.65558E-07</text:p>
          </table:table-cell>
          <table:table-cell office:value-type="float" office:value="-0.000372172" calcext:value-type="float">
            <text:p>-0.000372172</text:p>
          </table:table-cell>
          <table:table-cell office:value-type="float" office:value="-0.0000000419938" calcext:value-type="float">
            <text:p>-4.19938E-0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-0.00091651" calcext:value-type="float">
            <text:p>-0.00091651</text:p>
          </table:table-cell>
          <table:table-cell office:value-type="float" office:value="0.000000662334" calcext:value-type="float">
            <text:p>6.62334E-07</text:p>
          </table:table-cell>
          <table:table-cell office:value-type="float" office:value="-0.000372175" calcext:value-type="float">
            <text:p>-0.000372175</text:p>
          </table:table-cell>
          <table:table-cell office:value-type="float" office:value="0.0000000543074" calcext:value-type="float">
            <text:p>5.43074E-08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-0.000900028" calcext:value-type="float">
            <text:p>-0.000900028</text:p>
          </table:table-cell>
          <table:table-cell office:value-type="float" office:value="0.0000006553" calcext:value-type="float">
            <text:p>6.553E-07</text:p>
          </table:table-cell>
          <table:table-cell office:value-type="float" office:value="-0.000372182" calcext:value-type="float">
            <text:p>-0.000372182</text:p>
          </table:table-cell>
          <table:table-cell office:value-type="float" office:value="-0.000000120973" calcext:value-type="float">
            <text:p>-1.20973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00888935" calcext:value-type="float">
            <text:p>-0.000888935</text:p>
          </table:table-cell>
          <table:table-cell office:value-type="float" office:value="0.000000650908" calcext:value-type="float">
            <text:p>6.50908E-07</text:p>
          </table:table-cell>
          <table:table-cell office:value-type="float" office:value="-0.000372186" calcext:value-type="float">
            <text:p>-0.000372186</text:p>
          </table:table-cell>
          <table:table-cell office:value-type="float" office:value="0.0000000691322" calcext:value-type="float">
            <text:p>6.91322E-08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0.000880473" calcext:value-type="float">
            <text:p>-0.000880473</text:p>
          </table:table-cell>
          <table:table-cell office:value-type="float" office:value="0.000000647894" calcext:value-type="float">
            <text:p>6.47894E-07</text:p>
          </table:table-cell>
          <table:table-cell office:value-type="float" office:value="-0.000372189" calcext:value-type="float">
            <text:p>-0.000372189</text:p>
          </table:table-cell>
          <table:table-cell office:value-type="float" office:value="0.00000000247025" calcext:value-type="float">
            <text:p>2.47025E-0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0.000865849" calcext:value-type="float">
            <text:p>-0.000865849</text:p>
          </table:table-cell>
          <table:table-cell office:value-type="float" office:value="0.000000641761" calcext:value-type="float">
            <text:p>6.41761E-07</text:p>
          </table:table-cell>
          <table:table-cell office:value-type="float" office:value="-0.000372196" calcext:value-type="float">
            <text:p>-0.000372196</text:p>
          </table:table-cell>
          <table:table-cell office:value-type="float" office:value="-0.000000022232" calcext:value-type="float">
            <text:p>-2.2232E-08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-0.000856048" calcext:value-type="float">
            <text:p>-0.000856048</text:p>
          </table:table-cell>
          <table:table-cell office:value-type="float" office:value="0.000000638028" calcext:value-type="float">
            <text:p>6.38028E-07</text:p>
          </table:table-cell>
          <table:table-cell office:value-type="float" office:value="-0.000372199" calcext:value-type="float">
            <text:p>-0.000372199</text:p>
          </table:table-cell>
          <table:table-cell office:value-type="float" office:value="0.0000000518376" calcext:value-type="float">
            <text:p>5.18376E-0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0.000841508" calcext:value-type="float">
            <text:p>-0.000841508</text:p>
          </table:table-cell>
          <table:table-cell office:value-type="float" office:value="0.000000631972" calcext:value-type="float">
            <text:p>6.31972E-07</text:p>
          </table:table-cell>
          <table:table-cell office:value-type="float" office:value="-0.000372205" calcext:value-type="float">
            <text:p>-0.000372205</text:p>
          </table:table-cell>
          <table:table-cell office:value-type="float" office:value="-0.0000000443937" calcext:value-type="float">
            <text:p>-4.43937E-08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-0.000712308" calcext:value-type="float">
            <text:p>-0.000712308</text:p>
          </table:table-cell>
          <table:table-cell office:value-type="float" office:value="0.000000520802" calcext:value-type="float">
            <text:p>5.20802E-07</text:p>
          </table:table-cell>
          <table:table-cell office:value-type="float" office:value="-0.000372188" calcext:value-type="float">
            <text:p>-0.000372188</text:p>
          </table:table-cell>
          <table:table-cell office:value-type="float" office:value="0.000160263" calcext:value-type="float">
            <text:p>0.00016026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0.000476242" calcext:value-type="float">
            <text:p>-0.000476242</text:p>
          </table:table-cell>
          <table:table-cell office:value-type="float" office:value="0.000000338777" calcext:value-type="float">
            <text:p>3.38777E-07</text:p>
          </table:table-cell>
          <table:table-cell office:value-type="float" office:value="-0.000372198" calcext:value-type="float">
            <text:p>-0.000372198</text:p>
          </table:table-cell>
          <table:table-cell office:value-type="float" office:value="0.000377418" calcext:value-type="float">
            <text:p>0.000377418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-0.000322123" calcext:value-type="float">
            <text:p>-0.000322123</text:p>
          </table:table-cell>
          <table:table-cell office:value-type="float" office:value="0.000000239567" calcext:value-type="float">
            <text:p>2.39567E-07</text:p>
          </table:table-cell>
          <table:table-cell office:value-type="float" office:value="-0.000372237" calcext:value-type="float">
            <text:p>-0.000372237</text:p>
          </table:table-cell>
          <table:table-cell office:value-type="float" office:value="0.00045442" calcext:value-type="float">
            <text:p>0.0004544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0.000292996" calcext:value-type="float">
            <text:p>-0.000292996</text:p>
          </table:table-cell>
          <table:table-cell office:value-type="float" office:value="0.000000218754" calcext:value-type="float">
            <text:p>2.18754E-07</text:p>
          </table:table-cell>
          <table:table-cell office:value-type="float" office:value="-0.000372237" calcext:value-type="float">
            <text:p>-0.000372237</text:p>
          </table:table-cell>
          <table:table-cell office:value-type="float" office:value="0.00048057" calcext:value-type="float">
            <text:p>0.00048057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-0.0000847482" calcext:value-type="float">
            <text:p>-8.47482E-05</text:p>
          </table:table-cell>
          <table:table-cell office:value-type="float" office:value="-0.0000000854741" calcext:value-type="float">
            <text:p>-8.54741E-08</text:p>
          </table:table-cell>
          <table:table-cell office:value-type="float" office:value="-0.000371999" calcext:value-type="float">
            <text:p>-0.000371999</text:p>
          </table:table-cell>
          <table:table-cell office:value-type="float" office:value="0.00115154" calcext:value-type="float">
            <text:p>0.0011515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0.000148944" calcext:value-type="float">
            <text:p>-0.000148944</text:p>
          </table:table-cell>
          <table:table-cell office:value-type="float" office:value="0.000000170874" calcext:value-type="float">
            <text:p>1.70874E-07</text:p>
          </table:table-cell>
          <table:table-cell office:value-type="float" office:value="-0.000372366" calcext:value-type="float">
            <text:p>-0.000372366</text:p>
          </table:table-cell>
          <table:table-cell office:value-type="float" office:value="0.000383556" calcext:value-type="float">
            <text:p>0.000383556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-0.00033698" calcext:value-type="float">
            <text:p>-0.00033698</text:p>
          </table:table-cell>
          <table:table-cell office:value-type="float" office:value="0.000000246177" calcext:value-type="float">
            <text:p>2.46177E-07</text:p>
          </table:table-cell>
          <table:table-cell office:value-type="float" office:value="-0.00037223" calcext:value-type="float">
            <text:p>-0.00037223</text:p>
          </table:table-cell>
          <table:table-cell office:value-type="float" office:value="0.000454161" calcext:value-type="float">
            <text:p>0.00045416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0.000368988" calcext:value-type="float">
            <text:p>-0.000368988</text:p>
          </table:table-cell>
          <table:table-cell office:value-type="float" office:value="0.000000255521" calcext:value-type="float">
            <text:p>2.55521E-07</text:p>
          </table:table-cell>
          <table:table-cell office:value-type="float" office:value="-0.0003722" calcext:value-type="float">
            <text:p>-0.0003722</text:p>
          </table:table-cell>
          <table:table-cell office:value-type="float" office:value="0.00047954" calcext:value-type="float">
            <text:p>0.00047954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-0.000342096" calcext:value-type="float">
            <text:p>-0.000342096</text:p>
          </table:table-cell>
          <table:table-cell office:value-type="float" office:value="0.000000239614" calcext:value-type="float">
            <text:p>2.39614E-07</text:p>
          </table:table-cell>
          <table:table-cell office:value-type="float" office:value="-0.000372208" calcext:value-type="float">
            <text:p>-0.000372208</text:p>
          </table:table-cell>
          <table:table-cell office:value-type="float" office:value="0.000488942" calcext:value-type="float">
            <text:p>0.000488942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0.000442673" calcext:value-type="float">
            <text:p>-0.000442673</text:p>
          </table:table-cell>
          <table:table-cell office:value-type="float" office:value="0.000000336918" calcext:value-type="float">
            <text:p>3.36918E-07</text:p>
          </table:table-cell>
          <table:table-cell office:value-type="float" office:value="-0.000372236" calcext:value-type="float">
            <text:p>-0.000372236</text:p>
          </table:table-cell>
          <table:table-cell office:value-type="float" office:value="0.000332221" calcext:value-type="float">
            <text:p>0.000332221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-0.000664257" calcext:value-type="float">
            <text:p>-0.000664257</text:p>
          </table:table-cell>
          <table:table-cell office:value-type="float" office:value="0.000000513048" calcext:value-type="float">
            <text:p>5.13048E-07</text:p>
          </table:table-cell>
          <table:table-cell office:value-type="float" office:value="-0.000372232" calcext:value-type="float">
            <text:p>-0.000372232</text:p>
          </table:table-cell>
          <table:table-cell office:value-type="float" office:value="0.000115837" calcext:value-type="float">
            <text:p>0.00011583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0.00078834" calcext:value-type="float">
            <text:p>-0.00078834</text:p>
          </table:table-cell>
          <table:table-cell office:value-type="float" office:value="0.000000598698" calcext:value-type="float">
            <text:p>5.98698E-07</text:p>
          </table:table-cell>
          <table:table-cell office:value-type="float" office:value="-0.000372206" calcext:value-type="float">
            <text:p>-0.000372206</text:p>
          </table:table-cell>
          <table:table-cell office:value-type="float" office:value="0.0000397854" calcext:value-type="float">
            <text:p>3.97854E-05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-0.000819995" calcext:value-type="float">
            <text:p>-0.000819995</text:p>
          </table:table-cell>
          <table:table-cell office:value-type="float" office:value="0.000000622679" calcext:value-type="float">
            <text:p>6.22679E-07</text:p>
          </table:table-cell>
          <table:table-cell office:value-type="float" office:value="-0.000372203" calcext:value-type="float">
            <text:p>-0.000372203</text:p>
          </table:table-cell>
          <table:table-cell office:value-type="float" office:value="0.0000132132" calcext:value-type="float">
            <text:p>1.32132E-0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0.000800707" calcext:value-type="float">
            <text:p>-0.000800707</text:p>
          </table:table-cell>
          <table:table-cell office:value-type="float" office:value="0.000000615448" calcext:value-type="float">
            <text:p>6.15448E-07</text:p>
          </table:table-cell>
          <table:table-cell office:value-type="float" office:value="-0.000372218" calcext:value-type="float">
            <text:p>-0.000372218</text:p>
          </table:table-cell>
          <table:table-cell office:value-type="float" office:value="0.00000462175" calcext:value-type="float">
            <text:p>4.62175E-06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-0.0007864" calcext:value-type="float">
            <text:p>-0.0007864</text:p>
          </table:table-cell>
          <table:table-cell office:value-type="float" office:value="0.000000609066" calcext:value-type="float">
            <text:p>6.09066E-07</text:p>
          </table:table-cell>
          <table:table-cell office:value-type="float" office:value="-0.000372227" calcext:value-type="float">
            <text:p>-0.000372227</text:p>
          </table:table-cell>
          <table:table-cell office:value-type="float" office:value="0.00000188969" calcext:value-type="float">
            <text:p>1.88969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0793633" calcext:value-type="float">
            <text:p>-0.000793633</text:p>
          </table:table-cell>
          <table:table-cell office:value-type="float" office:value="0.000000613202" calcext:value-type="float">
            <text:p>6.13202E-07</text:p>
          </table:table-cell>
          <table:table-cell office:value-type="float" office:value="-0.000372224" calcext:value-type="float">
            <text:p>-0.000372224</text:p>
          </table:table-cell>
          <table:table-cell office:value-type="float" office:value="0.000000422423" calcext:value-type="float">
            <text:p>4.22423E-07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-0.000787011" calcext:value-type="float">
            <text:p>-0.000787011</text:p>
          </table:table-cell>
          <table:table-cell office:value-type="float" office:value="0.000000609954" calcext:value-type="float">
            <text:p>6.09954E-07</text:p>
          </table:table-cell>
          <table:table-cell office:value-type="float" office:value="-0.000372227" calcext:value-type="float">
            <text:p>-0.000372227</text:p>
          </table:table-cell>
          <table:table-cell office:value-type="float" office:value="0.000000301367" calcext:value-type="float">
            <text:p>3.01367E-07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-0.000790357" calcext:value-type="float">
            <text:p>-0.000790357</text:p>
          </table:table-cell>
          <table:table-cell office:value-type="float" office:value="0.000000611794" calcext:value-type="float">
            <text:p>6.11794E-07</text:p>
          </table:table-cell>
          <table:table-cell office:value-type="float" office:value="-0.000372225" calcext:value-type="float">
            <text:p>-0.000372225</text:p>
          </table:table-cell>
          <table:table-cell office:value-type="float" office:value="0.0000000568152" calcext:value-type="float">
            <text:p>5.68152E-08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-0.000789155" calcext:value-type="float">
            <text:p>-0.000789155</text:p>
          </table:table-cell>
          <table:table-cell office:value-type="float" office:value="0.000000611276" calcext:value-type="float">
            <text:p>6.11276E-07</text:p>
          </table:table-cell>
          <table:table-cell office:value-type="float" office:value="-0.000372226" calcext:value-type="float">
            <text:p>-0.000372226</text:p>
          </table:table-cell>
          <table:table-cell office:value-type="float" office:value="-0.0000000296426" calcext:value-type="float">
            <text:p>-2.96426E-0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0.000787171" calcext:value-type="float">
            <text:p>-0.000787171</text:p>
          </table:table-cell>
          <table:table-cell office:value-type="float" office:value="0.000000610296" calcext:value-type="float">
            <text:p>6.10296E-07</text:p>
          </table:table-cell>
          <table:table-cell office:value-type="float" office:value="-0.000372227" calcext:value-type="float">
            <text:p>-0.000372227</text:p>
          </table:table-cell>
          <table:table-cell office:value-type="float" office:value="0.000000150691" calcext:value-type="float">
            <text:p>1.50691E-07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-0.00078852" calcext:value-type="float">
            <text:p>-0.00078852</text:p>
          </table:table-cell>
          <table:table-cell office:value-type="float" office:value="0.000000611124" calcext:value-type="float">
            <text:p>6.11124E-07</text:p>
          </table:table-cell>
          <table:table-cell office:value-type="float" office:value="-0.000372226" calcext:value-type="float">
            <text:p>-0.000372226</text:p>
          </table:table-cell>
          <table:table-cell office:value-type="float" office:value="-0.0000000988125" calcext:value-type="float">
            <text:p>-9.88125E-0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-0.000786071" calcext:value-type="float">
            <text:p>-0.000786071</text:p>
          </table:table-cell>
          <table:table-cell office:value-type="float" office:value="0.000000609927" calcext:value-type="float">
            <text:p>6.09927E-07</text:p>
          </table:table-cell>
          <table:table-cell office:value-type="float" office:value="-0.000372227" calcext:value-type="float">
            <text:p>-0.000372227</text:p>
          </table:table-cell>
          <table:table-cell office:value-type="float" office:value="0.0000000123511" calcext:value-type="float">
            <text:p>1.23511E-08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-0.000791746" calcext:value-type="float">
            <text:p>-0.000791746</text:p>
          </table:table-cell>
          <table:table-cell office:value-type="float" office:value="0.000000612853" calcext:value-type="float">
            <text:p>6.12853E-07</text:p>
          </table:table-cell>
          <table:table-cell office:value-type="float" office:value="-0.000372224" calcext:value-type="float">
            <text:p>-0.000372224</text:p>
          </table:table-cell>
          <table:table-cell office:value-type="float" office:value="-0.0000000518746" calcext:value-type="float">
            <text:p>-5.18746E-0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0.000780942" calcext:value-type="float">
            <text:p>-0.000780942</text:p>
          </table:table-cell>
          <table:table-cell office:value-type="float" office:value="0.000000607418" calcext:value-type="float">
            <text:p>6.07418E-07</text:p>
          </table:table-cell>
          <table:table-cell office:value-type="float" office:value="-0.00037223" calcext:value-type="float">
            <text:p>-0.00037223</text:p>
          </table:table-cell>
          <table:table-cell office:value-type="float" office:value="-0.0000000123515" calcext:value-type="float">
            <text:p>-1.23515E-08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-0.000786316" calcext:value-type="float">
            <text:p>-0.000786316</text:p>
          </table:table-cell>
          <table:table-cell office:value-type="float" office:value="0.000000610185" calcext:value-type="float">
            <text:p>6.10185E-07</text:p>
          </table:table-cell>
          <table:table-cell office:value-type="float" office:value="-0.000372227" calcext:value-type="float">
            <text:p>-0.000372227</text:p>
          </table:table-cell>
          <table:table-cell office:value-type="float" office:value="0.000000133399" calcext:value-type="float">
            <text:p>1.33399E-0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0.000784771" calcext:value-type="float">
            <text:p>-0.000784771</text:p>
          </table:table-cell>
          <table:table-cell office:value-type="float" office:value="0.000000609507" calcext:value-type="float">
            <text:p>6.09507E-07</text:p>
          </table:table-cell>
          <table:table-cell office:value-type="float" office:value="-0.000372228" calcext:value-type="float">
            <text:p>-0.000372228</text:p>
          </table:table-cell>
          <table:table-cell office:value-type="float" office:value="-0.00000000988411" calcext:value-type="float">
            <text:p>-9.88411E-09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-0.000782998" calcext:value-type="float">
            <text:p>-0.000782998</text:p>
          </table:table-cell>
          <table:table-cell office:value-type="float" office:value="0.000000608699" calcext:value-type="float">
            <text:p>6.08699E-07</text:p>
          </table:table-cell>
          <table:table-cell office:value-type="float" office:value="-0.000372229" calcext:value-type="float">
            <text:p>-0.000372229</text:p>
          </table:table-cell>
          <table:table-cell office:value-type="float" office:value="-0.0000000568152" calcext:value-type="float">
            <text:p>-5.68152E-0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0.00078219" calcext:value-type="float">
            <text:p>-0.00078219</text:p>
          </table:table-cell>
          <table:table-cell office:value-type="float" office:value="0.000000608361" calcext:value-type="float">
            <text:p>6.08361E-07</text:p>
          </table:table-cell>
          <table:table-cell office:value-type="float" office:value="-0.000372229" calcext:value-type="float">
            <text:p>-0.000372229</text:p>
          </table:table-cell>
          <table:table-cell office:value-type="float" office:value="0.0000000197618" calcext:value-type="float">
            <text:p>1.97618E-08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0.000784595" calcext:value-type="float">
            <text:p>-0.000784595</text:p>
          </table:table-cell>
          <table:table-cell office:value-type="float" office:value="0.000000609686" calcext:value-type="float">
            <text:p>6.09686E-07</text:p>
          </table:table-cell>
          <table:table-cell office:value-type="float" office:value="-0.000372228" calcext:value-type="float">
            <text:p>-0.000372228</text:p>
          </table:table-cell>
          <table:table-cell office:value-type="float" office:value="-0.0000000691657" calcext:value-type="float">
            <text:p>-6.91657E-0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0.000780642" calcext:value-type="float">
            <text:p>-0.000780642</text:p>
          </table:table-cell>
          <table:table-cell office:value-type="float" office:value="0.000000607712" calcext:value-type="float">
            <text:p>6.07712E-07</text:p>
          </table:table-cell>
          <table:table-cell office:value-type="float" office:value="-0.00037223" calcext:value-type="float">
            <text:p>-0.00037223</text:p>
          </table:table-cell>
          <table:table-cell office:value-type="float" office:value="0.0000000617598" calcext:value-type="float">
            <text:p>6.17598E-08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-0.000782175" calcext:value-type="float">
            <text:p>-0.000782175</text:p>
          </table:table-cell>
          <table:table-cell office:value-type="float" office:value="0.000000608572" calcext:value-type="float">
            <text:p>6.08572E-07</text:p>
          </table:table-cell>
          <table:table-cell office:value-type="float" office:value="-0.000372229" calcext:value-type="float">
            <text:p>-0.000372229</text:p>
          </table:table-cell>
          <table:table-cell office:value-type="float" office:value="0.0000000444619" calcext:value-type="float">
            <text:p>4.44619E-0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000781673" calcext:value-type="float">
            <text:p>-0.000781673</text:p>
          </table:table-cell>
          <table:table-cell office:value-type="float" office:value="0.000000608413" calcext:value-type="float">
            <text:p>6.08413E-07</text:p>
          </table:table-cell>
          <table:table-cell office:value-type="float" office:value="-0.000372229" calcext:value-type="float">
            <text:p>-0.000372229</text:p>
          </table:table-cell>
          <table:table-cell office:value-type="float" office:value="-0.0000000938685" calcext:value-type="float">
            <text:p>-9.38685E-08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-0.000779033" calcext:value-type="float">
            <text:p>-0.000779033</text:p>
          </table:table-cell>
          <table:table-cell office:value-type="float" office:value="0.000000607088" calcext:value-type="float">
            <text:p>6.07088E-07</text:p>
          </table:table-cell>
          <table:table-cell office:value-type="float" office:value="-0.00037223" calcext:value-type="float">
            <text:p>-0.00037223</text:p>
          </table:table-cell>
          <table:table-cell office:value-type="float" office:value="0.0000000568151" calcext:value-type="float">
            <text:p>5.68151E-08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-0.000779482" calcext:value-type="float">
            <text:p>-0.000779482</text:p>
          </table:table-cell>
          <table:table-cell office:value-type="float" office:value="0.000000607428" calcext:value-type="float">
            <text:p>6.07428E-07</text:p>
          </table:table-cell>
          <table:table-cell office:value-type="float" office:value="-0.00037223" calcext:value-type="float">
            <text:p>-0.00037223</text:p>
          </table:table-cell>
          <table:table-cell office:value-type="float" office:value="-0.0000000790463" calcext:value-type="float">
            <text:p>-7.90463E-08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0.000777475" calcext:value-type="float">
            <text:p>-0.000777475</text:p>
          </table:table-cell>
          <table:table-cell office:value-type="float" office:value="0.00000060643" calcext:value-type="float">
            <text:p>6.0643E-07</text:p>
          </table:table-cell>
          <table:table-cell office:value-type="float" office:value="-0.000372231" calcext:value-type="float">
            <text:p>-0.000372231</text:p>
          </table:table-cell>
          <table:table-cell office:value-type="float" office:value="0.000000108696" calcext:value-type="float">
            <text:p>1.08696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00781441" calcext:value-type="float">
            <text:p>-0.000781441</text:p>
          </table:table-cell>
          <table:table-cell office:value-type="float" office:value="0.000000608567" calcext:value-type="float">
            <text:p>6.08567E-07</text:p>
          </table:table-cell>
          <table:table-cell office:value-type="float" office:value="-0.000372229" calcext:value-type="float">
            <text:p>-0.000372229</text:p>
          </table:table-cell>
          <table:table-cell office:value-type="float" office:value="-0.0000000938713" calcext:value-type="float">
            <text:p>-9.38713E-08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-0.000774372" calcext:value-type="float">
            <text:p>-0.000774372</text:p>
          </table:table-cell>
          <table:table-cell office:value-type="float" office:value="0.000000604974" calcext:value-type="float">
            <text:p>6.04974E-07</text:p>
          </table:table-cell>
          <table:table-cell office:value-type="float" office:value="-0.000372232" calcext:value-type="float">
            <text:p>-0.000372232</text:p>
          </table:table-cell>
          <table:table-cell office:value-type="float" office:value="0.0000000815174" calcext:value-type="float">
            <text:p>8.15174E-08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000780311" calcext:value-type="float">
            <text:p>-0.000780311</text:p>
          </table:table-cell>
          <table:table-cell office:value-type="float" office:value="0.000000608118" calcext:value-type="float">
            <text:p>6.08118E-07</text:p>
          </table:table-cell>
          <table:table-cell office:value-type="float" office:value="-0.000372229" calcext:value-type="float">
            <text:p>-0.000372229</text:p>
          </table:table-cell>
          <table:table-cell office:value-type="float" office:value="-0.0000000913982" calcext:value-type="float">
            <text:p>-9.13982E-08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-0.000773428" calcext:value-type="float">
            <text:p>-0.000773428</text:p>
          </table:table-cell>
          <table:table-cell office:value-type="float" office:value="0.000000604624" calcext:value-type="float">
            <text:p>6.04624E-07</text:p>
          </table:table-cell>
          <table:table-cell office:value-type="float" office:value="-0.000372233" calcext:value-type="float">
            <text:p>-0.000372233</text:p>
          </table:table-cell>
          <table:table-cell office:value-type="float" office:value="0.0000000494017" calcext:value-type="float">
            <text:p>4.94017E-0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0.000776693" calcext:value-type="float">
            <text:p>-0.000776693</text:p>
          </table:table-cell>
          <table:table-cell office:value-type="float" office:value="0.000000606379" calcext:value-type="float">
            <text:p>6.06379E-07</text:p>
          </table:table-cell>
          <table:table-cell office:value-type="float" office:value="-0.000372231" calcext:value-type="float">
            <text:p>-0.000372231</text:p>
          </table:table-cell>
          <table:table-cell office:value-type="float" office:value="0.0000000345881" calcext:value-type="float">
            <text:p>3.45881E-08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000775057" calcext:value-type="float">
            <text:p>-0.000775057</text:p>
          </table:table-cell>
          <table:table-cell office:value-type="float" office:value="0.000000605631" calcext:value-type="float">
            <text:p>6.05631E-07</text:p>
          </table:table-cell>
          <table:table-cell office:value-type="float" office:value="-0.000372232" calcext:value-type="float">
            <text:p>-0.000372232</text:p>
          </table:table-cell>
          <table:table-cell office:value-type="float" office:value="-0.0000000345856" calcext:value-type="float">
            <text:p>-3.45856E-0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0.000773581" calcext:value-type="float">
            <text:p>-0.000773581</text:p>
          </table:table-cell>
          <table:table-cell office:value-type="float" office:value="0.000000604935" calcext:value-type="float">
            <text:p>6.04935E-07</text:p>
          </table:table-cell>
          <table:table-cell office:value-type="float" office:value="-0.000372232" calcext:value-type="float">
            <text:p>-0.000372232</text:p>
          </table:table-cell>
          <table:table-cell office:value-type="float" office:value="0.0000000395236" calcext:value-type="float">
            <text:p>3.95236E-0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-0.000774787" calcext:value-type="float">
            <text:p>-0.000774787</text:p>
          </table:table-cell>
          <table:table-cell office:value-type="float" office:value="0.000000605655" calcext:value-type="float">
            <text:p>6.05655E-07</text:p>
          </table:table-cell>
          <table:table-cell office:value-type="float" office:value="-0.000372232" calcext:value-type="float">
            <text:p>-0.000372232</text:p>
          </table:table-cell>
          <table:table-cell office:value-type="float" office:value="-0.0000000518747" calcext:value-type="float">
            <text:p>-5.18747E-0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0.000772003" calcext:value-type="float">
            <text:p>-0.000772003</text:p>
          </table:table-cell>
          <table:table-cell office:value-type="float" office:value="0.0000006043" calcext:value-type="float">
            <text:p>6.043E-07</text:p>
          </table:table-cell>
          <table:table-cell office:value-type="float" office:value="-0.000372233" calcext:value-type="float">
            <text:p>-0.000372233</text:p>
          </table:table-cell>
          <table:table-cell office:value-type="float" office:value="-0.0000000222327" calcext:value-type="float">
            <text:p>-2.22327E-08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-0.000775675" calcext:value-type="float">
            <text:p>-0.000775675</text:p>
          </table:table-cell>
          <table:table-cell office:value-type="float" office:value="0.000000606212" calcext:value-type="float">
            <text:p>6.06212E-07</text:p>
          </table:table-cell>
          <table:table-cell office:value-type="float" office:value="-0.000372231" calcext:value-type="float">
            <text:p>-0.000372231</text:p>
          </table:table-cell>
          <table:table-cell office:value-type="float" office:value="0.0000000691712" calcext:value-type="float">
            <text:p>6.91712E-08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0.000768878" calcext:value-type="float">
            <text:p>-0.000768878</text:p>
          </table:table-cell>
          <table:table-cell office:value-type="float" office:value="0.000000602821" calcext:value-type="float">
            <text:p>6.02821E-07</text:p>
          </table:table-cell>
          <table:table-cell office:value-type="float" office:value="-0.000372234" calcext:value-type="float">
            <text:p>-0.000372234</text:p>
          </table:table-cell>
          <table:table-cell office:value-type="float" office:value="-0.000000027175" calcext:value-type="float">
            <text:p>-2.7175E-08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-0.000772355" calcext:value-type="float">
            <text:p>-0.000772355</text:p>
          </table:table-cell>
          <table:table-cell office:value-type="float" office:value="0.000000604676" calcext:value-type="float">
            <text:p>6.04676E-07</text:p>
          </table:table-cell>
          <table:table-cell office:value-type="float" office:value="-0.000372233" calcext:value-type="float">
            <text:p>-0.000372233</text:p>
          </table:table-cell>
          <table:table-cell office:value-type="float" office:value="0.0000000148214" calcext:value-type="float">
            <text:p>1.48214E-0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0.000770705" calcext:value-type="float">
            <text:p>-0.000770705</text:p>
          </table:table-cell>
          <table:table-cell office:value-type="float" office:value="0.000000603909" calcext:value-type="float">
            <text:p>6.03909E-07</text:p>
          </table:table-cell>
          <table:table-cell office:value-type="float" office:value="-0.000372233" calcext:value-type="float">
            <text:p>-0.000372233</text:p>
          </table:table-cell>
          <table:table-cell office:value-type="float" office:value="-0.0000000247022" calcext:value-type="float">
            <text:p>-2.47022E-08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-0.000771151" calcext:value-type="float">
            <text:p>-0.000771151</text:p>
          </table:table-cell>
          <table:table-cell office:value-type="float" office:value="0.000000604204" calcext:value-type="float">
            <text:p>6.04204E-07</text:p>
          </table:table-cell>
          <table:table-cell office:value-type="float" office:value="-0.000372233" calcext:value-type="float">
            <text:p>-0.000372233</text:p>
          </table:table-cell>
          <table:table-cell office:value-type="float" office:value="-0.0000000419938" calcext:value-type="float">
            <text:p>-4.19938E-0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0.000766245" calcext:value-type="float">
            <text:p>-0.000766245</text:p>
          </table:table-cell>
          <table:table-cell office:value-type="float" office:value="0.000000601723" calcext:value-type="float">
            <text:p>6.01723E-07</text:p>
          </table:table-cell>
          <table:table-cell office:value-type="float" office:value="-0.000372235" calcext:value-type="float">
            <text:p>-0.000372235</text:p>
          </table:table-cell>
          <table:table-cell office:value-type="float" office:value="0.000000125988" calcext:value-type="float">
            <text:p>1.25988E-07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-0.000770747" calcext:value-type="float">
            <text:p>-0.000770747</text:p>
          </table:table-cell>
          <table:table-cell office:value-type="float" office:value="0.000000604175" calcext:value-type="float">
            <text:p>6.04175E-07</text:p>
          </table:table-cell>
          <table:table-cell office:value-type="float" office:value="-0.000372233" calcext:value-type="float">
            <text:p>-0.000372233</text:p>
          </table:table-cell>
          <table:table-cell office:value-type="float" office:value="-0.0000000568185" calcext:value-type="float">
            <text:p>-5.68185E-08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0.000769133" calcext:value-type="float">
            <text:p>-0.000769133</text:p>
          </table:table-cell>
          <table:table-cell office:value-type="float" office:value="0.000000603391" calcext:value-type="float">
            <text:p>6.03391E-07</text:p>
          </table:table-cell>
          <table:table-cell office:value-type="float" office:value="-0.000372234" calcext:value-type="float">
            <text:p>-0.000372234</text:p>
          </table:table-cell>
          <table:table-cell office:value-type="float" office:value="-0.0000000172916" calcext:value-type="float">
            <text:p>-1.72916E-08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-0.000767867" calcext:value-type="float">
            <text:p>-0.000767867</text:p>
          </table:table-cell>
          <table:table-cell office:value-type="float" office:value="0.000000602801" calcext:value-type="float">
            <text:p>6.02801E-07</text:p>
          </table:table-cell>
          <table:table-cell office:value-type="float" office:value="-0.000372234" calcext:value-type="float">
            <text:p>-0.000372234</text:p>
          </table:table-cell>
          <table:table-cell office:value-type="float" office:value="-0.0000000419938" calcext:value-type="float">
            <text:p>-4.19938E-0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0.000766022" calcext:value-type="float">
            <text:p>-0.000766022</text:p>
          </table:table-cell>
          <table:table-cell office:value-type="float" office:value="0.000000601913" calcext:value-type="float">
            <text:p>6.01913E-07</text:p>
          </table:table-cell>
          <table:table-cell office:value-type="float" office:value="-0.000372235" calcext:value-type="float">
            <text:p>-0.000372235</text:p>
          </table:table-cell>
          <table:table-cell office:value-type="float" office:value="-0.0000000197621" calcext:value-type="float">
            <text:p>-1.97621E-08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-0.000766206" calcext:value-type="float">
            <text:p>-0.000766206</text:p>
          </table:table-cell>
          <table:table-cell office:value-type="float" office:value="0.000000602053" calcext:value-type="float">
            <text:p>6.02053E-07</text:p>
          </table:table-cell>
          <table:table-cell office:value-type="float" office:value="-0.000372235" calcext:value-type="float">
            <text:p>-0.000372235</text:p>
          </table:table-cell>
          <table:table-cell office:value-type="float" office:value="0.0000000938736" calcext:value-type="float">
            <text:p>9.38736E-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00764925" calcext:value-type="float">
            <text:p>-0.000764925</text:p>
          </table:table-cell>
          <table:table-cell office:value-type="float" office:value="0.00000060151" calcext:value-type="float">
            <text:p>6.0151E-07</text:p>
          </table:table-cell>
          <table:table-cell office:value-type="float" office:value="-0.000372236" calcext:value-type="float">
            <text:p>-0.000372236</text:p>
          </table:table-cell>
          <table:table-cell office:value-type="float" office:value="-0.000000027175" calcext:value-type="float">
            <text:p>-2.7175E-08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-0.000763565" calcext:value-type="float">
            <text:p>-0.000763565</text:p>
          </table:table-cell>
          <table:table-cell office:value-type="float" office:value="0.000000600889" calcext:value-type="float">
            <text:p>6.00889E-07</text:p>
          </table:table-cell>
          <table:table-cell office:value-type="float" office:value="-0.000372236" calcext:value-type="float">
            <text:p>-0.000372236</text:p>
          </table:table-cell>
          <table:table-cell office:value-type="float" office:value="0.0000000494045" calcext:value-type="float">
            <text:p>4.94045E-0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-0.000768654" calcext:value-type="float">
            <text:p>-0.000768654</text:p>
          </table:table-cell>
          <table:table-cell office:value-type="float" office:value="0.000000603607" calcext:value-type="float">
            <text:p>6.03607E-07</text:p>
          </table:table-cell>
          <table:table-cell office:value-type="float" office:value="-0.000372234" calcext:value-type="float">
            <text:p>-0.000372234</text:p>
          </table:table-cell>
          <table:table-cell office:value-type="float" office:value="-0.0000000741067" calcext:value-type="float">
            <text:p>-7.41067E-08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0.000760793" calcext:value-type="float">
            <text:p>-0.000760793</text:p>
          </table:table-cell>
          <table:table-cell office:value-type="float" office:value="0.000000599606" calcext:value-type="float">
            <text:p>5.99606E-07</text:p>
          </table:table-cell>
          <table:table-cell office:value-type="float" office:value="-0.000372238" calcext:value-type="float">
            <text:p>-0.000372238</text:p>
          </table:table-cell>
          <table:table-cell office:value-type="float" office:value="-0.0000000247028" calcext:value-type="float">
            <text:p>-2.47028E-0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0.000763756" calcext:value-type="float">
            <text:p>-0.000763756</text:p>
          </table:table-cell>
          <table:table-cell office:value-type="float" office:value="0.00000060118" calcext:value-type="float">
            <text:p>6.0118E-07</text:p>
          </table:table-cell>
          <table:table-cell office:value-type="float" office:value="-0.000372236" calcext:value-type="float">
            <text:p>-0.000372236</text:p>
          </table:table-cell>
          <table:table-cell office:value-type="float" office:value="0.000000113637" calcext:value-type="float">
            <text:p>1.13637E-07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-0.000762636" calcext:value-type="float">
            <text:p>-0.000762636</text:p>
          </table:table-cell>
          <table:table-cell office:value-type="float" office:value="0.000000600721" calcext:value-type="float">
            <text:p>6.00721E-07</text:p>
          </table:table-cell>
          <table:table-cell office:value-type="float" office:value="-0.000372237" calcext:value-type="float">
            <text:p>-0.000372237</text:p>
          </table:table-cell>
          <table:table-cell office:value-type="float" office:value="-0.0000000543482" calcext:value-type="float">
            <text:p>-5.43482E-0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0.000760643" calcext:value-type="float">
            <text:p>-0.000760643</text:p>
          </table:table-cell>
          <table:table-cell office:value-type="float" office:value="0.000000599766" calcext:value-type="float">
            <text:p>5.99766E-07</text:p>
          </table:table-cell>
          <table:table-cell office:value-type="float" office:value="-0.000372238" calcext:value-type="float">
            <text:p>-0.000372238</text:p>
          </table:table-cell>
          <table:table-cell office:value-type="float" office:value="-0.0000000148214" calcext:value-type="float">
            <text:p>-1.48214E-08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-0.000759805" calcext:value-type="float">
            <text:p>-0.000759805</text:p>
          </table:table-cell>
          <table:table-cell office:value-type="float" office:value="0.000000599405" calcext:value-type="float">
            <text:p>5.99405E-07</text:p>
          </table:table-cell>
          <table:table-cell office:value-type="float" office:value="-0.000372238" calcext:value-type="float">
            <text:p>-0.000372238</text:p>
          </table:table-cell>
          <table:table-cell office:value-type="float" office:value="0.0000000913983" calcext:value-type="float">
            <text:p>9.13983E-0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0.000765906" calcext:value-type="float">
            <text:p>-0.000765906</text:p>
          </table:table-cell>
          <table:table-cell office:value-type="float" office:value="0.000000602697" calcext:value-type="float">
            <text:p>6.02697E-07</text:p>
          </table:table-cell>
          <table:table-cell office:value-type="float" office:value="-0.000372235" calcext:value-type="float">
            <text:p>-0.000372235</text:p>
          </table:table-cell>
          <table:table-cell office:value-type="float" office:value="-0.000000247016" calcext:value-type="float">
            <text:p>-2.47016E-07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0.000756738" calcext:value-type="float">
            <text:p>-0.000756738</text:p>
          </table:table-cell>
          <table:table-cell office:value-type="float" office:value="0.000000597901" calcext:value-type="float">
            <text:p>5.97901E-07</text:p>
          </table:table-cell>
          <table:table-cell office:value-type="float" office:value="-0.000372239" calcext:value-type="float">
            <text:p>-0.000372239</text:p>
          </table:table-cell>
          <table:table-cell office:value-type="float" office:value="0.000000155628" calcext:value-type="float">
            <text:p>1.55628E-0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0.000760428" calcext:value-type="float">
            <text:p>-0.000760428</text:p>
          </table:table-cell>
          <table:table-cell office:value-type="float" office:value="0.00000059993" calcext:value-type="float">
            <text:p>5.9993E-07</text:p>
          </table:table-cell>
          <table:table-cell office:value-type="float" office:value="-0.000372237" calcext:value-type="float">
            <text:p>-0.000372237</text:p>
          </table:table-cell>
          <table:table-cell office:value-type="float" office:value="-0.000000034585" calcext:value-type="float">
            <text:p>-3.4585E-08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-0.000757854" calcext:value-type="float">
            <text:p>-0.000757854</text:p>
          </table:table-cell>
          <table:table-cell office:value-type="float" office:value="0.000000598645" calcext:value-type="float">
            <text:p>5.98645E-07</text:p>
          </table:table-cell>
          <table:table-cell office:value-type="float" office:value="-0.000372239" calcext:value-type="float">
            <text:p>-0.000372239</text:p>
          </table:table-cell>
          <table:table-cell office:value-type="float" office:value="0.0000000494045" calcext:value-type="float">
            <text:p>4.94045E-0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0.000756996" calcext:value-type="float">
            <text:p>-0.000756996</text:p>
          </table:table-cell>
          <table:table-cell office:value-type="float" office:value="0.000000598297" calcext:value-type="float">
            <text:p>5.98297E-07</text:p>
          </table:table-cell>
          <table:table-cell office:value-type="float" office:value="-0.000372239" calcext:value-type="float">
            <text:p>-0.000372239</text:p>
          </table:table-cell>
          <table:table-cell office:value-type="float" office:value="0.000000022232" calcext:value-type="float">
            <text:p>2.2232E-08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-0.000756385" calcext:value-type="float">
            <text:p>-0.000756385</text:p>
          </table:table-cell>
          <table:table-cell office:value-type="float" office:value="0.000000598118" calcext:value-type="float">
            <text:p>5.98118E-07</text:p>
          </table:table-cell>
          <table:table-cell office:value-type="float" office:value="-0.000372239" calcext:value-type="float">
            <text:p>-0.000372239</text:p>
          </table:table-cell>
          <table:table-cell office:value-type="float" office:value="-0.0000000988077" calcext:value-type="float">
            <text:p>-9.88077E-08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-0.000760727" calcext:value-type="float">
            <text:p>-0.000760727</text:p>
          </table:table-cell>
          <table:table-cell office:value-type="float" office:value="0.000000600358" calcext:value-type="float">
            <text:p>6.00358E-07</text:p>
          </table:table-cell>
          <table:table-cell office:value-type="float" office:value="-0.000372237" calcext:value-type="float">
            <text:p>-0.000372237</text:p>
          </table:table-cell>
          <table:table-cell office:value-type="float" office:value="0.000000123518" calcext:value-type="float">
            <text:p>1.23518E-07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000753043" calcext:value-type="float">
            <text:p>-0.000753043</text:p>
          </table:table-cell>
          <table:table-cell office:value-type="float" office:value="0.000000596496" calcext:value-type="float">
            <text:p>5.96496E-07</text:p>
          </table:table-cell>
          <table:table-cell office:value-type="float" office:value="-0.000372241" calcext:value-type="float">
            <text:p>-0.000372241</text:p>
          </table:table-cell>
          <table:table-cell office:value-type="float" office:value="-0.000000019765" calcext:value-type="float">
            <text:p>-1.9765E-0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-0.000756568" calcext:value-type="float">
            <text:p>-0.000756568</text:p>
          </table:table-cell>
          <table:table-cell office:value-type="float" office:value="0.000000598405" calcext:value-type="float">
            <text:p>5.98405E-07</text:p>
          </table:table-cell>
          <table:table-cell office:value-type="float" office:value="-0.000372239" calcext:value-type="float">
            <text:p>-0.000372239</text:p>
          </table:table-cell>
          <table:table-cell office:value-type="float" office:value="-0.0000000271724" calcext:value-type="float">
            <text:p>-2.71724E-08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-0.000754916" calcext:value-type="float">
            <text:p>-0.000754916</text:p>
          </table:table-cell>
          <table:table-cell office:value-type="float" office:value="0.000000597632" calcext:value-type="float">
            <text:p>5.97632E-07</text:p>
          </table:table-cell>
          <table:table-cell office:value-type="float" office:value="-0.00037224" calcext:value-type="float">
            <text:p>-0.00037224</text:p>
          </table:table-cell>
          <table:table-cell office:value-type="float" office:value="-0.0000000642258" calcext:value-type="float">
            <text:p>-6.42258E-0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-0.000752932" calcext:value-type="float">
            <text:p>-0.000752932</text:p>
          </table:table-cell>
          <table:table-cell office:value-type="float" office:value="0.000000596646" calcext:value-type="float">
            <text:p>5.96646E-07</text:p>
          </table:table-cell>
          <table:table-cell office:value-type="float" office:value="-0.000372241" calcext:value-type="float">
            <text:p>-0.000372241</text:p>
          </table:table-cell>
          <table:table-cell office:value-type="float" office:value="0.000000101274" calcext:value-type="float">
            <text:p>1.01274E-07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-0.000756885" calcext:value-type="float">
            <text:p>-0.000756885</text:p>
          </table:table-cell>
          <table:table-cell office:value-type="float" office:value="0.000000598798" calcext:value-type="float">
            <text:p>5.98798E-07</text:p>
          </table:table-cell>
          <table:table-cell office:value-type="float" office:value="-0.000372239" calcext:value-type="float">
            <text:p>-0.000372239</text:p>
          </table:table-cell>
          <table:table-cell office:value-type="float" office:value="-0.0000000889257" calcext:value-type="float">
            <text:p>-8.89257E-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00752266" calcext:value-type="float">
            <text:p>-0.000752266</text:p>
          </table:table-cell>
          <table:table-cell office:value-type="float" office:value="0.000000596424" calcext:value-type="float">
            <text:p>5.96424E-07</text:p>
          </table:table-cell>
          <table:table-cell office:value-type="float" office:value="-0.000372241" calcext:value-type="float">
            <text:p>-0.000372241</text:p>
          </table:table-cell>
          <table:table-cell office:value-type="float" office:value="0.0000000345819" calcext:value-type="float">
            <text:p>3.45819E-08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-0.000751593" calcext:value-type="float">
            <text:p>-0.000751593</text:p>
          </table:table-cell>
          <table:table-cell office:value-type="float" office:value="0.000000596172" calcext:value-type="float">
            <text:p>5.96172E-07</text:p>
          </table:table-cell>
          <table:table-cell office:value-type="float" office:value="-0.000372241" calcext:value-type="float">
            <text:p>-0.000372241</text:p>
          </table:table-cell>
          <table:table-cell office:value-type="float" office:value="-0.0000000469343" calcext:value-type="float">
            <text:p>-4.69343E-08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-0.000750743" calcext:value-type="float">
            <text:p>-0.000750743</text:p>
          </table:table-cell>
          <table:table-cell office:value-type="float" office:value="0.000000595793" calcext:value-type="float">
            <text:p>5.95793E-07</text:p>
          </table:table-cell>
          <table:table-cell office:value-type="float" office:value="-0.000372241" calcext:value-type="float">
            <text:p>-0.000372241</text:p>
          </table:table-cell>
          <table:table-cell office:value-type="float" office:value="0.0000000518747" calcext:value-type="float">
            <text:p>5.18747E-08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-0.000754664" calcext:value-type="float">
            <text:p>-0.000754664</text:p>
          </table:table-cell>
          <table:table-cell office:value-type="float" office:value="0.00000059792" calcext:value-type="float">
            <text:p>5.9792E-07</text:p>
          </table:table-cell>
          <table:table-cell office:value-type="float" office:value="-0.000372239" calcext:value-type="float">
            <text:p>-0.000372239</text:p>
          </table:table-cell>
          <table:table-cell office:value-type="float" office:value="-0.000000106217" calcext:value-type="float">
            <text:p>-1.06217E-0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0.000747475" calcext:value-type="float">
            <text:p>-0.000747475</text:p>
          </table:table-cell>
          <table:table-cell office:value-type="float" office:value="0.000000594194" calcext:value-type="float">
            <text:p>5.94194E-07</text:p>
          </table:table-cell>
          <table:table-cell office:value-type="float" office:value="-0.000372243" calcext:value-type="float">
            <text:p>-0.000372243</text:p>
          </table:table-cell>
          <table:table-cell office:value-type="float" office:value="0.000000190215" calcext:value-type="float">
            <text:p>1.90215E-07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-0.000748933" calcext:value-type="float">
            <text:p>-0.000748933</text:p>
          </table:table-cell>
          <table:table-cell office:value-type="float" office:value="0.000000595108" calcext:value-type="float">
            <text:p>5.95108E-07</text:p>
          </table:table-cell>
          <table:table-cell office:value-type="float" office:value="-0.000372242" calcext:value-type="float">
            <text:p>-0.000372242</text:p>
          </table:table-cell>
          <table:table-cell office:value-type="float" office:value="0.00000000246656" calcext:value-type="float">
            <text:p>2.46656E-0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-0.000753675" calcext:value-type="float">
            <text:p>-0.000753675</text:p>
          </table:table-cell>
          <table:table-cell office:value-type="float" office:value="0.000000597665" calcext:value-type="float">
            <text:p>5.97665E-07</text:p>
          </table:table-cell>
          <table:table-cell office:value-type="float" office:value="-0.00037224" calcext:value-type="float">
            <text:p>-0.00037224</text:p>
          </table:table-cell>
          <table:table-cell office:value-type="float" office:value="-0.000000175386" calcext:value-type="float">
            <text:p>-1.75386E-07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-0.000745583" calcext:value-type="float">
            <text:p>-0.000745583</text:p>
          </table:table-cell>
          <table:table-cell office:value-type="float" office:value="0.000000593481" calcext:value-type="float">
            <text:p>5.93481E-07</text:p>
          </table:table-cell>
          <table:table-cell office:value-type="float" office:value="-0.000372244" calcext:value-type="float">
            <text:p>-0.000372244</text:p>
          </table:table-cell>
          <table:table-cell office:value-type="float" office:value="0.000000088928" calcext:value-type="float">
            <text:p>8.8928E-0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-0.000749223" calcext:value-type="float">
            <text:p>-0.000749223</text:p>
          </table:table-cell>
          <table:table-cell office:value-type="float" office:value="0.000000595479" calcext:value-type="float">
            <text:p>5.95479E-07</text:p>
          </table:table-cell>
          <table:table-cell office:value-type="float" office:value="-0.000372242" calcext:value-type="float">
            <text:p>-0.000372242</text:p>
          </table:table-cell>
          <table:table-cell office:value-type="float" office:value="-0.0000000321136" calcext:value-type="float">
            <text:p>-3.21136E-08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-0.000747408" calcext:value-type="float">
            <text:p>-0.000747408</text:p>
          </table:table-cell>
          <table:table-cell office:value-type="float" office:value="0.000000594576" calcext:value-type="float">
            <text:p>5.94576E-07</text:p>
          </table:table-cell>
          <table:table-cell office:value-type="float" office:value="-0.000372243" calcext:value-type="float">
            <text:p>-0.000372243</text:p>
          </table:table-cell>
          <table:table-cell office:value-type="float" office:value="0.0000000938749" calcext:value-type="float">
            <text:p>9.38749E-0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0.000745776" calcext:value-type="float">
            <text:p>-0.000745776</text:p>
          </table:table-cell>
          <table:table-cell office:value-type="float" office:value="0.000000593872" calcext:value-type="float">
            <text:p>5.93872E-07</text:p>
          </table:table-cell>
          <table:table-cell office:value-type="float" office:value="-0.000372243" calcext:value-type="float">
            <text:p>-0.000372243</text:p>
          </table:table-cell>
          <table:table-cell office:value-type="float" office:value="-0.0000000938717" calcext:value-type="float">
            <text:p>-9.38717E-08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-0.000747183" calcext:value-type="float">
            <text:p>-0.000747183</text:p>
          </table:table-cell>
          <table:table-cell office:value-type="float" office:value="0.000000594646" calcext:value-type="float">
            <text:p>5.94646E-07</text:p>
          </table:table-cell>
          <table:table-cell office:value-type="float" office:value="-0.000372243" calcext:value-type="float">
            <text:p>-0.000372243</text:p>
          </table:table-cell>
          <table:table-cell office:value-type="float" office:value="0.0000000148214" calcext:value-type="float">
            <text:p>1.48214E-0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-0.000746545" calcext:value-type="float">
            <text:p>-0.000746545</text:p>
          </table:table-cell>
          <table:table-cell office:value-type="float" office:value="0.000000594377" calcext:value-type="float">
            <text:p>5.94377E-07</text:p>
          </table:table-cell>
          <table:table-cell office:value-type="float" office:value="-0.000372243" calcext:value-type="float">
            <text:p>-0.000372243</text:p>
          </table:table-cell>
          <table:table-cell office:value-type="float" office:value="0.0000000123511" calcext:value-type="float">
            <text:p>1.23511E-08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-0.000744164" calcext:value-type="float">
            <text:p>-0.000744164</text:p>
          </table:table-cell>
          <table:table-cell office:value-type="float" office:value="0.000000593247" calcext:value-type="float">
            <text:p>5.93247E-07</text:p>
          </table:table-cell>
          <table:table-cell office:value-type="float" office:value="-0.000372244" calcext:value-type="float">
            <text:p>-0.000372244</text:p>
          </table:table-cell>
          <table:table-cell office:value-type="float" office:value="-0.0000000963368" calcext:value-type="float">
            <text:p>-9.63368E-08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-0.000742997" calcext:value-type="float">
            <text:p>-0.000742997</text:p>
          </table:table-cell>
          <table:table-cell office:value-type="float" office:value="0.000000592654" calcext:value-type="float">
            <text:p>5.92654E-07</text:p>
          </table:table-cell>
          <table:table-cell office:value-type="float" office:value="-0.000372244" calcext:value-type="float">
            <text:p>-0.000372244</text:p>
          </table:table-cell>
          <table:table-cell office:value-type="float" office:value="0.000000185274" calcext:value-type="float">
            <text:p>1.85274E-07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-0.000744768" calcext:value-type="float">
            <text:p>-0.000744768</text:p>
          </table:table-cell>
          <table:table-cell office:value-type="float" office:value="0.000000593717" calcext:value-type="float">
            <text:p>5.93717E-07</text:p>
          </table:table-cell>
          <table:table-cell office:value-type="float" office:value="-0.000372244" calcext:value-type="float">
            <text:p>-0.000372244</text:p>
          </table:table-cell>
          <table:table-cell office:value-type="float" office:value="-0.0000000691699" calcext:value-type="float">
            <text:p>-6.91699E-08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0.00074526" calcext:value-type="float">
            <text:p>-0.00074526</text:p>
          </table:table-cell>
          <table:table-cell office:value-type="float" office:value="0.000000593998" calcext:value-type="float">
            <text:p>5.93998E-07</text:p>
          </table:table-cell>
          <table:table-cell office:value-type="float" office:value="-0.000372243" calcext:value-type="float">
            <text:p>-0.000372243</text:p>
          </table:table-cell>
          <table:table-cell office:value-type="float" office:value="-0.0000000024702" calcext:value-type="float">
            <text:p>-2.4702E-09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-0.000741949" calcext:value-type="float">
            <text:p>-0.000741949</text:p>
          </table:table-cell>
          <table:table-cell office:value-type="float" office:value="0.000000592373" calcext:value-type="float">
            <text:p>5.92373E-07</text:p>
          </table:table-cell>
          <table:table-cell office:value-type="float" office:value="-0.000372245" calcext:value-type="float">
            <text:p>-0.000372245</text:p>
          </table:table-cell>
          <table:table-cell office:value-type="float" office:value="-0.000000118571" calcext:value-type="float">
            <text:p>-1.18571E-07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-0.000752343" calcext:value-type="float">
            <text:p>-0.000752343</text:p>
          </table:table-cell>
          <table:table-cell office:value-type="float" office:value="0.000000602286" calcext:value-type="float">
            <text:p>6.02286E-07</text:p>
          </table:table-cell>
          <table:table-cell office:value-type="float" office:value="-0.000372248" calcext:value-type="float">
            <text:p>-0.000372248</text:p>
          </table:table-cell>
          <table:table-cell office:value-type="float" office:value="-0.0000159125" calcext:value-type="float">
            <text:p>-1.59125E-0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-0.00092987" calcext:value-type="float">
            <text:p>-0.00092987</text:p>
          </table:table-cell>
          <table:table-cell office:value-type="float" office:value="0.000000760605" calcext:value-type="float">
            <text:p>7.60605E-07</text:p>
          </table:table-cell>
          <table:table-cell office:value-type="float" office:value="-0.000372278" calcext:value-type="float">
            <text:p>-0.000372278</text:p>
          </table:table-cell>
          <table:table-cell office:value-type="float" office:value="-0.000251099" calcext:value-type="float">
            <text:p>-0.000251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0114867" calcext:value-type="float">
            <text:p>-0.00114867</text:p>
          </table:table-cell>
          <table:table-cell office:value-type="float" office:value="0.000000918861" calcext:value-type="float">
            <text:p>9.18861E-07</text:p>
          </table:table-cell>
          <table:table-cell office:value-type="float" office:value="-0.000372245" calcext:value-type="float">
            <text:p>-0.000372245</text:p>
          </table:table-cell>
          <table:table-cell office:value-type="float" office:value="-0.00041001" calcext:value-type="float">
            <text:p>-0.00041001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-0.00124003" calcext:value-type="float">
            <text:p>-0.00124003</text:p>
          </table:table-cell>
          <table:table-cell office:value-type="float" office:value="0.00000098167" calcext:value-type="float">
            <text:p>9.8167E-07</text:p>
          </table:table-cell>
          <table:table-cell office:value-type="float" office:value="-0.000372225" calcext:value-type="float">
            <text:p>-0.000372225</text:p>
          </table:table-cell>
          <table:table-cell office:value-type="float" office:value="-0.000465543" calcext:value-type="float">
            <text:p>-0.00046554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0.00124455" calcext:value-type="float">
            <text:p>-0.00124455</text:p>
          </table:table-cell>
          <table:table-cell office:value-type="float" office:value="0.000000988873" calcext:value-type="float">
            <text:p>9.88873E-07</text:p>
          </table:table-cell>
          <table:table-cell office:value-type="float" office:value="-0.000372233" calcext:value-type="float">
            <text:p>-0.000372233</text:p>
          </table:table-cell>
          <table:table-cell office:value-type="float" office:value="-0.000484317" calcext:value-type="float">
            <text:p>-0.000484317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-0.00900543" calcext:value-type="float">
            <text:p>-0.00900543</text:p>
          </table:table-cell>
          <table:table-cell office:value-type="float" office:value="0.00000503966" calcext:value-type="float">
            <text:p>5.03966E-06</text:p>
          </table:table-cell>
          <table:table-cell office:value-type="float" office:value="-0.000368448" calcext:value-type="float">
            <text:p>-0.000368448</text:p>
          </table:table-cell>
          <table:table-cell office:value-type="float" office:value="-0.000960451" calcext:value-type="float">
            <text:p>-0.00096045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-0.0241584" calcext:value-type="float">
            <text:p>-0.0241584</text:p>
          </table:table-cell>
          <table:table-cell office:value-type="float" office:value="0.0000123325" calcext:value-type="float">
            <text:p>1.23325E-05</text:p>
          </table:table-cell>
          <table:table-cell office:value-type="float" office:value="-0.000360485" calcext:value-type="float">
            <text:p>-0.000360485</text:p>
          </table:table-cell>
          <table:table-cell office:value-type="float" office:value="-0.000352712" calcext:value-type="float">
            <text:p>-0.000352712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-0.0370315" calcext:value-type="float">
            <text:p>-0.0370315</text:p>
          </table:table-cell>
          <table:table-cell office:value-type="float" office:value="0.0000182778" calcext:value-type="float">
            <text:p>1.82778E-05</text:p>
          </table:table-cell>
          <table:table-cell office:value-type="float" office:value="-0.000354634" calcext:value-type="float">
            <text:p>-0.000354634</text:p>
          </table:table-cell>
          <table:table-cell office:value-type="float" office:value="-0.000473305" calcext:value-type="float">
            <text:p>-0.00047330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-0.0474064" calcext:value-type="float">
            <text:p>-0.0474064</text:p>
          </table:table-cell>
          <table:table-cell office:value-type="float" office:value="0.0000225182" calcext:value-type="float">
            <text:p>2.25182E-05</text:p>
          </table:table-cell>
          <table:table-cell office:value-type="float" office:value="-0.000350562" calcext:value-type="float">
            <text:p>-0.000350562</text:p>
          </table:table-cell>
          <table:table-cell office:value-type="float" office:value="-0.000489499" calcext:value-type="float">
            <text:p>-0.000489499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-0.05927" calcext:value-type="float">
            <text:p>-0.05927</text:p>
          </table:table-cell>
          <table:table-cell office:value-type="float" office:value="0.0000271472" calcext:value-type="float">
            <text:p>2.71472E-05</text:p>
          </table:table-cell>
          <table:table-cell office:value-type="float" office:value="-0.000346111" calcext:value-type="float">
            <text:p>-0.000346111</text:p>
          </table:table-cell>
          <table:table-cell office:value-type="float" office:value="-0.000475157" calcext:value-type="float">
            <text:p>-0.00047515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0.0669614" calcext:value-type="float">
            <text:p>-0.0669614</text:p>
          </table:table-cell>
          <table:table-cell office:value-type="float" office:value="0.0000293173" calcext:value-type="float">
            <text:p>2.93173E-05</text:p>
          </table:table-cell>
          <table:table-cell office:value-type="float" office:value="-0.000343992" calcext:value-type="float">
            <text:p>-0.000343992</text:p>
          </table:table-cell>
          <table:table-cell office:value-type="float" office:value="-0.00034404" calcext:value-type="float">
            <text:p>-0.00034404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-0.0702174" calcext:value-type="float">
            <text:p>-0.0702174</text:p>
          </table:table-cell>
          <table:table-cell office:value-type="float" office:value="0.000029076" calcext:value-type="float">
            <text:p>2.9076E-05</text:p>
          </table:table-cell>
          <table:table-cell office:value-type="float" office:value="-0.000344004" calcext:value-type="float">
            <text:p>-0.000344004</text:p>
          </table:table-cell>
          <table:table-cell office:value-type="float" office:value="-0.000118312" calcext:value-type="float">
            <text:p>-0.00011831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0.0789232" calcext:value-type="float">
            <text:p>-0.0789232</text:p>
          </table:table-cell>
          <table:table-cell office:value-type="float" office:value="0.0000316883" calcext:value-type="float">
            <text:p>3.16883E-05</text:p>
          </table:table-cell>
          <table:table-cell office:value-type="float" office:value="-0.000340924" calcext:value-type="float">
            <text:p>-0.000340924</text:p>
          </table:table-cell>
          <table:table-cell office:value-type="float" office:value="0.00000731478" calcext:value-type="float">
            <text:p>7.31478E-06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-0.0935357" calcext:value-type="float">
            <text:p>-0.0935357</text:p>
          </table:table-cell>
          <table:table-cell office:value-type="float" office:value="0.0000374056" calcext:value-type="float">
            <text:p>3.74056E-05</text:p>
          </table:table-cell>
          <table:table-cell office:value-type="float" office:value="-0.000334608" calcext:value-type="float">
            <text:p>-0.000334608</text:p>
          </table:table-cell>
          <table:table-cell office:value-type="float" office:value="0.0000224667" calcext:value-type="float">
            <text:p>2.24667E-0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-0.109767" calcext:value-type="float">
            <text:p>-0.109767</text:p>
          </table:table-cell>
          <table:table-cell office:value-type="float" office:value="0.0000439769" calcext:value-type="float">
            <text:p>4.39769E-05</text:p>
          </table:table-cell>
          <table:table-cell office:value-type="float" office:value="-0.000327348" calcext:value-type="float">
            <text:p>-0.000327348</text:p>
          </table:table-cell>
          <table:table-cell office:value-type="float" office:value="0.00000686967" calcext:value-type="float">
            <text:p>6.86967E-06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-0.125605" calcext:value-type="float">
            <text:p>-0.125605</text:p>
          </table:table-cell>
          <table:table-cell office:value-type="float" office:value="0.0000503452" calcext:value-type="float">
            <text:p>5.03452E-05</text:p>
          </table:table-cell>
          <table:table-cell office:value-type="float" office:value="-0.000320199" calcext:value-type="float">
            <text:p>-0.000320199</text:p>
          </table:table-cell>
          <table:table-cell office:value-type="float" office:value="-0.00000171702" calcext:value-type="float">
            <text:p>-1.71702E-0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-0.140965" calcext:value-type="float">
            <text:p>-0.140965</text:p>
          </table:table-cell>
          <table:table-cell office:value-type="float" office:value="0.0000564661" calcext:value-type="float">
            <text:p>5.64661E-05</text:p>
          </table:table-cell>
          <table:table-cell office:value-type="float" office:value="-0.000313196" calcext:value-type="float">
            <text:p>-0.000313196</text:p>
          </table:table-cell>
          <table:table-cell office:value-type="float" office:value="-0.00000218332" calcext:value-type="float">
            <text:p>-2.18332E-06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-0.156181" calcext:value-type="float">
            <text:p>-0.156181</text:p>
          </table:table-cell>
          <table:table-cell office:value-type="float" office:value="0.000062516" calcext:value-type="float">
            <text:p>6.2516E-05</text:p>
          </table:table-cell>
          <table:table-cell office:value-type="float" office:value="-0.000306163" calcext:value-type="float">
            <text:p>-0.000306163</text:p>
          </table:table-cell>
          <table:table-cell office:value-type="float" office:value="-0.000000528834" calcext:value-type="float">
            <text:p>-5.28834E-0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-0.171413" calcext:value-type="float">
            <text:p>-0.171413</text:p>
          </table:table-cell>
          <table:table-cell office:value-type="float" office:value="0.0000685797" calcext:value-type="float">
            <text:p>6.85797E-05</text:p>
          </table:table-cell>
          <table:table-cell office:value-type="float" office:value="-0.000299014" calcext:value-type="float">
            <text:p>-0.000299014</text:p>
          </table:table-cell>
          <table:table-cell office:value-type="float" office:value="-0.000000140823" calcext:value-type="float">
            <text:p>-1.40823E-07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-0.186635" calcext:value-type="float">
            <text:p>-0.186635</text:p>
          </table:table-cell>
          <table:table-cell office:value-type="float" office:value="0.0000746432" calcext:value-type="float">
            <text:p>7.46432E-05</text:p>
          </table:table-cell>
          <table:table-cell office:value-type="float" office:value="-0.000291764" calcext:value-type="float">
            <text:p>-0.000291764</text:p>
          </table:table-cell>
          <table:table-cell office:value-type="float" office:value="-0.000000121061" calcext:value-type="float">
            <text:p>-1.21061E-0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-0.201807" calcext:value-type="float">
            <text:p>-0.201807</text:p>
          </table:table-cell>
          <table:table-cell office:value-type="float" office:value="0.0000806871" calcext:value-type="float">
            <text:p>8.06871E-05</text:p>
          </table:table-cell>
          <table:table-cell office:value-type="float" office:value="-0.000284434" calcext:value-type="float">
            <text:p>-0.000284434</text:p>
          </table:table-cell>
          <table:table-cell office:value-type="float" office:value="-0.000000360828" calcext:value-type="float">
            <text:p>-3.60828E-07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-0.21694" calcext:value-type="float">
            <text:p>-0.21694</text:p>
          </table:table-cell>
          <table:table-cell office:value-type="float" office:value="0.000086717" calcext:value-type="float">
            <text:p>8.6717E-05</text:p>
          </table:table-cell>
          <table:table-cell office:value-type="float" office:value="-0.000277018" calcext:value-type="float">
            <text:p>-0.000277018</text:p>
          </table:table-cell>
          <table:table-cell office:value-type="float" office:value="-0.000000674091" calcext:value-type="float">
            <text:p>-6.74091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31978" calcext:value-type="float">
            <text:p>-0.231978</text:p>
          </table:table-cell>
          <table:table-cell office:value-type="float" office:value="0.0000927041" calcext:value-type="float">
            <text:p>9.27041E-05</text:p>
          </table:table-cell>
          <table:table-cell office:value-type="float" office:value="-0.000269545" calcext:value-type="float">
            <text:p>-0.000269545</text:p>
          </table:table-cell>
          <table:table-cell office:value-type="float" office:value="-0.000000294126" calcext:value-type="float">
            <text:p>-2.94126E-07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-0.246986" calcext:value-type="float">
            <text:p>-0.246986</text:p>
          </table:table-cell>
          <table:table-cell office:value-type="float" office:value="0.0000986831" calcext:value-type="float">
            <text:p>9.86831E-05</text:p>
          </table:table-cell>
          <table:table-cell office:value-type="float" office:value="-0.000261981" calcext:value-type="float">
            <text:p>-0.000261981</text:p>
          </table:table-cell>
          <table:table-cell office:value-type="float" office:value="-0.000000506416" calcext:value-type="float">
            <text:p>-5.06416E-0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-0.261917" calcext:value-type="float">
            <text:p>-0.261917</text:p>
          </table:table-cell>
          <table:table-cell office:value-type="float" office:value="0.00010463" calcext:value-type="float">
            <text:p>0.00010463</text:p>
          </table:table-cell>
          <table:table-cell office:value-type="float" office:value="-0.000254349" calcext:value-type="float">
            <text:p>-0.000254349</text:p>
          </table:table-cell>
          <table:table-cell office:value-type="float" office:value="-0.000000422428" calcext:value-type="float">
            <text:p>-4.22428E-07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-0.276775" calcext:value-type="float">
            <text:p>-0.276775</text:p>
          </table:table-cell>
          <table:table-cell office:value-type="float" office:value="0.000110547" calcext:value-type="float">
            <text:p>0.000110547</text:p>
          </table:table-cell>
          <table:table-cell office:value-type="float" office:value="-0.000246649" calcext:value-type="float">
            <text:p>-0.000246649</text:p>
          </table:table-cell>
          <table:table-cell office:value-type="float" office:value="-0.000000439827" calcext:value-type="float">
            <text:p>-4.39827E-0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0.291583" calcext:value-type="float">
            <text:p>-0.291583</text:p>
          </table:table-cell>
          <table:table-cell office:value-type="float" office:value="0.000116447" calcext:value-type="float">
            <text:p>0.000116447</text:p>
          </table:table-cell>
          <table:table-cell office:value-type="float" office:value="-0.000238867" calcext:value-type="float">
            <text:p>-0.000238867</text:p>
          </table:table-cell>
          <table:table-cell office:value-type="float" office:value="-0.000000733473" calcext:value-type="float">
            <text:p>-7.33473E-07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-0.306281" calcext:value-type="float">
            <text:p>-0.306281</text:p>
          </table:table-cell>
          <table:table-cell office:value-type="float" office:value="0.000122298" calcext:value-type="float">
            <text:p>0.000122298</text:p>
          </table:table-cell>
          <table:table-cell office:value-type="float" office:value="-0.000231036" calcext:value-type="float">
            <text:p>-0.000231036</text:p>
          </table:table-cell>
          <table:table-cell office:value-type="float" office:value="-0.000000479345" calcext:value-type="float">
            <text:p>-4.79345E-07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0.320932" calcext:value-type="float">
            <text:p>-0.320932</text:p>
          </table:table-cell>
          <table:table-cell office:value-type="float" office:value="0.000128135" calcext:value-type="float">
            <text:p>0.000128135</text:p>
          </table:table-cell>
          <table:table-cell office:value-type="float" office:value="-0.000223122" calcext:value-type="float">
            <text:p>-0.000223122</text:p>
          </table:table-cell>
          <table:table-cell office:value-type="float" office:value="-0.000000718855" calcext:value-type="float">
            <text:p>-7.18855E-07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-0.335474" calcext:value-type="float">
            <text:p>-0.335474</text:p>
          </table:table-cell>
          <table:table-cell office:value-type="float" office:value="0.000133925" calcext:value-type="float">
            <text:p>0.000133925</text:p>
          </table:table-cell>
          <table:table-cell office:value-type="float" office:value="-0.000215158" calcext:value-type="float">
            <text:p>-0.000215158</text:p>
          </table:table-cell>
          <table:table-cell office:value-type="float" office:value="-0.000000620046" calcext:value-type="float">
            <text:p>-6.20046E-0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-0.349932" calcext:value-type="float">
            <text:p>-0.349932</text:p>
          </table:table-cell>
          <table:table-cell office:value-type="float" office:value="0.000139683" calcext:value-type="float">
            <text:p>0.000139683</text:p>
          </table:table-cell>
          <table:table-cell office:value-type="float" office:value="-0.000207129" calcext:value-type="float">
            <text:p>-0.000207129</text:p>
          </table:table-cell>
          <table:table-cell office:value-type="float" office:value="-0.000000575624" calcext:value-type="float">
            <text:p>-5.75624E-0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-0.364311" calcext:value-type="float">
            <text:p>-0.364311</text:p>
          </table:table-cell>
          <table:table-cell office:value-type="float" office:value="0.000145411" calcext:value-type="float">
            <text:p>0.000145411</text:p>
          </table:table-cell>
          <table:table-cell office:value-type="float" office:value="-0.000199035" calcext:value-type="float">
            <text:p>-0.000199035</text:p>
          </table:table-cell>
          <table:table-cell office:value-type="float" office:value="-0.000000773123" calcext:value-type="float">
            <text:p>-7.73123E-0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0.378585" calcext:value-type="float">
            <text:p>-0.378585</text:p>
          </table:table-cell>
          <table:table-cell office:value-type="float" office:value="0.000151096" calcext:value-type="float">
            <text:p>0.000151096</text:p>
          </table:table-cell>
          <table:table-cell office:value-type="float" office:value="-0.000190888" calcext:value-type="float">
            <text:p>-0.000190888</text:p>
          </table:table-cell>
          <table:table-cell office:value-type="float" office:value="-0.000000805351" calcext:value-type="float">
            <text:p>-8.05351E-07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-0.392753" calcext:value-type="float">
            <text:p>-0.392753</text:p>
          </table:table-cell>
          <table:table-cell office:value-type="float" office:value="0.000156737" calcext:value-type="float">
            <text:p>0.000156737</text:p>
          </table:table-cell>
          <table:table-cell office:value-type="float" office:value="-0.00018269" calcext:value-type="float">
            <text:p>-0.00018269</text:p>
          </table:table-cell>
          <table:table-cell office:value-type="float" office:value="-0.000000642278" calcext:value-type="float">
            <text:p>-6.42278E-0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0.406831" calcext:value-type="float">
            <text:p>-0.406831</text:p>
          </table:table-cell>
          <table:table-cell office:value-type="float" office:value="0.000162344" calcext:value-type="float">
            <text:p>0.000162344</text:p>
          </table:table-cell>
          <table:table-cell office:value-type="float" office:value="-0.000174431" calcext:value-type="float">
            <text:p>-0.000174431</text:p>
          </table:table-cell>
          <table:table-cell office:value-type="float" office:value="-0.000000970817" calcext:value-type="float">
            <text:p>-9.70817E-07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-0.420789" calcext:value-type="float">
            <text:p>-0.420789</text:p>
          </table:table-cell>
          <table:table-cell office:value-type="float" office:value="0.000167902" calcext:value-type="float">
            <text:p>0.000167902</text:p>
          </table:table-cell>
          <table:table-cell office:value-type="float" office:value="-0.000166128" calcext:value-type="float">
            <text:p>-0.000166128</text:p>
          </table:table-cell>
          <table:table-cell office:value-type="float" office:value="-0.000000827501" calcext:value-type="float">
            <text:p>-8.27501E-07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0.434641" calcext:value-type="float">
            <text:p>-0.434641</text:p>
          </table:table-cell>
          <table:table-cell office:value-type="float" office:value="0.000173418" calcext:value-type="float">
            <text:p>0.000173418</text:p>
          </table:table-cell>
          <table:table-cell office:value-type="float" office:value="-0.000157774" calcext:value-type="float">
            <text:p>-0.000157774</text:p>
          </table:table-cell>
          <table:table-cell office:value-type="float" office:value="-0.000000733758" calcext:value-type="float">
            <text:p>-7.33758E-07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-0.448382" calcext:value-type="float">
            <text:p>-0.448382</text:p>
          </table:table-cell>
          <table:table-cell office:value-type="float" office:value="0.00017889" calcext:value-type="float">
            <text:p>0.00017889</text:p>
          </table:table-cell>
          <table:table-cell office:value-type="float" office:value="-0.000149371" calcext:value-type="float">
            <text:p>-0.000149371</text:p>
          </table:table-cell>
          <table:table-cell office:value-type="float" office:value="-0.000000968306" calcext:value-type="float">
            <text:p>-9.68306E-0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0.462001" calcext:value-type="float">
            <text:p>-0.462001</text:p>
          </table:table-cell>
          <table:table-cell office:value-type="float" office:value="0.000184314" calcext:value-type="float">
            <text:p>0.000184314</text:p>
          </table:table-cell>
          <table:table-cell office:value-type="float" office:value="-0.000140925" calcext:value-type="float">
            <text:p>-0.000140925</text:p>
          </table:table-cell>
          <table:table-cell office:value-type="float" office:value="-0.000000978228" calcext:value-type="float">
            <text:p>-9.78228E-07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-0.475498" calcext:value-type="float">
            <text:p>-0.475498</text:p>
          </table:table-cell>
          <table:table-cell office:value-type="float" office:value="0.000189688" calcext:value-type="float">
            <text:p>0.000189688</text:p>
          </table:table-cell>
          <table:table-cell office:value-type="float" office:value="-0.000132437" calcext:value-type="float">
            <text:p>-0.000132437</text:p>
          </table:table-cell>
          <table:table-cell office:value-type="float" office:value="-0.00000102022" calcext:value-type="float">
            <text:p>-1.02022E-0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0.488855" calcext:value-type="float">
            <text:p>-0.488855</text:p>
          </table:table-cell>
          <table:table-cell office:value-type="float" office:value="0.000195005" calcext:value-type="float">
            <text:p>0.000195005</text:p>
          </table:table-cell>
          <table:table-cell office:value-type="float" office:value="-0.000123915" calcext:value-type="float">
            <text:p>-0.000123915</text:p>
          </table:table-cell>
          <table:table-cell office:value-type="float" office:value="-0.000000827411" calcext:value-type="float">
            <text:p>-8.27411E-0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-0.502109" calcext:value-type="float">
            <text:p>-0.502109</text:p>
          </table:table-cell>
          <table:table-cell office:value-type="float" office:value="0.000200285" calcext:value-type="float">
            <text:p>0.000200285</text:p>
          </table:table-cell>
          <table:table-cell office:value-type="float" office:value="-0.000115342" calcext:value-type="float">
            <text:p>-0.000115342</text:p>
          </table:table-cell>
          <table:table-cell office:value-type="float" office:value="-0.00000113413" calcext:value-type="float">
            <text:p>-1.13413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515208" calcext:value-type="float">
            <text:p>-0.515208</text:p>
          </table:table-cell>
          <table:table-cell office:value-type="float" office:value="0.0002055" calcext:value-type="float">
            <text:p>0.0002055</text:p>
          </table:table-cell>
          <table:table-cell office:value-type="float" office:value="-0.000106745" calcext:value-type="float">
            <text:p>-0.000106745</text:p>
          </table:table-cell>
          <table:table-cell office:value-type="float" office:value="-0.00000100032" calcext:value-type="float">
            <text:p>-1.00032E-06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-0.528182" calcext:value-type="float">
            <text:p>-0.528182</text:p>
          </table:table-cell>
          <table:table-cell office:value-type="float" office:value="0.000210666" calcext:value-type="float">
            <text:p>0.000210666</text:p>
          </table:table-cell>
          <table:table-cell office:value-type="float" office:value="-0.0000981074" calcext:value-type="float">
            <text:p>-9.81074E-05</text:p>
          </table:table-cell>
          <table:table-cell office:value-type="float" office:value="-0.00000126745" calcext:value-type="float">
            <text:p>-1.26745E-06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-0.540998" calcext:value-type="float">
            <text:p>-0.540998</text:p>
          </table:table-cell>
          <table:table-cell office:value-type="float" office:value="0.000215768" calcext:value-type="float">
            <text:p>0.000215768</text:p>
          </table:table-cell>
          <table:table-cell office:value-type="float" office:value="-0.0000894474" calcext:value-type="float">
            <text:p>-8.94474E-05</text:p>
          </table:table-cell>
          <table:table-cell office:value-type="float" office:value="-0.000000911569" calcext:value-type="float">
            <text:p>-9.11569E-07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-0.553684" calcext:value-type="float">
            <text:p>-0.553684</text:p>
          </table:table-cell>
          <table:table-cell office:value-type="float" office:value="0.00022082" calcext:value-type="float">
            <text:p>0.00022082</text:p>
          </table:table-cell>
          <table:table-cell office:value-type="float" office:value="-0.0000807513" calcext:value-type="float">
            <text:p>-8.07513E-05</text:p>
          </table:table-cell>
          <table:table-cell office:value-type="float" office:value="-0.00000116773" calcext:value-type="float">
            <text:p>-1.16773E-0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0.566225" calcext:value-type="float">
            <text:p>-0.566225</text:p>
          </table:table-cell>
          <table:table-cell office:value-type="float" office:value="0.000225814" calcext:value-type="float">
            <text:p>0.000225814</text:p>
          </table:table-cell>
          <table:table-cell office:value-type="float" office:value="-0.000072027" calcext:value-type="float">
            <text:p>-7.2027E-05</text:p>
          </table:table-cell>
          <table:table-cell office:value-type="float" office:value="-0.00000118645" calcext:value-type="float">
            <text:p>-1.18645E-0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-0.578601" calcext:value-type="float">
            <text:p>-0.578601</text:p>
          </table:table-cell>
          <table:table-cell office:value-type="float" office:value="0.00023074" calcext:value-type="float">
            <text:p>0.00023074</text:p>
          </table:table-cell>
          <table:table-cell office:value-type="float" office:value="-0.0000632856" calcext:value-type="float">
            <text:p>-6.32856E-05</text:p>
          </table:table-cell>
          <table:table-cell office:value-type="float" office:value="-0.0000012247" calcext:value-type="float">
            <text:p>-1.2247E-0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-0.590831" calcext:value-type="float">
            <text:p>-0.590831</text:p>
          </table:table-cell>
          <table:table-cell office:value-type="float" office:value="0.000235609" calcext:value-type="float">
            <text:p>0.000235609</text:p>
          </table:table-cell>
          <table:table-cell office:value-type="float" office:value="-0.0000545172" calcext:value-type="float">
            <text:p>-5.45172E-05</text:p>
          </table:table-cell>
          <table:table-cell office:value-type="float" office:value="-0.00000117644" calcext:value-type="float">
            <text:p>-1.17644E-06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-0.602903" calcext:value-type="float">
            <text:p>-0.602903</text:p>
          </table:table-cell>
          <table:table-cell office:value-type="float" office:value="0.000240416" calcext:value-type="float">
            <text:p>0.000240416</text:p>
          </table:table-cell>
          <table:table-cell office:value-type="float" office:value="-0.0000457285" calcext:value-type="float">
            <text:p>-4.57285E-05</text:p>
          </table:table-cell>
          <table:table-cell office:value-type="float" office:value="-0.0000013834" calcext:value-type="float">
            <text:p>-1.3834E-0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0.614791" calcext:value-type="float">
            <text:p>-0.614791</text:p>
          </table:table-cell>
          <table:table-cell office:value-type="float" office:value="0.000245147" calcext:value-type="float">
            <text:p>0.000245147</text:p>
          </table:table-cell>
          <table:table-cell office:value-type="float" office:value="-0.0000369335" calcext:value-type="float">
            <text:p>-3.69335E-05</text:p>
          </table:table-cell>
          <table:table-cell office:value-type="float" office:value="-0.00000114266" calcext:value-type="float">
            <text:p>-1.14266E-06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-0.626558" calcext:value-type="float">
            <text:p>-0.626558</text:p>
          </table:table-cell>
          <table:table-cell office:value-type="float" office:value="0.000249835" calcext:value-type="float">
            <text:p>0.000249835</text:p>
          </table:table-cell>
          <table:table-cell office:value-type="float" office:value="-0.0000281005" calcext:value-type="float">
            <text:p>-2.81005E-05</text:p>
          </table:table-cell>
          <table:table-cell office:value-type="float" office:value="-0.0000014882" calcext:value-type="float">
            <text:p>-1.4882E-06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0.638101" calcext:value-type="float">
            <text:p>-0.638101</text:p>
          </table:table-cell>
          <table:table-cell office:value-type="float" office:value="0.000254426" calcext:value-type="float">
            <text:p>0.000254426</text:p>
          </table:table-cell>
          <table:table-cell office:value-type="float" office:value="-0.0000192837" calcext:value-type="float">
            <text:p>-1.92837E-05</text:p>
          </table:table-cell>
          <table:table-cell office:value-type="float" office:value="-0.00000115528" calcext:value-type="float">
            <text:p>-1.15528E-06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-0.649522" calcext:value-type="float">
            <text:p>-0.649522</text:p>
          </table:table-cell>
          <table:table-cell office:value-type="float" office:value="0.000258976" calcext:value-type="float">
            <text:p>0.000258976</text:p>
          </table:table-cell>
          <table:table-cell office:value-type="float" office:value="-0.0000104299" calcext:value-type="float">
            <text:p>-1.04299E-05</text:p>
          </table:table-cell>
          <table:table-cell office:value-type="float" office:value="-0.00000157689" calcext:value-type="float">
            <text:p>-1.57689E-0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0.660731" calcext:value-type="float">
            <text:p>-0.660731</text:p>
          </table:table-cell>
          <table:table-cell office:value-type="float" office:value="0.000263437" calcext:value-type="float">
            <text:p>0.000263437</text:p>
          </table:table-cell>
          <table:table-cell office:value-type="float" office:value="-0.00000158672" calcext:value-type="float">
            <text:p>-1.58672E-06</text:p>
          </table:table-cell>
          <table:table-cell office:value-type="float" office:value="-0.00000134882" calcext:value-type="float">
            <text:p>-1.34882E-06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-0.67176" calcext:value-type="float">
            <text:p>-0.67176</text:p>
          </table:table-cell>
          <table:table-cell office:value-type="float" office:value="0.000267825" calcext:value-type="float">
            <text:p>0.000267825</text:p>
          </table:table-cell>
          <table:table-cell office:value-type="float" office:value="0.00000726111" calcext:value-type="float">
            <text:p>7.26111E-06</text:p>
          </table:table-cell>
          <table:table-cell office:value-type="float" office:value="-0.000001246" calcext:value-type="float">
            <text:p>-1.246E-0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-0.682646" calcext:value-type="float">
            <text:p>-0.682646</text:p>
          </table:table-cell>
          <table:table-cell office:value-type="float" office:value="0.000272162" calcext:value-type="float">
            <text:p>0.000272162</text:p>
          </table:table-cell>
          <table:table-cell office:value-type="float" office:value="0.000016133" calcext:value-type="float">
            <text:p>1.6133E-05</text:p>
          </table:table-cell>
          <table:table-cell office:value-type="float" office:value="-0.00000169859" calcext:value-type="float">
            <text:p>-1.69859E-0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-0.693299" calcext:value-type="float">
            <text:p>-0.693299</text:p>
          </table:table-cell>
          <table:table-cell office:value-type="float" office:value="0.0002764" calcext:value-type="float">
            <text:p>0.0002764</text:p>
          </table:table-cell>
          <table:table-cell office:value-type="float" office:value="0.0000249816" calcext:value-type="float">
            <text:p>2.49816E-05</text:p>
          </table:table-cell>
          <table:table-cell office:value-type="float" office:value="-0.00000131309" calcext:value-type="float">
            <text:p>-1.31309E-0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0.703794" calcext:value-type="float">
            <text:p>-0.703794</text:p>
          </table:table-cell>
          <table:table-cell office:value-type="float" office:value="0.000280579" calcext:value-type="float">
            <text:p>0.000280579</text:p>
          </table:table-cell>
          <table:table-cell office:value-type="float" office:value="0.0000338441" calcext:value-type="float">
            <text:p>3.38441E-05</text:p>
          </table:table-cell>
          <table:table-cell office:value-type="float" office:value="-0.0000016834" calcext:value-type="float">
            <text:p>-1.6834E-06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-0.71408" calcext:value-type="float">
            <text:p>-0.71408</text:p>
          </table:table-cell>
          <table:table-cell office:value-type="float" office:value="0.000284672" calcext:value-type="float">
            <text:p>0.000284672</text:p>
          </table:table-cell>
          <table:table-cell office:value-type="float" office:value="0.0000426941" calcext:value-type="float">
            <text:p>4.26941E-05</text:p>
          </table:table-cell>
          <table:table-cell office:value-type="float" office:value="-0.00000145257" calcext:value-type="float">
            <text:p>-1.45257E-0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-0.724165" calcext:value-type="float">
            <text:p>-0.724165</text:p>
          </table:table-cell>
          <table:table-cell office:value-type="float" office:value="0.000288685" calcext:value-type="float">
            <text:p>0.000288685</text:p>
          </table:table-cell>
          <table:table-cell office:value-type="float" office:value="0.0000515352" calcext:value-type="float">
            <text:p>5.15352E-05</text:p>
          </table:table-cell>
          <table:table-cell office:value-type="float" office:value="-0.00000150985" calcext:value-type="float">
            <text:p>-1.50985E-06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0.734077" calcext:value-type="float">
            <text:p>-0.734077</text:p>
          </table:table-cell>
          <table:table-cell office:value-type="float" office:value="0.000292632" calcext:value-type="float">
            <text:p>0.000292632</text:p>
          </table:table-cell>
          <table:table-cell office:value-type="float" office:value="0.0000603801" calcext:value-type="float">
            <text:p>6.03801E-05</text:p>
          </table:table-cell>
          <table:table-cell office:value-type="float" office:value="-0.00000176327" calcext:value-type="float">
            <text:p>-1.76327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43755" calcext:value-type="float">
            <text:p>-0.743755</text:p>
          </table:table-cell>
          <table:table-cell office:value-type="float" office:value="0.000296482" calcext:value-type="float">
            <text:p>0.000296482</text:p>
          </table:table-cell>
          <table:table-cell office:value-type="float" office:value="0.0000691976" calcext:value-type="float">
            <text:p>6.91976E-05</text:p>
          </table:table-cell>
          <table:table-cell office:value-type="float" office:value="-0.00000131772" calcext:value-type="float">
            <text:p>-1.31772E-06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-0.753263" calcext:value-type="float">
            <text:p>-0.753263</text:p>
          </table:table-cell>
          <table:table-cell office:value-type="float" office:value="0.000300268" calcext:value-type="float">
            <text:p>0.000300268</text:p>
          </table:table-cell>
          <table:table-cell office:value-type="float" office:value="0.0000780189" calcext:value-type="float">
            <text:p>7.80189E-05</text:p>
          </table:table-cell>
          <table:table-cell office:value-type="float" office:value="-0.00000199497" calcext:value-type="float">
            <text:p>-1.99497E-06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0.762528" calcext:value-type="float">
            <text:p>-0.762528</text:p>
          </table:table-cell>
          <table:table-cell office:value-type="float" office:value="0.000303953" calcext:value-type="float">
            <text:p>0.000303953</text:p>
          </table:table-cell>
          <table:table-cell office:value-type="float" office:value="0.0000868058" calcext:value-type="float">
            <text:p>8.68058E-05</text:p>
          </table:table-cell>
          <table:table-cell office:value-type="float" office:value="-0.0000015415" calcext:value-type="float">
            <text:p>-1.5415E-06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-0.77159" calcext:value-type="float">
            <text:p>-0.77159</text:p>
          </table:table-cell>
          <table:table-cell office:value-type="float" office:value="0.000307558" calcext:value-type="float">
            <text:p>0.000307558</text:p>
          </table:table-cell>
          <table:table-cell office:value-type="float" office:value="0.0000955782" calcext:value-type="float">
            <text:p>9.55782E-05</text:p>
          </table:table-cell>
          <table:table-cell office:value-type="float" office:value="-0.00000151677" calcext:value-type="float">
            <text:p>-1.51677E-06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0.780462" calcext:value-type="float">
            <text:p>-0.780462</text:p>
          </table:table-cell>
          <table:table-cell office:value-type="float" office:value="0.000311091" calcext:value-type="float">
            <text:p>0.000311091</text:p>
          </table:table-cell>
          <table:table-cell office:value-type="float" office:value="0.000104342" calcext:value-type="float">
            <text:p>0.000104342</text:p>
          </table:table-cell>
          <table:table-cell office:value-type="float" office:value="-0.00000192186" calcext:value-type="float">
            <text:p>-1.92186E-06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-0.789089" calcext:value-type="float">
            <text:p>-0.789089</text:p>
          </table:table-cell>
          <table:table-cell office:value-type="float" office:value="0.000314522" calcext:value-type="float">
            <text:p>0.000314522</text:p>
          </table:table-cell>
          <table:table-cell office:value-type="float" office:value="0.000113067" calcext:value-type="float">
            <text:p>0.000113067</text:p>
          </table:table-cell>
          <table:table-cell office:value-type="float" office:value="-0.00000167309" calcext:value-type="float">
            <text:p>-1.67309E-0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-0.797515" calcext:value-type="float">
            <text:p>-0.797515</text:p>
          </table:table-cell>
          <table:table-cell office:value-type="float" office:value="0.000317876" calcext:value-type="float">
            <text:p>0.000317876</text:p>
          </table:table-cell>
          <table:table-cell office:value-type="float" office:value="0.000121776" calcext:value-type="float">
            <text:p>0.000121776</text:p>
          </table:table-cell>
          <table:table-cell office:value-type="float" office:value="-0.00000191133" calcext:value-type="float">
            <text:p>-1.91133E-06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-0.805701" calcext:value-type="float">
            <text:p>-0.805701</text:p>
          </table:table-cell>
          <table:table-cell office:value-type="float" office:value="0.000321132" calcext:value-type="float">
            <text:p>0.000321132</text:p>
          </table:table-cell>
          <table:table-cell office:value-type="float" office:value="0.000130447" calcext:value-type="float">
            <text:p>0.000130447</text:p>
          </table:table-cell>
          <table:table-cell office:value-type="float" office:value="-0.00000168725" calcext:value-type="float">
            <text:p>-1.68725E-0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0.813665" calcext:value-type="float">
            <text:p>-0.813665</text:p>
          </table:table-cell>
          <table:table-cell office:value-type="float" office:value="0.000324299" calcext:value-type="float">
            <text:p>0.000324299</text:p>
          </table:table-cell>
          <table:table-cell office:value-type="float" office:value="0.000139088" calcext:value-type="float">
            <text:p>0.000139088</text:p>
          </table:table-cell>
          <table:table-cell office:value-type="float" office:value="-0.00000174596" calcext:value-type="float">
            <text:p>-1.74596E-06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-0.821429" calcext:value-type="float">
            <text:p>-0.821429</text:p>
          </table:table-cell>
          <table:table-cell office:value-type="float" office:value="0.000327391" calcext:value-type="float">
            <text:p>0.000327391</text:p>
          </table:table-cell>
          <table:table-cell office:value-type="float" office:value="0.000147711" calcext:value-type="float">
            <text:p>0.000147711</text:p>
          </table:table-cell>
          <table:table-cell office:value-type="float" office:value="-0.0000021052" calcext:value-type="float">
            <text:p>-2.1052E-06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-0.828906" calcext:value-type="float">
            <text:p>-0.828906</text:p>
          </table:table-cell>
          <table:table-cell office:value-type="float" office:value="0.000330362" calcext:value-type="float">
            <text:p>0.000330362</text:p>
          </table:table-cell>
          <table:table-cell office:value-type="float" office:value="0.000156269" calcext:value-type="float">
            <text:p>0.000156269</text:p>
          </table:table-cell>
          <table:table-cell office:value-type="float" office:value="-0.00000165296" calcext:value-type="float">
            <text:p>-1.65296E-06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-0.836208" calcext:value-type="float">
            <text:p>-0.836208</text:p>
          </table:table-cell>
          <table:table-cell office:value-type="float" office:value="0.000333269" calcext:value-type="float">
            <text:p>0.000333269</text:p>
          </table:table-cell>
          <table:table-cell office:value-type="float" office:value="0.000164818" calcext:value-type="float">
            <text:p>0.000164818</text:p>
          </table:table-cell>
          <table:table-cell office:value-type="float" office:value="-0.00000191663" calcext:value-type="float">
            <text:p>-1.91663E-0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0.843231" calcext:value-type="float">
            <text:p>-0.843231</text:p>
          </table:table-cell>
          <table:table-cell office:value-type="float" office:value="0.000336061" calcext:value-type="float">
            <text:p>0.000336061</text:p>
          </table:table-cell>
          <table:table-cell office:value-type="float" office:value="0.000173303" calcext:value-type="float">
            <text:p>0.000173303</text:p>
          </table:table-cell>
          <table:table-cell office:value-type="float" office:value="-0.00000193181" calcext:value-type="float">
            <text:p>-1.93181E-06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-0.850029" calcext:value-type="float">
            <text:p>-0.850029</text:p>
          </table:table-cell>
          <table:table-cell office:value-type="float" office:value="0.000338764" calcext:value-type="float">
            <text:p>0.000338764</text:p>
          </table:table-cell>
          <table:table-cell office:value-type="float" office:value="0.000181752" calcext:value-type="float">
            <text:p>0.000181752</text:p>
          </table:table-cell>
          <table:table-cell office:value-type="float" office:value="-0.00000184173" calcext:value-type="float">
            <text:p>-1.84173E-0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0.856604" calcext:value-type="float">
            <text:p>-0.856604</text:p>
          </table:table-cell>
          <table:table-cell office:value-type="float" office:value="0.000341381" calcext:value-type="float">
            <text:p>0.000341381</text:p>
          </table:table-cell>
          <table:table-cell office:value-type="float" office:value="0.000190165" calcext:value-type="float">
            <text:p>0.000190165</text:p>
          </table:table-cell>
          <table:table-cell office:value-type="float" office:value="-0.00000210083" calcext:value-type="float">
            <text:p>-2.10083E-0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-0.862908" calcext:value-type="float">
            <text:p>-0.862908</text:p>
          </table:table-cell>
          <table:table-cell office:value-type="float" office:value="0.000343886" calcext:value-type="float">
            <text:p>0.000343886</text:p>
          </table:table-cell>
          <table:table-cell office:value-type="float" office:value="0.000198514" calcext:value-type="float">
            <text:p>0.000198514</text:p>
          </table:table-cell>
          <table:table-cell office:value-type="float" office:value="-0.00000192924" calcext:value-type="float">
            <text:p>-1.92924E-0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0.868976" calcext:value-type="float">
            <text:p>-0.868976</text:p>
          </table:table-cell>
          <table:table-cell office:value-type="float" office:value="0.000346299" calcext:value-type="float">
            <text:p>0.000346299</text:p>
          </table:table-cell>
          <table:table-cell office:value-type="float" office:value="0.000206818" calcext:value-type="float">
            <text:p>0.000206818</text:p>
          </table:table-cell>
          <table:table-cell office:value-type="float" office:value="-0.00000202077" calcext:value-type="float">
            <text:p>-2.02077E-06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-0.874796" calcext:value-type="float">
            <text:p>-0.874796</text:p>
          </table:table-cell>
          <table:table-cell office:value-type="float" office:value="0.000348614" calcext:value-type="float">
            <text:p>0.000348614</text:p>
          </table:table-cell>
          <table:table-cell office:value-type="float" office:value="0.000215068" calcext:value-type="float">
            <text:p>0.000215068</text:p>
          </table:table-cell>
          <table:table-cell office:value-type="float" office:value="-0.00000205533" calcext:value-type="float">
            <text:p>-2.05533E-06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-0.88036" calcext:value-type="float">
            <text:p>-0.88036</text:p>
          </table:table-cell>
          <table:table-cell office:value-type="float" office:value="0.000350825" calcext:value-type="float">
            <text:p>0.000350825</text:p>
          </table:table-cell>
          <table:table-cell office:value-type="float" office:value="0.000223259" calcext:value-type="float">
            <text:p>0.000223259</text:p>
          </table:table-cell>
          <table:table-cell office:value-type="float" office:value="-0.0000019844" calcext:value-type="float">
            <text:p>-1.9844E-06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-0.885686" calcext:value-type="float">
            <text:p>-0.885686</text:p>
          </table:table-cell>
          <table:table-cell office:value-type="float" office:value="0.000352943" calcext:value-type="float">
            <text:p>0.000352943</text:p>
          </table:table-cell>
          <table:table-cell office:value-type="float" office:value="0.0002314" calcext:value-type="float">
            <text:p>0.0002314</text:p>
          </table:table-cell>
          <table:table-cell office:value-type="float" office:value="-0.00000206685" calcext:value-type="float">
            <text:p>-2.06685E-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890733" calcext:value-type="float">
            <text:p>-0.890733</text:p>
          </table:table-cell>
          <table:table-cell office:value-type="float" office:value="0.000354948" calcext:value-type="float">
            <text:p>0.000354948</text:p>
          </table:table-cell>
          <table:table-cell office:value-type="float" office:value="0.000239466" calcext:value-type="float">
            <text:p>0.000239466</text:p>
          </table:table-cell>
          <table:table-cell office:value-type="float" office:value="-0.000001998" calcext:value-type="float">
            <text:p>-1.998E-06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-0.895551" calcext:value-type="float">
            <text:p>-0.895551</text:p>
          </table:table-cell>
          <table:table-cell office:value-type="float" office:value="0.000356864" calcext:value-type="float">
            <text:p>0.000356864</text:p>
          </table:table-cell>
          <table:table-cell office:value-type="float" office:value="0.000247484" calcext:value-type="float">
            <text:p>0.000247484</text:p>
          </table:table-cell>
          <table:table-cell office:value-type="float" office:value="-0.00000225586" calcext:value-type="float">
            <text:p>-2.25586E-0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-0.900086" calcext:value-type="float">
            <text:p>-0.900086</text:p>
          </table:table-cell>
          <table:table-cell office:value-type="float" office:value="0.000358665" calcext:value-type="float">
            <text:p>0.000358665</text:p>
          </table:table-cell>
          <table:table-cell office:value-type="float" office:value="0.000255423" calcext:value-type="float">
            <text:p>0.000255423</text:p>
          </table:table-cell>
          <table:table-cell office:value-type="float" office:value="-0.00000215661" calcext:value-type="float">
            <text:p>-2.15661E-06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-0.904358" calcext:value-type="float">
            <text:p>-0.904358</text:p>
          </table:table-cell>
          <table:table-cell office:value-type="float" office:value="0.000360361" calcext:value-type="float">
            <text:p>0.000360361</text:p>
          </table:table-cell>
          <table:table-cell office:value-type="float" office:value="0.000263293" calcext:value-type="float">
            <text:p>0.000263293</text:p>
          </table:table-cell>
          <table:table-cell office:value-type="float" office:value="-0.00000191461" calcext:value-type="float">
            <text:p>-1.91461E-0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0.908389" calcext:value-type="float">
            <text:p>-0.908389</text:p>
          </table:table-cell>
          <table:table-cell office:value-type="float" office:value="0.000361963" calcext:value-type="float">
            <text:p>0.000361963</text:p>
          </table:table-cell>
          <table:table-cell office:value-type="float" office:value="0.000271103" calcext:value-type="float">
            <text:p>0.000271103</text:p>
          </table:table-cell>
          <table:table-cell office:value-type="float" office:value="-0.00000230463" calcext:value-type="float">
            <text:p>-2.30463E-06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-0.912138" calcext:value-type="float">
            <text:p>-0.912138</text:p>
          </table:table-cell>
          <table:table-cell office:value-type="float" office:value="0.000363452" calcext:value-type="float">
            <text:p>0.000363452</text:p>
          </table:table-cell>
          <table:table-cell office:value-type="float" office:value="0.000278832" calcext:value-type="float">
            <text:p>0.000278832</text:p>
          </table:table-cell>
          <table:table-cell office:value-type="float" office:value="-0.00000209638" calcext:value-type="float">
            <text:p>-2.09638E-0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-0.915622" calcext:value-type="float">
            <text:p>-0.915622</text:p>
          </table:table-cell>
          <table:table-cell office:value-type="float" office:value="0.000364834" calcext:value-type="float">
            <text:p>0.000364834</text:p>
          </table:table-cell>
          <table:table-cell office:value-type="float" office:value="0.000286484" calcext:value-type="float">
            <text:p>0.000286484</text:p>
          </table:table-cell>
          <table:table-cell office:value-type="float" office:value="-0.00000232546" calcext:value-type="float">
            <text:p>-2.32546E-06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-0.918837" calcext:value-type="float">
            <text:p>-0.918837</text:p>
          </table:table-cell>
          <table:table-cell office:value-type="float" office:value="0.00036611" calcext:value-type="float">
            <text:p>0.00036611</text:p>
          </table:table-cell>
          <table:table-cell office:value-type="float" office:value="0.000294059" calcext:value-type="float">
            <text:p>0.000294059</text:p>
          </table:table-cell>
          <table:table-cell office:value-type="float" office:value="-0.0000020578" calcext:value-type="float">
            <text:p>-2.0578E-0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0.921772" calcext:value-type="float">
            <text:p>-0.921772</text:p>
          </table:table-cell>
          <table:table-cell office:value-type="float" office:value="0.000367273" calcext:value-type="float">
            <text:p>0.000367273</text:p>
          </table:table-cell>
          <table:table-cell office:value-type="float" office:value="0.000301547" calcext:value-type="float">
            <text:p>0.000301547</text:p>
          </table:table-cell>
          <table:table-cell office:value-type="float" office:value="-0.00000204735" calcext:value-type="float">
            <text:p>-2.04735E-06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-0.924472" calcext:value-type="float">
            <text:p>-0.924472</text:p>
          </table:table-cell>
          <table:table-cell office:value-type="float" office:value="0.000368347" calcext:value-type="float">
            <text:p>0.000368347</text:p>
          </table:table-cell>
          <table:table-cell office:value-type="float" office:value="0.000308971" calcext:value-type="float">
            <text:p>0.000308971</text:p>
          </table:table-cell>
          <table:table-cell office:value-type="float" office:value="-0.00000260913" calcext:value-type="float">
            <text:p>-2.60913E-0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0.92685" calcext:value-type="float">
            <text:p>-0.92685</text:p>
          </table:table-cell>
          <table:table-cell office:value-type="float" office:value="0.000369287" calcext:value-type="float">
            <text:p>0.000369287</text:p>
          </table:table-cell>
          <table:table-cell office:value-type="float" office:value="0.000316285" calcext:value-type="float">
            <text:p>0.000316285</text:p>
          </table:table-cell>
          <table:table-cell office:value-type="float" office:value="-0.00000202924" calcext:value-type="float">
            <text:p>-2.02924E-06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-0.92898" calcext:value-type="float">
            <text:p>-0.92898</text:p>
          </table:table-cell>
          <table:table-cell office:value-type="float" office:value="0.000370131" calcext:value-type="float">
            <text:p>0.000370131</text:p>
          </table:table-cell>
          <table:table-cell office:value-type="float" office:value="0.000323524" calcext:value-type="float">
            <text:p>0.000323524</text:p>
          </table:table-cell>
          <table:table-cell office:value-type="float" office:value="-0.00000222215" calcext:value-type="float">
            <text:p>-2.22215E-0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0.930835" calcext:value-type="float">
            <text:p>-0.930835</text:p>
          </table:table-cell>
          <table:table-cell office:value-type="float" office:value="0.000370866" calcext:value-type="float">
            <text:p>0.000370866</text:p>
          </table:table-cell>
          <table:table-cell office:value-type="float" office:value="0.000330673" calcext:value-type="float">
            <text:p>0.000330673</text:p>
          </table:table-cell>
          <table:table-cell office:value-type="float" office:value="-0.00000256669" calcext:value-type="float">
            <text:p>-2.56669E-06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-0.925527" calcext:value-type="float">
            <text:p>-0.925527</text:p>
          </table:table-cell>
          <table:table-cell office:value-type="float" office:value="0.000367904" calcext:value-type="float">
            <text:p>0.000367904</text:p>
          </table:table-cell>
          <table:table-cell office:value-type="float" office:value="0.00033392" calcext:value-type="float">
            <text:p>0.00033392</text:p>
          </table:table-cell>
          <table:table-cell office:value-type="float" office:value="0.00012138" calcext:value-type="float">
            <text:p>0.00012138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-0.913935" calcext:value-type="float">
            <text:p>-0.913935</text:p>
          </table:table-cell>
          <table:table-cell office:value-type="float" office:value="0.000361715" calcext:value-type="float">
            <text:p>0.000361715</text:p>
          </table:table-cell>
          <table:table-cell office:value-type="float" office:value="0.000333195" calcext:value-type="float">
            <text:p>0.000333195</text:p>
          </table:table-cell>
          <table:table-cell office:value-type="float" office:value="0.000351153" calcext:value-type="float">
            <text:p>0.00035115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-0.907038" calcext:value-type="float">
            <text:p>-0.907038</text:p>
          </table:table-cell>
          <table:table-cell office:value-type="float" office:value="0.000358026" calcext:value-type="float">
            <text:p>0.000358026</text:p>
          </table:table-cell>
          <table:table-cell office:value-type="float" office:value="0.000333743" calcext:value-type="float">
            <text:p>0.000333743</text:p>
          </table:table-cell>
          <table:table-cell office:value-type="float" office:value="0.000489114" calcext:value-type="float">
            <text:p>0.00048911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0.906064" calcext:value-type="float">
            <text:p>-0.906064</text:p>
          </table:table-cell>
          <table:table-cell office:value-type="float" office:value="0.000357466" calcext:value-type="float">
            <text:p>0.000357466</text:p>
          </table:table-cell>
          <table:table-cell office:value-type="float" office:value="0.000336003" calcext:value-type="float">
            <text:p>0.000336003</text:p>
          </table:table-cell>
          <table:table-cell office:value-type="float" office:value="0.000513918" calcext:value-type="float">
            <text:p>0.000513918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-0.906933" calcext:value-type="float">
            <text:p>-0.906933</text:p>
          </table:table-cell>
          <table:table-cell office:value-type="float" office:value="0.000357896" calcext:value-type="float">
            <text:p>0.000357896</text:p>
          </table:table-cell>
          <table:table-cell office:value-type="float" office:value="0.000337833" calcext:value-type="float">
            <text:p>0.000337833</text:p>
          </table:table-cell>
          <table:table-cell office:value-type="float" office:value="0.000501287" calcext:value-type="float">
            <text:p>0.000501287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-0.914294" calcext:value-type="float">
            <text:p>-0.914294</text:p>
          </table:table-cell>
          <table:table-cell office:value-type="float" office:value="0.000361736" calcext:value-type="float">
            <text:p>0.000361736</text:p>
          </table:table-cell>
          <table:table-cell office:value-type="float" office:value="0.000342017" calcext:value-type="float">
            <text:p>0.000342017</text:p>
          </table:table-cell>
          <table:table-cell office:value-type="float" office:value="0.000364473" calcext:value-type="float">
            <text:p>0.000364473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-0.927056" calcext:value-type="float">
            <text:p>-0.927056</text:p>
          </table:table-cell>
          <table:table-cell office:value-type="float" office:value="0.000368399" calcext:value-type="float">
            <text:p>0.000368399</text:p>
          </table:table-cell>
          <table:table-cell office:value-type="float" office:value="0.000348646" calcext:value-type="float">
            <text:p>0.000348646</text:p>
          </table:table-cell>
          <table:table-cell office:value-type="float" office:value="0.000135007" calcext:value-type="float">
            <text:p>0.0001350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934526" calcext:value-type="float">
            <text:p>-0.934526</text:p>
          </table:table-cell>
          <table:table-cell office:value-type="float" office:value="0.000372301" calcext:value-type="float">
            <text:p>0.000372301</text:p>
          </table:table-cell>
          <table:table-cell office:value-type="float" office:value="0.000352493" calcext:value-type="float">
            <text:p>0.000352493</text:p>
          </table:table-cell>
          <table:table-cell office:value-type="float" office:value="-0.000000132134" calcext:value-type="float">
            <text:p>-1.32134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8:09.886652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6T18:55:49.394738003</dc:date>
    <meta:editing-duration>PT2M38S</meta:editing-duration>
    <meta:editing-cycles>1</meta:editing-cycles>
    <meta:document-statistic meta:table-count="1" meta:cell-count="19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line" chart:style-name="ch1">
        <chart:legend chart:legend-position="end" svg:x="13.173cm" svg:y="3.955cm" style:legend-expansion="high" chart:style-name="ch2"/>
        <chart:plot-area chart:style-name="ch3" table:cell-range-address="torque.A1:torque.B381 torque.E1:torque.E381" chart:data-source-has-labels="column" svg:x="0.32cm" svg:y="0.18cm" svg:width="12.533cm" svg:height="8.646cm">
          <chartooo:coordinate-region svg:x="1.153cm" svg:y="0.38cm" svg:width="11.56cm" svg:height="8.247cm"/>
          <chart:axis chart:dimension="x" chart:name="primary-x" chart:style-name="ch4" chartooo:axis-type="auto">
            <chartooo:date-scale/>
            <chart:categories table:cell-range-address="torque.A1:torque.A3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rque.B1:torque.B381" chart:class="chart:line">
            <chart:data-point chart:repeated="381"/>
          </chart:series>
          <chart:series chart:style-name="ch7" chart:values-cell-range-address="torque.E1:torque.E381" chart:class="chart:line">
            <chart:data-point chart:repeated="3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orque.A1:torque.A381</svg:desc>
                </draw:g>
              </table:table-cell>
              <table:table-cell office:value-type="float" office:value="-0.935908">
                <text:p>-0.935908</text:p>
                <draw:g>
                  <svg:desc>torque.B1:torque.B381</svg:desc>
                </draw:g>
              </table:table-cell>
              <table:table-cell office:value-type="float" office:value="0">
                <text:p>0</text:p>
                <draw:g>
                  <svg:desc>torque.E1:torque.E38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-0.729427">
                <text:p>-0.729427</text:p>
              </table:table-cell>
              <table:table-cell office:value-type="float" office:value="0.0037453">
                <text:p>0.003745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-0.830184">
                <text:p>-0.830184</text:p>
              </table:table-cell>
              <table:table-cell office:value-type="float" office:value="0.00188417">
                <text:p>0.0018841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-1.07484">
                <text:p>-1.07484</text:p>
              </table:table-cell>
              <table:table-cell office:value-type="float" office:value="-0.00258798">
                <text:p>-0.0025879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1.03534">
                <text:p>-1.03534</text:p>
              </table:table-cell>
              <table:table-cell office:value-type="float" office:value="-0.00188306">
                <text:p>-0.0018830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0.933749">
                <text:p>-0.933749</text:p>
              </table:table-cell>
              <table:table-cell office:value-type="float" office:value="-0.000050684">
                <text:p>-0.00005068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0.891743">
                <text:p>-0.891743</text:p>
              </table:table-cell>
              <table:table-cell office:value-type="float" office:value="0.000688651">
                <text:p>0.00068865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-0.897666">
                <text:p>-0.897666</text:p>
              </table:table-cell>
              <table:table-cell office:value-type="float" office:value="0.000546317">
                <text:p>0.00054631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91592">
                <text:p>-0.91592</text:p>
              </table:table-cell>
              <table:table-cell office:value-type="float" office:value="0.000172367">
                <text:p>0.00017236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0.923924">
                <text:p>-0.923924</text:p>
              </table:table-cell>
              <table:table-cell office:value-type="float" office:value="-0.0000204485">
                <text:p>-0.000020448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0.922173">
                <text:p>-0.922173</text:p>
              </table:table-cell>
              <table:table-cell office:value-type="float" office:value="-0.0000403931">
                <text:p>-0.000040393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917639">
                <text:p>-0.917639</text:p>
              </table:table-cell>
              <table:table-cell office:value-type="float" office:value="-0.0000143742">
                <text:p>-0.000014374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913472">
                <text:p>-0.913472</text:p>
              </table:table-cell>
              <table:table-cell office:value-type="float" office:value="0.0000000320913">
                <text:p>0.000000032091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909774">
                <text:p>-0.909774</text:p>
              </table:table-cell>
              <table:table-cell office:value-type="float" office:value="0.000000842324">
                <text:p>0.00000084232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05987">
                <text:p>-0.905987</text:p>
              </table:table-cell>
              <table:table-cell office:value-type="float" office:value="-0.00000141299">
                <text:p>-0.0000014129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0.90185">
                <text:p>-0.90185</text:p>
              </table:table-cell>
              <table:table-cell office:value-type="float" office:value="-0.00000223063">
                <text:p>-0.0000022306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897417">
                <text:p>-0.897417</text:p>
              </table:table-cell>
              <table:table-cell office:value-type="float" office:value="-0.00000256164">
                <text:p>-0.0000025616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-0.8927">
                <text:p>-0.8927</text:p>
              </table:table-cell>
              <table:table-cell office:value-type="float" office:value="-0.00000226275">
                <text:p>-0.000002262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887726">
                <text:p>-0.887726</text:p>
              </table:table-cell>
              <table:table-cell office:value-type="float" office:value="-0.0000020256">
                <text:p>-0.00000202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-0.882506">
                <text:p>-0.882506</text:p>
              </table:table-cell>
              <table:table-cell office:value-type="float" office:value="-0.000002159">
                <text:p>-0.0000021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877028">
                <text:p>-0.877028</text:p>
              </table:table-cell>
              <table:table-cell office:value-type="float" office:value="-0.0000020256">
                <text:p>-0.000002025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-0.871297">
                <text:p>-0.871297</text:p>
              </table:table-cell>
              <table:table-cell office:value-type="float" office:value="-0.00000205772">
                <text:p>-0.0000020577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-0.865323">
                <text:p>-0.865323</text:p>
              </table:table-cell>
              <table:table-cell office:value-type="float" office:value="-0.00000215653">
                <text:p>-0.00000215653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-0.859089">
                <text:p>-0.859089</text:p>
              </table:table-cell>
              <table:table-cell office:value-type="float" office:value="-0.00000206266">
                <text:p>-0.000002062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852613">
                <text:p>-0.852613</text:p>
              </table:table-cell>
              <table:table-cell office:value-type="float" office:value="-0.0000019515">
                <text:p>-0.000001951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-0.845904">
                <text:p>-0.845904</text:p>
              </table:table-cell>
              <table:table-cell office:value-type="float" office:value="-0.00000213182">
                <text:p>-0.0000021318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-0.838942">
                <text:p>-0.838942</text:p>
              </table:table-cell>
              <table:table-cell office:value-type="float" office:value="-0.00000205772">
                <text:p>-0.0000020577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-0.831745">
                <text:p>-0.831745</text:p>
              </table:table-cell>
              <table:table-cell office:value-type="float" office:value="-0.00000182057">
                <text:p>-0.00000182057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0.824312">
                <text:p>-0.824312</text:p>
              </table:table-cell>
              <table:table-cell office:value-type="float" office:value="-0.00000195644">
                <text:p>-0.00000195644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-0.816653">
                <text:p>-0.816653</text:p>
              </table:table-cell>
              <table:table-cell office:value-type="float" office:value="-0.00000199102">
                <text:p>-0.0000019910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0.808757">
                <text:p>-0.808757</text:p>
              </table:table-cell>
              <table:table-cell office:value-type="float" office:value="-0.00000182304">
                <text:p>-0.0000018230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800637">
                <text:p>-0.800637</text:p>
              </table:table-cell>
              <table:table-cell office:value-type="float" office:value="-0.00000192185">
                <text:p>-0.0000019218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792293">
                <text:p>-0.792293</text:p>
              </table:table-cell>
              <table:table-cell office:value-type="float" office:value="-0.00000196138">
                <text:p>-0.00000196138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783723">
                <text:p>-0.783723</text:p>
              </table:table-cell>
              <table:table-cell office:value-type="float" office:value="-0.00000175141">
                <text:p>-0.0000017514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774939">
                <text:p>-0.774939</text:p>
              </table:table-cell>
              <table:table-cell office:value-type="float" office:value="-0.00000178599">
                <text:p>-0.00000178599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0.765931">
                <text:p>-0.765931</text:p>
              </table:table-cell>
              <table:table-cell office:value-type="float" office:value="-0.00000166248">
                <text:p>-0.0000016624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756725">
                <text:p>-0.756725</text:p>
              </table:table-cell>
              <table:table-cell office:value-type="float" office:value="-0.00000191938">
                <text:p>-0.0000019193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0.747296">
                <text:p>-0.747296</text:p>
              </table:table-cell>
              <table:table-cell office:value-type="float" office:value="-0.00000168224">
                <text:p>-0.0000016822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0.73767">
                <text:p>-0.73767</text:p>
              </table:table-cell>
              <table:table-cell office:value-type="float" office:value="-0.00000176129">
                <text:p>-0.00000176129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727832">
                <text:p>-0.727832</text:p>
              </table:table-cell>
              <table:table-cell office:value-type="float" office:value="-0.0000016773">
                <text:p>-0.00000167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717798">
                <text:p>-0.717798</text:p>
              </table:table-cell>
              <table:table-cell office:value-type="float" office:value="-0.00000166001">
                <text:p>-0.0000016600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-0.707565">
                <text:p>-0.707565</text:p>
              </table:table-cell>
              <table:table-cell office:value-type="float" office:value="-0.00000158837">
                <text:p>-0.0000015883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697138">
                <text:p>-0.697138</text:p>
              </table:table-cell>
              <table:table-cell office:value-type="float" office:value="-0.00000165507">
                <text:p>-0.00000165507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-0.686521">
                <text:p>-0.686521</text:p>
              </table:table-cell>
              <table:table-cell office:value-type="float" office:value="-0.00000154144">
                <text:p>-0.00000154144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-0.675715">
                <text:p>-0.675715</text:p>
              </table:table-cell>
              <table:table-cell office:value-type="float" office:value="-0.00000152909">
                <text:p>-0.00000152909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-0.664729">
                <text:p>-0.664729</text:p>
              </table:table-cell>
              <table:table-cell office:value-type="float" office:value="-0.00000155379">
                <text:p>-0.0000015537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-0.653554">
                <text:p>-0.653554</text:p>
              </table:table-cell>
              <table:table-cell office:value-type="float" office:value="-0.00000144016">
                <text:p>-0.00000144016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-0.642221">
                <text:p>-0.642221</text:p>
              </table:table-cell>
              <table:table-cell office:value-type="float" office:value="-0.00000169459">
                <text:p>-0.0000016945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630677">
                <text:p>-0.630677</text:p>
              </table:table-cell>
              <table:table-cell office:value-type="float" office:value="-0.00000124501">
                <text:p>-0.0000012450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-0.618998">
                <text:p>-0.618998</text:p>
              </table:table-cell>
              <table:table-cell office:value-type="float" office:value="-0.00000138829">
                <text:p>-0.0000013882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607135">
                <text:p>-0.607135</text:p>
              </table:table-cell>
              <table:table-cell office:value-type="float" office:value="-0.00000147968">
                <text:p>-0.00000147968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-0.595113">
                <text:p>-0.595113</text:p>
              </table:table-cell>
              <table:table-cell office:value-type="float" office:value="-0.00000128454">
                <text:p>-0.0000012845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582932">
                <text:p>-0.582932</text:p>
              </table:table-cell>
              <table:table-cell office:value-type="float" office:value="-0.00000138582">
                <text:p>-0.00000138582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-0.570581">
                <text:p>-0.570581</text:p>
              </table:table-cell>
              <table:table-cell office:value-type="float" office:value="-0.00000121043">
                <text:p>-0.0000012104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0.558097">
                <text:p>-0.558097</text:p>
              </table:table-cell>
              <table:table-cell office:value-type="float" office:value="-0.00000125242">
                <text:p>-0.00000125242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-0.545451">
                <text:p>-0.545451</text:p>
              </table:table-cell>
              <table:table-cell office:value-type="float" office:value="-0.00000137593">
                <text:p>-0.0000013759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532665">
                <text:p>-0.532665</text:p>
              </table:table-cell>
              <table:table-cell office:value-type="float" office:value="-0.00000122278">
                <text:p>-0.00000122278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-0.519725">
                <text:p>-0.519725</text:p>
              </table:table-cell>
              <table:table-cell office:value-type="float" office:value="-0.000000980698">
                <text:p>-0.00000098069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0.506664">
                <text:p>-0.506664</text:p>
              </table:table-cell>
              <table:table-cell office:value-type="float" office:value="-0.00000134382">
                <text:p>-0.00000134382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-0.493453">
                <text:p>-0.493453</text:p>
              </table:table-cell>
              <table:table-cell office:value-type="float" office:value="-0.00000101528">
                <text:p>-0.000001015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480118">
                <text:p>-0.480118</text:p>
              </table:table-cell>
              <table:table-cell office:value-type="float" office:value="-0.00000104739">
                <text:p>-0.00000104739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-0.466658">
                <text:p>-0.466658</text:p>
              </table:table-cell>
              <table:table-cell office:value-type="float" office:value="-0.00000113879">
                <text:p>-0.0000011387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0.453067">
                <text:p>-0.453067</text:p>
              </table:table-cell>
              <table:table-cell office:value-type="float" office:value="-0.00000102516">
                <text:p>-0.00000102516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-0.439362">
                <text:p>-0.439362</text:p>
              </table:table-cell>
              <table:table-cell office:value-type="float" office:value="-0.00000100293">
                <text:p>-0.0000010029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425534">
                <text:p>-0.425534</text:p>
              </table:table-cell>
              <table:table-cell office:value-type="float" office:value="-0.00000101775">
                <text:p>-0.00000101775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-0.411598">
                <text:p>-0.411598</text:p>
              </table:table-cell>
              <table:table-cell office:value-type="float" office:value="-0.000000768259">
                <text:p>-0.000000768259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397553">
                <text:p>-0.397553</text:p>
              </table:table-cell>
              <table:table-cell office:value-type="float" office:value="-0.000000978228">
                <text:p>-0.000000978228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-0.38341">
                <text:p>-0.38341</text:p>
              </table:table-cell>
              <table:table-cell office:value-type="float" office:value="-0.00000089177">
                <text:p>-0.0000008917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369154">
                <text:p>-0.369154</text:p>
              </table:table-cell>
              <table:table-cell office:value-type="float" office:value="-0.000000899181">
                <text:p>-0.000000899181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-0.354807">
                <text:p>-0.354807</text:p>
              </table:table-cell>
              <table:table-cell office:value-type="float" office:value="-0.000000741087">
                <text:p>-0.00000074108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340365">
                <text:p>-0.340365</text:p>
              </table:table-cell>
              <table:table-cell office:value-type="float" office:value="-0.000000755908">
                <text:p>-0.000000755908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-0.325835">
                <text:p>-0.325835</text:p>
              </table:table-cell>
              <table:table-cell office:value-type="float" office:value="-0.000000834955">
                <text:p>-0.00000083495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311218">
                <text:p>-0.311218</text:p>
              </table:table-cell>
              <table:table-cell office:value-type="float" office:value="-0.00000066451">
                <text:p>-0.00000066451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-0.296523">
                <text:p>-0.296523</text:p>
              </table:table-cell>
              <table:table-cell office:value-type="float" office:value="-0.000000627456">
                <text:p>-0.000000627456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0.28175">
                <text:p>-0.28175</text:p>
              </table:table-cell>
              <table:table-cell office:value-type="float" office:value="-0.000000731206">
                <text:p>-0.000000731206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-0.2669">
                <text:p>-0.2669</text:p>
              </table:table-cell>
              <table:table-cell office:value-type="float" office:value="-0.000000676861">
                <text:p>-0.000000676861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0.251974">
                <text:p>-0.251974</text:p>
              </table:table-cell>
              <table:table-cell office:value-type="float" office:value="-0.000000402666">
                <text:p>-0.000000402666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-0.236996">
                <text:p>-0.236996</text:p>
              </table:table-cell>
              <table:table-cell office:value-type="float" office:value="-0.000000563231">
                <text:p>-0.00000056323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0.221953">
                <text:p>-0.221953</text:p>
              </table:table-cell>
              <table:table-cell office:value-type="float" office:value="-0.000000587933">
                <text:p>-0.000000587933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-0.206847">
                <text:p>-0.206847</text:p>
              </table:table-cell>
              <table:table-cell office:value-type="float" office:value="-0.000000540999">
                <text:p>-0.0000005409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191687">
                <text:p>-0.191687</text:p>
              </table:table-cell>
              <table:table-cell office:value-type="float" office:value="-0.000000466892">
                <text:p>-0.000000466892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-0.17648">
                <text:p>-0.17648</text:p>
              </table:table-cell>
              <table:table-cell office:value-type="float" office:value="-0.000000348321">
                <text:p>-0.000000348321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161228">
                <text:p>-0.161228</text:p>
              </table:table-cell>
              <table:table-cell office:value-type="float" office:value="-0.000000461952">
                <text:p>-0.000000461952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-0.145931">
                <text:p>-0.145931</text:p>
              </table:table-cell>
              <table:table-cell office:value-type="float" office:value="-0.000000306327">
                <text:p>-0.000000306327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130597">
                <text:p>-0.130597</text:p>
              </table:table-cell>
              <table:table-cell office:value-type="float" office:value="-0.000000301387">
                <text:p>-0.000000301387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-0.115229">
                <text:p>-0.115229</text:p>
              </table:table-cell>
              <table:table-cell office:value-type="float" office:value="-0.000000298917">
                <text:p>-0.000000298917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0998363">
                <text:p>-0.0998363</text:p>
              </table:table-cell>
              <table:table-cell office:value-type="float" office:value="-0.000000249512">
                <text:p>-0.000000249512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-0.0844123">
                <text:p>-0.0844123</text:p>
              </table:table-cell>
              <table:table-cell office:value-type="float" office:value="-0.000000266804">
                <text:p>-0.000000266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0689596">
                <text:p>-0.0689596</text:p>
              </table:table-cell>
              <table:table-cell office:value-type="float" office:value="-0.000000160584">
                <text:p>-0.000000160584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-0.0535056">
                <text:p>-0.0535056</text:p>
              </table:table-cell>
              <table:table-cell office:value-type="float" office:value="-0.000000192697">
                <text:p>-0.00000019269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0400535">
                <text:p>-0.0400535</text:p>
              </table:table-cell>
              <table:table-cell office:value-type="float" office:value="-0.0000330886">
                <text:p>-0.0000330886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-0.0380697">
                <text:p>-0.0380697</text:p>
              </table:table-cell>
              <table:table-cell office:value-type="float" office:value="-0.000244755">
                <text:p>-0.000244755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0376693">
                <text:p>-0.0376693</text:p>
              </table:table-cell>
              <table:table-cell office:value-type="float" office:value="-0.000433699">
                <text:p>-0.000433699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-0.0333337">
                <text:p>-0.0333337</text:p>
              </table:table-cell>
              <table:table-cell office:value-type="float" office:value="-0.000491755">
                <text:p>-0.00049175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0285129">
                <text:p>-0.0285129</text:p>
              </table:table-cell>
              <table:table-cell office:value-type="float" office:value="-0.000483173">
                <text:p>-0.000483173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-0.0300358">
                <text:p>-0.0300358</text:p>
              </table:table-cell>
              <table:table-cell office:value-type="float" office:value="-0.000684516">
                <text:p>-0.00068451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013211">
                <text:p>-0.013211</text:p>
              </table:table-cell>
              <table:table-cell office:value-type="float" office:value="-0.000583501">
                <text:p>-0.000583501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-0.00109418">
                <text:p>-0.00109418</text:p>
              </table:table-cell>
              <table:table-cell office:value-type="float" office:value="-0.000431373">
                <text:p>-0.000431373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0.000138232">
                <text:p>0.000138232</text:p>
              </table:table-cell>
              <table:table-cell office:value-type="float" office:value="-0.000434532">
                <text:p>-0.000434532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-0.00159782">
                <text:p>-0.00159782</text:p>
              </table:table-cell>
              <table:table-cell office:value-type="float" office:value="-0.000475933">
                <text:p>-0.0004759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235188">
                <text:p>-0.00235188</text:p>
              </table:table-cell>
              <table:table-cell office:value-type="float" office:value="-0.000335321">
                <text:p>-0.000335321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-0.00213491">
                <text:p>-0.00213491</text:p>
              </table:table-cell>
              <table:table-cell office:value-type="float" office:value="-0.000119514">
                <text:p>-0.00011951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00184857">
                <text:p>-0.00184857</text:p>
              </table:table-cell>
              <table:table-cell office:value-type="float" office:value="-0.0000404203">
                <text:p>-0.0000404203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-0.00174519">
                <text:p>-0.00174519</text:p>
              </table:table-cell>
              <table:table-cell office:value-type="float" office:value="-0.0000129267">
                <text:p>-0.000012926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0.00176178">
                <text:p>-0.00176178</text:p>
              </table:table-cell>
              <table:table-cell office:value-type="float" office:value="-0.00000452792">
                <text:p>-0.00000452792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-0.00176745">
                <text:p>-0.00176745</text:p>
              </table:table-cell>
              <table:table-cell office:value-type="float" office:value="-0.00000159576">
                <text:p>-0.0000015957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00175626">
                <text:p>-0.00175626</text:p>
              </table:table-cell>
              <table:table-cell office:value-type="float" office:value="-0.000000622496">
                <text:p>-0.000000622496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-0.00174929">
                <text:p>-0.00174929</text:p>
              </table:table-cell>
              <table:table-cell office:value-type="float" office:value="-0.000000175386">
                <text:p>-0.00000017538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00173364">
                <text:p>-0.00173364</text:p>
              </table:table-cell>
              <table:table-cell office:value-type="float" office:value="-0.000000133392">
                <text:p>-0.000000133392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-0.00171988">
                <text:p>-0.00171988</text:p>
              </table:table-cell>
              <table:table-cell office:value-type="float" office:value="-0.0000000691663">
                <text:p>-0.000000069166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00171192">
                <text:p>-0.00171192</text:p>
              </table:table-cell>
              <table:table-cell office:value-type="float" office:value="0.0000000321129">
                <text:p>0.0000000321129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-0.0016962">
                <text:p>-0.0016962</text:p>
              </table:table-cell>
              <table:table-cell office:value-type="float" office:value="0.0000000395236">
                <text:p>0.000000039523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00168881">
                <text:p>-0.00168881</text:p>
              </table:table-cell>
              <table:table-cell office:value-type="float" office:value="-0.00000000741065">
                <text:p>-0.00000000741065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-0.00167503">
                <text:p>-0.00167503</text:p>
              </table:table-cell>
              <table:table-cell office:value-type="float" office:value="-0.000000098809">
                <text:p>-0.00000009880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00166115">
                <text:p>-0.00166115</text:p>
              </table:table-cell>
              <table:table-cell office:value-type="float" office:value="0.0000000741067">
                <text:p>0.0000000741067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-0.0016515">
                <text:p>-0.0016515</text:p>
              </table:table-cell>
              <table:table-cell office:value-type="float" office:value="0.0000000271725">
                <text:p>0.000000027172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0.00163938">
                <text:p>-0.00163938</text:p>
              </table:table-cell>
              <table:table-cell office:value-type="float" office:value="0.0000000370534">
                <text:p>0.0000000370534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-0.00163006">
                <text:p>-0.00163006</text:p>
              </table:table-cell>
              <table:table-cell office:value-type="float" office:value="-0.000000101279">
                <text:p>-0.000000101279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00161645">
                <text:p>-0.00161645</text:p>
              </table:table-cell>
              <table:table-cell office:value-type="float" office:value="0.0000000617556">
                <text:p>0.0000000617556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-0.00160471">
                <text:p>-0.00160471</text:p>
              </table:table-cell>
              <table:table-cell office:value-type="float" office:value="-0.0000000642258">
                <text:p>-0.000000064225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159108">
                <text:p>-0.00159108</text:p>
              </table:table-cell>
              <table:table-cell office:value-type="float" office:value="-0.00000000247025">
                <text:p>-0.00000000247025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-0.00158322">
                <text:p>-0.00158322</text:p>
              </table:table-cell>
              <table:table-cell office:value-type="float" office:value="0.00000000494047">
                <text:p>0.00000000494047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0.00156969">
                <text:p>-0.00156969</text:p>
              </table:table-cell>
              <table:table-cell office:value-type="float" office:value="0.0000000642258">
                <text:p>0.0000000642258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-0.00155366">
                <text:p>-0.00155366</text:p>
              </table:table-cell>
              <table:table-cell office:value-type="float" office:value="0.00000000741062">
                <text:p>0.0000000074106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0.0015503">
                <text:p>-0.0015503</text:p>
              </table:table-cell>
              <table:table-cell office:value-type="float" office:value="-0.0000000741067">
                <text:p>-0.0000000741067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-0.00153426">
                <text:p>-0.00153426</text:p>
              </table:table-cell>
              <table:table-cell office:value-type="float" office:value="0.000000098809">
                <text:p>0.000000098809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0.00152317">
                <text:p>-0.00152317</text:p>
              </table:table-cell>
              <table:table-cell office:value-type="float" office:value="-0.000000133392">
                <text:p>-0.000000133392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-0.00150882">
                <text:p>-0.00150882</text:p>
              </table:table-cell>
              <table:table-cell office:value-type="float" office:value="0.00000010622">
                <text:p>0.0000001062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0.00149697">
                <text:p>-0.00149697</text:p>
              </table:table-cell>
              <table:table-cell office:value-type="float" office:value="0.0000000024702">
                <text:p>0.0000000024702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-0.00149146">
                <text:p>-0.00149146</text:p>
              </table:table-cell>
              <table:table-cell office:value-type="float" office:value="-0.0000000765769">
                <text:p>-0.000000076576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0014759">
                <text:p>-0.0014759</text:p>
              </table:table-cell>
              <table:table-cell office:value-type="float" office:value="0.0000000321129">
                <text:p>0.0000000321129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-0.00146406">
                <text:p>-0.00146406</text:p>
              </table:table-cell>
              <table:table-cell office:value-type="float" office:value="0.00000000988089">
                <text:p>0.00000000988089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0.00145048">
                <text:p>-0.00145048</text:p>
              </table:table-cell>
              <table:table-cell office:value-type="float" office:value="0.0000000247022">
                <text:p>0.0000000247022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-0.00144271">
                <text:p>-0.00144271</text:p>
              </table:table-cell>
              <table:table-cell office:value-type="float" office:value="-0.0000000642258">
                <text:p>-0.0000000642258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0.00142686">
                <text:p>-0.00142686</text:p>
              </table:table-cell>
              <table:table-cell office:value-type="float" office:value="0.0000000765769">
                <text:p>0.0000000765769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-0.00141961">
                <text:p>-0.00141961</text:p>
              </table:table-cell>
              <table:table-cell office:value-type="float" office:value="-0.0000001161">
                <text:p>-0.000000116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0.00140441">
                <text:p>-0.00140441</text:p>
              </table:table-cell>
              <table:table-cell office:value-type="float" office:value="0.000000160565">
                <text:p>0.000000160565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-0.00139389">
                <text:p>-0.00139389</text:p>
              </table:table-cell>
              <table:table-cell office:value-type="float" office:value="-0.00000010869">
                <text:p>-0.00000010869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00138233">
                <text:p>-0.00138233</text:p>
              </table:table-cell>
              <table:table-cell office:value-type="float" office:value="0.00000000494045">
                <text:p>0.00000000494045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-0.00137045">
                <text:p>-0.00137045</text:p>
              </table:table-cell>
              <table:table-cell office:value-type="float" office:value="0.0000000395236">
                <text:p>0.00000003952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135882">
                <text:p>-0.00135882</text:p>
              </table:table-cell>
              <table:table-cell office:value-type="float" office:value="-0.0000000395236">
                <text:p>-0.0000000395236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-0.0013446">
                <text:p>-0.0013446</text:p>
              </table:table-cell>
              <table:table-cell office:value-type="float" office:value="0.0000000691662">
                <text:p>0.0000000691662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-0.00133848">
                <text:p>-0.00133848</text:p>
              </table:table-cell>
              <table:table-cell office:value-type="float" office:value="-0.0000000494044">
                <text:p>-0.0000000494044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-0.00132122">
                <text:p>-0.00132122</text:p>
              </table:table-cell>
              <table:table-cell office:value-type="float" office:value="0.0000000271724">
                <text:p>0.0000000271724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0.00131404">
                <text:p>-0.00131404</text:p>
              </table:table-cell>
              <table:table-cell office:value-type="float" office:value="-0.000000103749">
                <text:p>-0.000000103749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-0.0012977">
                <text:p>-0.0012977</text:p>
              </table:table-cell>
              <table:table-cell office:value-type="float" office:value="0.0000001161">
                <text:p>0.0000001161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-0.00129044">
                <text:p>-0.00129044</text:p>
              </table:table-cell>
              <table:table-cell office:value-type="float" office:value="-0.0000000765769">
                <text:p>-0.0000000765769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-0.00127688">
                <text:p>-0.00127688</text:p>
              </table:table-cell>
              <table:table-cell office:value-type="float" office:value="0.0000000271725">
                <text:p>0.0000000271725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-0.001264">
                <text:p>-0.001264</text:p>
              </table:table-cell>
              <table:table-cell office:value-type="float" office:value="-0.00000000741068">
                <text:p>-0.00000000741068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-0.00125436">
                <text:p>-0.00125436</text:p>
              </table:table-cell>
              <table:table-cell office:value-type="float" office:value="0.0000000469343">
                <text:p>0.000000046934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00123962">
                <text:p>-0.00123962</text:p>
              </table:table-cell>
              <table:table-cell office:value-type="float" office:value="0.00000000741065">
                <text:p>0.00000000741065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-0.00123101">
                <text:p>-0.00123101</text:p>
              </table:table-cell>
              <table:table-cell office:value-type="float" office:value="-0.0000000271724">
                <text:p>-0.0000000271724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-0.00121701">
                <text:p>-0.00121701</text:p>
              </table:table-cell>
              <table:table-cell office:value-type="float" office:value="-0.00000000741068">
                <text:p>-0.00000000741068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-0.00120867">
                <text:p>-0.00120867</text:p>
              </table:table-cell>
              <table:table-cell office:value-type="float" office:value="-0.0000000419938">
                <text:p>-0.0000000419938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0.00119369">
                <text:p>-0.00119369</text:p>
              </table:table-cell>
              <table:table-cell office:value-type="float" office:value="0.0000000197618">
                <text:p>0.0000000197618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-0.00118413">
                <text:p>-0.00118413</text:p>
              </table:table-cell>
              <table:table-cell office:value-type="float" office:value="-0.0000000148213">
                <text:p>-0.000000014821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-0.0011693">
                <text:p>-0.0011693</text:p>
              </table:table-cell>
              <table:table-cell office:value-type="float" office:value="0.0000000345831">
                <text:p>0.0000000345831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-0.00116065">
                <text:p>-0.00116065</text:p>
              </table:table-cell>
              <table:table-cell office:value-type="float" office:value="0.0000000469343">
                <text:p>0.0000000469343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-0.00114673">
                <text:p>-0.00114673</text:p>
              </table:table-cell>
              <table:table-cell office:value-type="float" office:value="-0.0000000172916">
                <text:p>-0.0000000172916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-0.00113841">
                <text:p>-0.00113841</text:p>
              </table:table-cell>
              <table:table-cell office:value-type="float" office:value="-0.0000000691662">
                <text:p>-0.00000006916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112336">
                <text:p>-0.00112336</text:p>
              </table:table-cell>
              <table:table-cell office:value-type="float" office:value="0.0000000592854">
                <text:p>0.0000000592854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-0.00111263">
                <text:p>-0.00111263</text:p>
              </table:table-cell>
              <table:table-cell office:value-type="float" office:value="-0.00000000741067">
                <text:p>-0.00000000741067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-0.00110125">
                <text:p>-0.00110125</text:p>
              </table:table-cell>
              <table:table-cell office:value-type="float" office:value="-0.0000000691663">
                <text:p>-0.0000000691663</text:p>
              </table:table-cell>
            </table:table-row>
            <table:table-row>
              <table:table-cell office:value-type="float" office:value="8.15">
                <text:p>8.15</text:p>
              </table:table-cell>
              <table:table-cell office:value-type="float" office:value="-0.00108925">
                <text:p>-0.00108925</text:p>
              </table:table-cell>
              <table:table-cell office:value-type="float" office:value="0.0000000864201">
                <text:p>0.0000000864201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-0.00107768">
                <text:p>-0.00107768</text:p>
              </table:table-cell>
              <table:table-cell office:value-type="float" office:value="-0.0000000592157">
                <text:p>-0.0000000592157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-0.00106587">
                <text:p>-0.00106587</text:p>
              </table:table-cell>
              <table:table-cell office:value-type="float" office:value="0.0000000468994">
                <text:p>0.0000000468994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-0.00105424">
                <text:p>-0.00105424</text:p>
              </table:table-cell>
              <table:table-cell office:value-type="float" office:value="-0.0000000345831">
                <text:p>-0.0000000345831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-0.00104232">
                <text:p>-0.00104232</text:p>
              </table:table-cell>
              <table:table-cell office:value-type="float" office:value="0.0000000197618">
                <text:p>0.0000000197618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-0.00102973">
                <text:p>-0.00102973</text:p>
              </table:table-cell>
              <table:table-cell office:value-type="float" office:value="0.000000121001">
                <text:p>0.000000121001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-0.00102112">
                <text:p>-0.00102112</text:p>
              </table:table-cell>
              <table:table-cell office:value-type="float" office:value="-0.000000209902">
                <text:p>-0.00000020990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0010063">
                <text:p>-0.0010063</text:p>
              </table:table-cell>
              <table:table-cell office:value-type="float" office:value="0.000000106186">
                <text:p>0.000000106186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-0.000996731">
                <text:p>-0.000996731</text:p>
              </table:table-cell>
              <table:table-cell office:value-type="float" office:value="-0.0000000568151">
                <text:p>-0.000000056815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-0.000982027">
                <text:p>-0.000982027</text:p>
              </table:table-cell>
              <table:table-cell office:value-type="float" office:value="0.0000000172915">
                <text:p>0.0000000172915</text:p>
              </table:table-cell>
            </table:table-row>
            <table:table-row>
              <table:table-cell office:value-type="float" office:value="8.65">
                <text:p>8.65</text:p>
              </table:table-cell>
              <table:table-cell office:value-type="float" office:value="-0.000972899">
                <text:p>-0.000972899</text:p>
              </table:table-cell>
              <table:table-cell office:value-type="float" office:value="0.0000000888895">
                <text:p>0.000000088889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-0.000959635">
                <text:p>-0.000959635</text:p>
              </table:table-cell>
              <table:table-cell office:value-type="float" office:value="-0.000000081447">
                <text:p>-0.000000081447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-0.000950657">
                <text:p>-0.000950657</text:p>
              </table:table-cell>
              <table:table-cell office:value-type="float" office:value="-0.0000000247374">
                <text:p>-0.0000000247374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-0.000934839">
                <text:p>-0.000934839</text:p>
              </table:table-cell>
              <table:table-cell office:value-type="float" office:value="0.0000000765769">
                <text:p>0.0000000765769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-0.000925268">
                <text:p>-0.000925268</text:p>
              </table:table-cell>
              <table:table-cell office:value-type="float" office:value="-0.0000000419938">
                <text:p>-0.000000041993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-0.00091651">
                <text:p>-0.00091651</text:p>
              </table:table-cell>
              <table:table-cell office:value-type="float" office:value="0.0000000543074">
                <text:p>0.0000000543074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-0.000900028">
                <text:p>-0.000900028</text:p>
              </table:table-cell>
              <table:table-cell office:value-type="float" office:value="-0.000000120973">
                <text:p>-0.0000001209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00888935">
                <text:p>-0.000888935</text:p>
              </table:table-cell>
              <table:table-cell office:value-type="float" office:value="0.0000000691322">
                <text:p>0.0000000691322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-0.000880473">
                <text:p>-0.000880473</text:p>
              </table:table-cell>
              <table:table-cell office:value-type="float" office:value="0.00000000247025">
                <text:p>0.00000000247025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0.000865849">
                <text:p>-0.000865849</text:p>
              </table:table-cell>
              <table:table-cell office:value-type="float" office:value="-0.000000022232">
                <text:p>-0.000000022232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-0.000856048">
                <text:p>-0.000856048</text:p>
              </table:table-cell>
              <table:table-cell office:value-type="float" office:value="0.0000000518376">
                <text:p>0.0000000518376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-0.000841508">
                <text:p>-0.000841508</text:p>
              </table:table-cell>
              <table:table-cell office:value-type="float" office:value="-0.0000000443937">
                <text:p>-0.0000000443937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-0.000712308">
                <text:p>-0.000712308</text:p>
              </table:table-cell>
              <table:table-cell office:value-type="float" office:value="0.000160263">
                <text:p>0.000160263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-0.000476242">
                <text:p>-0.000476242</text:p>
              </table:table-cell>
              <table:table-cell office:value-type="float" office:value="0.000377418">
                <text:p>0.000377418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-0.000322123">
                <text:p>-0.000322123</text:p>
              </table:table-cell>
              <table:table-cell office:value-type="float" office:value="0.00045442">
                <text:p>0.00045442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-0.000292996">
                <text:p>-0.000292996</text:p>
              </table:table-cell>
              <table:table-cell office:value-type="float" office:value="0.00048057">
                <text:p>0.00048057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-0.0000847482">
                <text:p>-0.0000847482</text:p>
              </table:table-cell>
              <table:table-cell office:value-type="float" office:value="0.00115154">
                <text:p>0.00115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-0.000148944">
                <text:p>-0.000148944</text:p>
              </table:table-cell>
              <table:table-cell office:value-type="float" office:value="0.000383556">
                <text:p>0.000383556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-0.00033698">
                <text:p>-0.00033698</text:p>
              </table:table-cell>
              <table:table-cell office:value-type="float" office:value="0.000454161">
                <text:p>0.00045416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0.000368988">
                <text:p>-0.000368988</text:p>
              </table:table-cell>
              <table:table-cell office:value-type="float" office:value="0.00047954">
                <text:p>0.00047954</text:p>
              </table:table-cell>
            </table:table-row>
            <table:table-row>
              <table:table-cell office:value-type="float" office:value="9.65">
                <text:p>9.65</text:p>
              </table:table-cell>
              <table:table-cell office:value-type="float" office:value="-0.000342096">
                <text:p>-0.000342096</text:p>
              </table:table-cell>
              <table:table-cell office:value-type="float" office:value="0.000488942">
                <text:p>0.000488942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-0.000442673">
                <text:p>-0.000442673</text:p>
              </table:table-cell>
              <table:table-cell office:value-type="float" office:value="0.000332221">
                <text:p>0.000332221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-0.000664257">
                <text:p>-0.000664257</text:p>
              </table:table-cell>
              <table:table-cell office:value-type="float" office:value="0.000115837">
                <text:p>0.00011583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-0.00078834">
                <text:p>-0.00078834</text:p>
              </table:table-cell>
              <table:table-cell office:value-type="float" office:value="0.0000397854">
                <text:p>0.0000397854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-0.000819995">
                <text:p>-0.000819995</text:p>
              </table:table-cell>
              <table:table-cell office:value-type="float" office:value="0.0000132132">
                <text:p>0.0000132132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-0.000800707">
                <text:p>-0.000800707</text:p>
              </table:table-cell>
              <table:table-cell office:value-type="float" office:value="0.00000462175">
                <text:p>0.00000462175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-0.0007864">
                <text:p>-0.0007864</text:p>
              </table:table-cell>
              <table:table-cell office:value-type="float" office:value="0.00000188969">
                <text:p>0.000001889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00793633">
                <text:p>-0.000793633</text:p>
              </table:table-cell>
              <table:table-cell office:value-type="float" office:value="0.000000422423">
                <text:p>0.000000422423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-0.000787011">
                <text:p>-0.000787011</text:p>
              </table:table-cell>
              <table:table-cell office:value-type="float" office:value="0.000000301367">
                <text:p>0.000000301367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-0.000790357">
                <text:p>-0.000790357</text:p>
              </table:table-cell>
              <table:table-cell office:value-type="float" office:value="0.0000000568152">
                <text:p>0.0000000568152</text:p>
              </table:table-cell>
            </table:table-row>
            <table:table-row>
              <table:table-cell office:value-type="float" office:value="10.15">
                <text:p>10.15</text:p>
              </table:table-cell>
              <table:table-cell office:value-type="float" office:value="-0.000789155">
                <text:p>-0.000789155</text:p>
              </table:table-cell>
              <table:table-cell office:value-type="float" office:value="-0.0000000296426">
                <text:p>-0.0000000296426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-0.000787171">
                <text:p>-0.000787171</text:p>
              </table:table-cell>
              <table:table-cell office:value-type="float" office:value="0.000000150691">
                <text:p>0.000000150691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-0.00078852">
                <text:p>-0.00078852</text:p>
              </table:table-cell>
              <table:table-cell office:value-type="float" office:value="-0.0000000988125">
                <text:p>-0.0000000988125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-0.000786071">
                <text:p>-0.000786071</text:p>
              </table:table-cell>
              <table:table-cell office:value-type="float" office:value="0.0000000123511">
                <text:p>0.0000000123511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-0.000791746">
                <text:p>-0.000791746</text:p>
              </table:table-cell>
              <table:table-cell office:value-type="float" office:value="-0.0000000518746">
                <text:p>-0.0000000518746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-0.000780942">
                <text:p>-0.000780942</text:p>
              </table:table-cell>
              <table:table-cell office:value-type="float" office:value="-0.0000000123515">
                <text:p>-0.0000000123515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-0.000786316">
                <text:p>-0.000786316</text:p>
              </table:table-cell>
              <table:table-cell office:value-type="float" office:value="0.000000133399">
                <text:p>0.00000013339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-0.000784771">
                <text:p>-0.000784771</text:p>
              </table:table-cell>
              <table:table-cell office:value-type="float" office:value="-0.00000000988411">
                <text:p>-0.00000000988411</text:p>
              </table:table-cell>
            </table:table-row>
            <table:table-row>
              <table:table-cell office:value-type="float" office:value="10.55">
                <text:p>10.55</text:p>
              </table:table-cell>
              <table:table-cell office:value-type="float" office:value="-0.000782998">
                <text:p>-0.000782998</text:p>
              </table:table-cell>
              <table:table-cell office:value-type="float" office:value="-0.0000000568152">
                <text:p>-0.000000056815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-0.00078219">
                <text:p>-0.00078219</text:p>
              </table:table-cell>
              <table:table-cell office:value-type="float" office:value="0.0000000197618">
                <text:p>0.0000000197618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-0.000784595">
                <text:p>-0.000784595</text:p>
              </table:table-cell>
              <table:table-cell office:value-type="float" office:value="-0.0000000691657">
                <text:p>-0.0000000691657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-0.000780642">
                <text:p>-0.000780642</text:p>
              </table:table-cell>
              <table:table-cell office:value-type="float" office:value="0.0000000617598">
                <text:p>0.0000000617598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-0.000782175">
                <text:p>-0.000782175</text:p>
              </table:table-cell>
              <table:table-cell office:value-type="float" office:value="0.0000000444619">
                <text:p>0.0000000444619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-0.000781673">
                <text:p>-0.000781673</text:p>
              </table:table-cell>
              <table:table-cell office:value-type="float" office:value="-0.0000000938685">
                <text:p>-0.0000000938685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-0.000779033">
                <text:p>-0.000779033</text:p>
              </table:table-cell>
              <table:table-cell office:value-type="float" office:value="0.0000000568151">
                <text:p>0.0000000568151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-0.000779482">
                <text:p>-0.000779482</text:p>
              </table:table-cell>
              <table:table-cell office:value-type="float" office:value="-0.0000000790463">
                <text:p>-0.0000000790463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-0.000777475">
                <text:p>-0.000777475</text:p>
              </table:table-cell>
              <table:table-cell office:value-type="float" office:value="0.000000108696">
                <text:p>0.0000001086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00781441">
                <text:p>-0.000781441</text:p>
              </table:table-cell>
              <table:table-cell office:value-type="float" office:value="-0.0000000938713">
                <text:p>-0.0000000938713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-0.000774372">
                <text:p>-0.000774372</text:p>
              </table:table-cell>
              <table:table-cell office:value-type="float" office:value="0.0000000815174">
                <text:p>0.000000081517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-0.000780311">
                <text:p>-0.000780311</text:p>
              </table:table-cell>
              <table:table-cell office:value-type="float" office:value="-0.0000000913982">
                <text:p>-0.0000000913982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-0.000773428">
                <text:p>-0.000773428</text:p>
              </table:table-cell>
              <table:table-cell office:value-type="float" office:value="0.0000000494017">
                <text:p>0.000000049401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-0.000776693">
                <text:p>-0.000776693</text:p>
              </table:table-cell>
              <table:table-cell office:value-type="float" office:value="0.0000000345881">
                <text:p>0.0000000345881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-0.000775057">
                <text:p>-0.000775057</text:p>
              </table:table-cell>
              <table:table-cell office:value-type="float" office:value="-0.0000000345856">
                <text:p>-0.0000000345856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-0.000773581">
                <text:p>-0.000773581</text:p>
              </table:table-cell>
              <table:table-cell office:value-type="float" office:value="0.0000000395236">
                <text:p>0.0000000395236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-0.000774787">
                <text:p>-0.000774787</text:p>
              </table:table-cell>
              <table:table-cell office:value-type="float" office:value="-0.0000000518747">
                <text:p>-0.000000051874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-0.000772003">
                <text:p>-0.000772003</text:p>
              </table:table-cell>
              <table:table-cell office:value-type="float" office:value="-0.0000000222327">
                <text:p>-0.0000000222327</text:p>
              </table:table-cell>
            </table:table-row>
            <table:table-row>
              <table:table-cell office:value-type="float" office:value="11.45">
                <text:p>11.45</text:p>
              </table:table-cell>
              <table:table-cell office:value-type="float" office:value="-0.000775675">
                <text:p>-0.000775675</text:p>
              </table:table-cell>
              <table:table-cell office:value-type="float" office:value="0.0000000691712">
                <text:p>0.000000069171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-0.000768878">
                <text:p>-0.000768878</text:p>
              </table:table-cell>
              <table:table-cell office:value-type="float" office:value="-0.000000027175">
                <text:p>-0.000000027175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-0.000772355">
                <text:p>-0.000772355</text:p>
              </table:table-cell>
              <table:table-cell office:value-type="float" office:value="0.0000000148214">
                <text:p>0.0000000148214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-0.000770705">
                <text:p>-0.000770705</text:p>
              </table:table-cell>
              <table:table-cell office:value-type="float" office:value="-0.0000000247022">
                <text:p>-0.0000000247022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-0.000771151">
                <text:p>-0.000771151</text:p>
              </table:table-cell>
              <table:table-cell office:value-type="float" office:value="-0.0000000419938">
                <text:p>-0.000000041993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-0.000766245">
                <text:p>-0.000766245</text:p>
              </table:table-cell>
              <table:table-cell office:value-type="float" office:value="0.000000125988">
                <text:p>0.000000125988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-0.000770747">
                <text:p>-0.000770747</text:p>
              </table:table-cell>
              <table:table-cell office:value-type="float" office:value="-0.0000000568185">
                <text:p>-0.0000000568185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-0.000769133">
                <text:p>-0.000769133</text:p>
              </table:table-cell>
              <table:table-cell office:value-type="float" office:value="-0.0000000172916">
                <text:p>-0.0000000172916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-0.000767867">
                <text:p>-0.000767867</text:p>
              </table:table-cell>
              <table:table-cell office:value-type="float" office:value="-0.0000000419938">
                <text:p>-0.0000000419938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-0.000766022">
                <text:p>-0.000766022</text:p>
              </table:table-cell>
              <table:table-cell office:value-type="float" office:value="-0.0000000197621">
                <text:p>-0.0000000197621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-0.000766206">
                <text:p>-0.000766206</text:p>
              </table:table-cell>
              <table:table-cell office:value-type="float" office:value="0.0000000938736">
                <text:p>0.00000009387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00764925">
                <text:p>-0.000764925</text:p>
              </table:table-cell>
              <table:table-cell office:value-type="float" office:value="-0.000000027175">
                <text:p>-0.000000027175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-0.000763565">
                <text:p>-0.000763565</text:p>
              </table:table-cell>
              <table:table-cell office:value-type="float" office:value="0.0000000494045">
                <text:p>0.0000000494045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-0.000768654">
                <text:p>-0.000768654</text:p>
              </table:table-cell>
              <table:table-cell office:value-type="float" office:value="-0.0000000741067">
                <text:p>-0.0000000741067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-0.000760793">
                <text:p>-0.000760793</text:p>
              </table:table-cell>
              <table:table-cell office:value-type="float" office:value="-0.0000000247028">
                <text:p>-0.0000000247028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-0.000763756">
                <text:p>-0.000763756</text:p>
              </table:table-cell>
              <table:table-cell office:value-type="float" office:value="0.000000113637">
                <text:p>0.0000001136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-0.000762636">
                <text:p>-0.000762636</text:p>
              </table:table-cell>
              <table:table-cell office:value-type="float" office:value="-0.0000000543482">
                <text:p>-0.0000000543482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-0.000760643">
                <text:p>-0.000760643</text:p>
              </table:table-cell>
              <table:table-cell office:value-type="float" office:value="-0.0000000148214">
                <text:p>-0.0000000148214</text:p>
              </table:table-cell>
            </table:table-row>
            <table:table-row>
              <table:table-cell office:value-type="float" office:value="12.35">
                <text:p>12.35</text:p>
              </table:table-cell>
              <table:table-cell office:value-type="float" office:value="-0.000759805">
                <text:p>-0.000759805</text:p>
              </table:table-cell>
              <table:table-cell office:value-type="float" office:value="0.0000000913983">
                <text:p>0.0000000913983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-0.000765906">
                <text:p>-0.000765906</text:p>
              </table:table-cell>
              <table:table-cell office:value-type="float" office:value="-0.000000247016">
                <text:p>-0.000000247016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-0.000756738">
                <text:p>-0.000756738</text:p>
              </table:table-cell>
              <table:table-cell office:value-type="float" office:value="0.000000155628">
                <text:p>0.00000015562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-0.000760428">
                <text:p>-0.000760428</text:p>
              </table:table-cell>
              <table:table-cell office:value-type="float" office:value="-0.000000034585">
                <text:p>-0.000000034585</text:p>
              </table:table-cell>
            </table:table-row>
            <table:table-row>
              <table:table-cell office:value-type="float" office:value="12.55">
                <text:p>12.55</text:p>
              </table:table-cell>
              <table:table-cell office:value-type="float" office:value="-0.000757854">
                <text:p>-0.000757854</text:p>
              </table:table-cell>
              <table:table-cell office:value-type="float" office:value="0.0000000494045">
                <text:p>0.000000049404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-0.000756996">
                <text:p>-0.000756996</text:p>
              </table:table-cell>
              <table:table-cell office:value-type="float" office:value="0.000000022232">
                <text:p>0.000000022232</text:p>
              </table:table-cell>
            </table:table-row>
            <table:table-row>
              <table:table-cell office:value-type="float" office:value="12.65">
                <text:p>12.65</text:p>
              </table:table-cell>
              <table:table-cell office:value-type="float" office:value="-0.000756385">
                <text:p>-0.000756385</text:p>
              </table:table-cell>
              <table:table-cell office:value-type="float" office:value="-0.0000000988077">
                <text:p>-0.0000000988077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-0.000760727">
                <text:p>-0.000760727</text:p>
              </table:table-cell>
              <table:table-cell office:value-type="float" office:value="0.000000123518">
                <text:p>0.000000123518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-0.000753043">
                <text:p>-0.000753043</text:p>
              </table:table-cell>
              <table:table-cell office:value-type="float" office:value="-0.000000019765">
                <text:p>-0.000000019765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-0.000756568">
                <text:p>-0.000756568</text:p>
              </table:table-cell>
              <table:table-cell office:value-type="float" office:value="-0.0000000271724">
                <text:p>-0.0000000271724</text:p>
              </table:table-cell>
            </table:table-row>
            <table:table-row>
              <table:table-cell office:value-type="float" office:value="12.85">
                <text:p>12.85</text:p>
              </table:table-cell>
              <table:table-cell office:value-type="float" office:value="-0.000754916">
                <text:p>-0.000754916</text:p>
              </table:table-cell>
              <table:table-cell office:value-type="float" office:value="-0.0000000642258">
                <text:p>-0.0000000642258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-0.000752932">
                <text:p>-0.000752932</text:p>
              </table:table-cell>
              <table:table-cell office:value-type="float" office:value="0.000000101274">
                <text:p>0.000000101274</text:p>
              </table:table-cell>
            </table:table-row>
            <table:table-row>
              <table:table-cell office:value-type="float" office:value="12.95">
                <text:p>12.95</text:p>
              </table:table-cell>
              <table:table-cell office:value-type="float" office:value="-0.000756885">
                <text:p>-0.000756885</text:p>
              </table:table-cell>
              <table:table-cell office:value-type="float" office:value="-0.0000000889257">
                <text:p>-0.00000008892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00752266">
                <text:p>-0.000752266</text:p>
              </table:table-cell>
              <table:table-cell office:value-type="float" office:value="0.0000000345819">
                <text:p>0.0000000345819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-0.000751593">
                <text:p>-0.000751593</text:p>
              </table:table-cell>
              <table:table-cell office:value-type="float" office:value="-0.0000000469343">
                <text:p>-0.000000046934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-0.000750743">
                <text:p>-0.000750743</text:p>
              </table:table-cell>
              <table:table-cell office:value-type="float" office:value="0.0000000518747">
                <text:p>0.0000000518747</text:p>
              </table:table-cell>
            </table:table-row>
            <table:table-row>
              <table:table-cell office:value-type="float" office:value="13.15">
                <text:p>13.15</text:p>
              </table:table-cell>
              <table:table-cell office:value-type="float" office:value="-0.000754664">
                <text:p>-0.000754664</text:p>
              </table:table-cell>
              <table:table-cell office:value-type="float" office:value="-0.000000106217">
                <text:p>-0.000000106217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-0.000747475">
                <text:p>-0.000747475</text:p>
              </table:table-cell>
              <table:table-cell office:value-type="float" office:value="0.000000190215">
                <text:p>0.000000190215</text:p>
              </table:table-cell>
            </table:table-row>
            <table:table-row>
              <table:table-cell office:value-type="float" office:value="13.25">
                <text:p>13.25</text:p>
              </table:table-cell>
              <table:table-cell office:value-type="float" office:value="-0.000748933">
                <text:p>-0.000748933</text:p>
              </table:table-cell>
              <table:table-cell office:value-type="float" office:value="0.00000000246656">
                <text:p>0.00000000246656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-0.000753675">
                <text:p>-0.000753675</text:p>
              </table:table-cell>
              <table:table-cell office:value-type="float" office:value="-0.000000175386">
                <text:p>-0.000000175386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-0.000745583">
                <text:p>-0.000745583</text:p>
              </table:table-cell>
              <table:table-cell office:value-type="float" office:value="0.000000088928">
                <text:p>0.00000008892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-0.000749223">
                <text:p>-0.000749223</text:p>
              </table:table-cell>
              <table:table-cell office:value-type="float" office:value="-0.0000000321136">
                <text:p>-0.0000000321136</text:p>
              </table:table-cell>
            </table:table-row>
            <table:table-row>
              <table:table-cell office:value-type="float" office:value="13.45">
                <text:p>13.45</text:p>
              </table:table-cell>
              <table:table-cell office:value-type="float" office:value="-0.000747408">
                <text:p>-0.000747408</text:p>
              </table:table-cell>
              <table:table-cell office:value-type="float" office:value="0.0000000938749">
                <text:p>0.0000000938749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-0.000745776">
                <text:p>-0.000745776</text:p>
              </table:table-cell>
              <table:table-cell office:value-type="float" office:value="-0.0000000938717">
                <text:p>-0.0000000938717</text:p>
              </table:table-cell>
            </table:table-row>
            <table:table-row>
              <table:table-cell office:value-type="float" office:value="13.55">
                <text:p>13.55</text:p>
              </table:table-cell>
              <table:table-cell office:value-type="float" office:value="-0.000747183">
                <text:p>-0.000747183</text:p>
              </table:table-cell>
              <table:table-cell office:value-type="float" office:value="0.0000000148214">
                <text:p>0.0000000148214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-0.000746545">
                <text:p>-0.000746545</text:p>
              </table:table-cell>
              <table:table-cell office:value-type="float" office:value="0.0000000123511">
                <text:p>0.0000000123511</text:p>
              </table:table-cell>
            </table:table-row>
            <table:table-row>
              <table:table-cell office:value-type="float" office:value="13.65">
                <text:p>13.65</text:p>
              </table:table-cell>
              <table:table-cell office:value-type="float" office:value="-0.000744164">
                <text:p>-0.000744164</text:p>
              </table:table-cell>
              <table:table-cell office:value-type="float" office:value="-0.0000000963368">
                <text:p>-0.0000000963368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-0.000742997">
                <text:p>-0.000742997</text:p>
              </table:table-cell>
              <table:table-cell office:value-type="float" office:value="0.000000185274">
                <text:p>0.000000185274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-0.000744768">
                <text:p>-0.000744768</text:p>
              </table:table-cell>
              <table:table-cell office:value-type="float" office:value="-0.0000000691699">
                <text:p>-0.0000000691699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-0.00074526">
                <text:p>-0.00074526</text:p>
              </table:table-cell>
              <table:table-cell office:value-type="float" office:value="-0.0000000024702">
                <text:p>-0.0000000024702</text:p>
              </table:table-cell>
            </table:table-row>
            <table:table-row>
              <table:table-cell office:value-type="float" office:value="13.85">
                <text:p>13.85</text:p>
              </table:table-cell>
              <table:table-cell office:value-type="float" office:value="-0.000741949">
                <text:p>-0.000741949</text:p>
              </table:table-cell>
              <table:table-cell office:value-type="float" office:value="-0.000000118571">
                <text:p>-0.000000118571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-0.000752343">
                <text:p>-0.000752343</text:p>
              </table:table-cell>
              <table:table-cell office:value-type="float" office:value="-0.0000159125">
                <text:p>-0.0000159125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-0.00092987">
                <text:p>-0.00092987</text:p>
              </table:table-cell>
              <table:table-cell office:value-type="float" office:value="-0.000251099">
                <text:p>-0.0002510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0114867">
                <text:p>-0.00114867</text:p>
              </table:table-cell>
              <table:table-cell office:value-type="float" office:value="-0.00041001">
                <text:p>-0.00041001</text:p>
              </table:table-cell>
            </table:table-row>
            <table:table-row>
              <table:table-cell office:value-type="float" office:value="14.05">
                <text:p>14.05</text:p>
              </table:table-cell>
              <table:table-cell office:value-type="float" office:value="-0.00124003">
                <text:p>-0.00124003</text:p>
              </table:table-cell>
              <table:table-cell office:value-type="float" office:value="-0.000465543">
                <text:p>-0.00046554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-0.00124455">
                <text:p>-0.00124455</text:p>
              </table:table-cell>
              <table:table-cell office:value-type="float" office:value="-0.000484317">
                <text:p>-0.000484317</text:p>
              </table:table-cell>
            </table:table-row>
            <table:table-row>
              <table:table-cell office:value-type="float" office:value="14.15">
                <text:p>14.15</text:p>
              </table:table-cell>
              <table:table-cell office:value-type="float" office:value="-0.00900543">
                <text:p>-0.00900543</text:p>
              </table:table-cell>
              <table:table-cell office:value-type="float" office:value="-0.000960451">
                <text:p>-0.000960451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-0.0241584">
                <text:p>-0.0241584</text:p>
              </table:table-cell>
              <table:table-cell office:value-type="float" office:value="-0.000352712">
                <text:p>-0.000352712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-0.0370315">
                <text:p>-0.0370315</text:p>
              </table:table-cell>
              <table:table-cell office:value-type="float" office:value="-0.000473305">
                <text:p>-0.00047330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-0.0474064">
                <text:p>-0.0474064</text:p>
              </table:table-cell>
              <table:table-cell office:value-type="float" office:value="-0.000489499">
                <text:p>-0.000489499</text:p>
              </table:table-cell>
            </table:table-row>
            <table:table-row>
              <table:table-cell office:value-type="float" office:value="14.35">
                <text:p>14.35</text:p>
              </table:table-cell>
              <table:table-cell office:value-type="float" office:value="-0.05927">
                <text:p>-0.05927</text:p>
              </table:table-cell>
              <table:table-cell office:value-type="float" office:value="-0.000475157">
                <text:p>-0.000475157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-0.0669614">
                <text:p>-0.0669614</text:p>
              </table:table-cell>
              <table:table-cell office:value-type="float" office:value="-0.00034404">
                <text:p>-0.00034404</text:p>
              </table:table-cell>
            </table:table-row>
            <table:table-row>
              <table:table-cell office:value-type="float" office:value="14.45">
                <text:p>14.45</text:p>
              </table:table-cell>
              <table:table-cell office:value-type="float" office:value="-0.0702174">
                <text:p>-0.0702174</text:p>
              </table:table-cell>
              <table:table-cell office:value-type="float" office:value="-0.000118312">
                <text:p>-0.000118312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-0.0789232">
                <text:p>-0.0789232</text:p>
              </table:table-cell>
              <table:table-cell office:value-type="float" office:value="0.00000731478">
                <text:p>0.00000731478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-0.0935357">
                <text:p>-0.0935357</text:p>
              </table:table-cell>
              <table:table-cell office:value-type="float" office:value="0.0000224667">
                <text:p>0.0000224667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-0.109767">
                <text:p>-0.109767</text:p>
              </table:table-cell>
              <table:table-cell office:value-type="float" office:value="0.00000686967">
                <text:p>0.00000686967</text:p>
              </table:table-cell>
            </table:table-row>
            <table:table-row>
              <table:table-cell office:value-type="float" office:value="14.65">
                <text:p>14.65</text:p>
              </table:table-cell>
              <table:table-cell office:value-type="float" office:value="-0.125605">
                <text:p>-0.125605</text:p>
              </table:table-cell>
              <table:table-cell office:value-type="float" office:value="-0.00000171702">
                <text:p>-0.00000171702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-0.140965">
                <text:p>-0.140965</text:p>
              </table:table-cell>
              <table:table-cell office:value-type="float" office:value="-0.00000218332">
                <text:p>-0.00000218332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-0.156181">
                <text:p>-0.156181</text:p>
              </table:table-cell>
              <table:table-cell office:value-type="float" office:value="-0.000000528834">
                <text:p>-0.000000528834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-0.171413">
                <text:p>-0.171413</text:p>
              </table:table-cell>
              <table:table-cell office:value-type="float" office:value="-0.000000140823">
                <text:p>-0.000000140823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-0.186635">
                <text:p>-0.186635</text:p>
              </table:table-cell>
              <table:table-cell office:value-type="float" office:value="-0.000000121061">
                <text:p>-0.000000121061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-0.201807">
                <text:p>-0.201807</text:p>
              </table:table-cell>
              <table:table-cell office:value-type="float" office:value="-0.000000360828">
                <text:p>-0.000000360828</text:p>
              </table:table-cell>
            </table:table-row>
            <table:table-row>
              <table:table-cell office:value-type="float" office:value="14.95">
                <text:p>14.95</text:p>
              </table:table-cell>
              <table:table-cell office:value-type="float" office:value="-0.21694">
                <text:p>-0.21694</text:p>
              </table:table-cell>
              <table:table-cell office:value-type="float" office:value="-0.000000674091">
                <text:p>-0.0000006740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231978">
                <text:p>-0.231978</text:p>
              </table:table-cell>
              <table:table-cell office:value-type="float" office:value="-0.000000294126">
                <text:p>-0.000000294126</text:p>
              </table:table-cell>
            </table:table-row>
            <table:table-row>
              <table:table-cell office:value-type="float" office:value="15.05">
                <text:p>15.05</text:p>
              </table:table-cell>
              <table:table-cell office:value-type="float" office:value="-0.246986">
                <text:p>-0.246986</text:p>
              </table:table-cell>
              <table:table-cell office:value-type="float" office:value="-0.000000506416">
                <text:p>-0.00000050641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-0.261917">
                <text:p>-0.261917</text:p>
              </table:table-cell>
              <table:table-cell office:value-type="float" office:value="-0.000000422428">
                <text:p>-0.000000422428</text:p>
              </table:table-cell>
            </table:table-row>
            <table:table-row>
              <table:table-cell office:value-type="float" office:value="15.15">
                <text:p>15.15</text:p>
              </table:table-cell>
              <table:table-cell office:value-type="float" office:value="-0.276775">
                <text:p>-0.276775</text:p>
              </table:table-cell>
              <table:table-cell office:value-type="float" office:value="-0.000000439827">
                <text:p>-0.00000043982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-0.291583">
                <text:p>-0.291583</text:p>
              </table:table-cell>
              <table:table-cell office:value-type="float" office:value="-0.000000733473">
                <text:p>-0.000000733473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-0.306281">
                <text:p>-0.306281</text:p>
              </table:table-cell>
              <table:table-cell office:value-type="float" office:value="-0.000000479345">
                <text:p>-0.000000479345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-0.320932">
                <text:p>-0.320932</text:p>
              </table:table-cell>
              <table:table-cell office:value-type="float" office:value="-0.000000718855">
                <text:p>-0.000000718855</text:p>
              </table:table-cell>
            </table:table-row>
            <table:table-row>
              <table:table-cell office:value-type="float" office:value="15.35">
                <text:p>15.35</text:p>
              </table:table-cell>
              <table:table-cell office:value-type="float" office:value="-0.335474">
                <text:p>-0.335474</text:p>
              </table:table-cell>
              <table:table-cell office:value-type="float" office:value="-0.000000620046">
                <text:p>-0.00000062004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-0.349932">
                <text:p>-0.349932</text:p>
              </table:table-cell>
              <table:table-cell office:value-type="float" office:value="-0.000000575624">
                <text:p>-0.000000575624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-0.364311">
                <text:p>-0.364311</text:p>
              </table:table-cell>
              <table:table-cell office:value-type="float" office:value="-0.000000773123">
                <text:p>-0.00000077312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0.378585">
                <text:p>-0.378585</text:p>
              </table:table-cell>
              <table:table-cell office:value-type="float" office:value="-0.000000805351">
                <text:p>-0.000000805351</text:p>
              </table:table-cell>
            </table:table-row>
            <table:table-row>
              <table:table-cell office:value-type="float" office:value="15.55">
                <text:p>15.55</text:p>
              </table:table-cell>
              <table:table-cell office:value-type="float" office:value="-0.392753">
                <text:p>-0.392753</text:p>
              </table:table-cell>
              <table:table-cell office:value-type="float" office:value="-0.000000642278">
                <text:p>-0.00000064227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-0.406831">
                <text:p>-0.406831</text:p>
              </table:table-cell>
              <table:table-cell office:value-type="float" office:value="-0.000000970817">
                <text:p>-0.000000970817</text:p>
              </table:table-cell>
            </table:table-row>
            <table:table-row>
              <table:table-cell office:value-type="float" office:value="15.65">
                <text:p>15.65</text:p>
              </table:table-cell>
              <table:table-cell office:value-type="float" office:value="-0.420789">
                <text:p>-0.420789</text:p>
              </table:table-cell>
              <table:table-cell office:value-type="float" office:value="-0.000000827501">
                <text:p>-0.000000827501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-0.434641">
                <text:p>-0.434641</text:p>
              </table:table-cell>
              <table:table-cell office:value-type="float" office:value="-0.000000733758">
                <text:p>-0.000000733758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-0.448382">
                <text:p>-0.448382</text:p>
              </table:table-cell>
              <table:table-cell office:value-type="float" office:value="-0.000000968306">
                <text:p>-0.000000968306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-0.462001">
                <text:p>-0.462001</text:p>
              </table:table-cell>
              <table:table-cell office:value-type="float" office:value="-0.000000978228">
                <text:p>-0.000000978228</text:p>
              </table:table-cell>
            </table:table-row>
            <table:table-row>
              <table:table-cell office:value-type="float" office:value="15.85">
                <text:p>15.85</text:p>
              </table:table-cell>
              <table:table-cell office:value-type="float" office:value="-0.475498">
                <text:p>-0.475498</text:p>
              </table:table-cell>
              <table:table-cell office:value-type="float" office:value="-0.00000102022">
                <text:p>-0.00000102022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-0.488855">
                <text:p>-0.488855</text:p>
              </table:table-cell>
              <table:table-cell office:value-type="float" office:value="-0.000000827411">
                <text:p>-0.000000827411</text:p>
              </table:table-cell>
            </table:table-row>
            <table:table-row>
              <table:table-cell office:value-type="float" office:value="15.95">
                <text:p>15.95</text:p>
              </table:table-cell>
              <table:table-cell office:value-type="float" office:value="-0.502109">
                <text:p>-0.502109</text:p>
              </table:table-cell>
              <table:table-cell office:value-type="float" office:value="-0.00000113413">
                <text:p>-0.000001134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515208">
                <text:p>-0.515208</text:p>
              </table:table-cell>
              <table:table-cell office:value-type="float" office:value="-0.00000100032">
                <text:p>-0.00000100032</text:p>
              </table:table-cell>
            </table:table-row>
            <table:table-row>
              <table:table-cell office:value-type="float" office:value="16.05">
                <text:p>16.05</text:p>
              </table:table-cell>
              <table:table-cell office:value-type="float" office:value="-0.528182">
                <text:p>-0.528182</text:p>
              </table:table-cell>
              <table:table-cell office:value-type="float" office:value="-0.00000126745">
                <text:p>-0.00000126745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-0.540998">
                <text:p>-0.540998</text:p>
              </table:table-cell>
              <table:table-cell office:value-type="float" office:value="-0.000000911569">
                <text:p>-0.000000911569</text:p>
              </table:table-cell>
            </table:table-row>
            <table:table-row>
              <table:table-cell office:value-type="float" office:value="16.15">
                <text:p>16.15</text:p>
              </table:table-cell>
              <table:table-cell office:value-type="float" office:value="-0.553684">
                <text:p>-0.553684</text:p>
              </table:table-cell>
              <table:table-cell office:value-type="float" office:value="-0.00000116773">
                <text:p>-0.00000116773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-0.566225">
                <text:p>-0.566225</text:p>
              </table:table-cell>
              <table:table-cell office:value-type="float" office:value="-0.00000118645">
                <text:p>-0.00000118645</text:p>
              </table:table-cell>
            </table:table-row>
            <table:table-row>
              <table:table-cell office:value-type="float" office:value="16.25">
                <text:p>16.25</text:p>
              </table:table-cell>
              <table:table-cell office:value-type="float" office:value="-0.578601">
                <text:p>-0.578601</text:p>
              </table:table-cell>
              <table:table-cell office:value-type="float" office:value="-0.0000012247">
                <text:p>-0.0000012247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-0.590831">
                <text:p>-0.590831</text:p>
              </table:table-cell>
              <table:table-cell office:value-type="float" office:value="-0.00000117644">
                <text:p>-0.00000117644</text:p>
              </table:table-cell>
            </table:table-row>
            <table:table-row>
              <table:table-cell office:value-type="float" office:value="16.35">
                <text:p>16.35</text:p>
              </table:table-cell>
              <table:table-cell office:value-type="float" office:value="-0.602903">
                <text:p>-0.602903</text:p>
              </table:table-cell>
              <table:table-cell office:value-type="float" office:value="-0.0000013834">
                <text:p>-0.0000013834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-0.614791">
                <text:p>-0.614791</text:p>
              </table:table-cell>
              <table:table-cell office:value-type="float" office:value="-0.00000114266">
                <text:p>-0.00000114266</text:p>
              </table:table-cell>
            </table:table-row>
            <table:table-row>
              <table:table-cell office:value-type="float" office:value="16.45">
                <text:p>16.45</text:p>
              </table:table-cell>
              <table:table-cell office:value-type="float" office:value="-0.626558">
                <text:p>-0.626558</text:p>
              </table:table-cell>
              <table:table-cell office:value-type="float" office:value="-0.0000014882">
                <text:p>-0.000001488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0.638101">
                <text:p>-0.638101</text:p>
              </table:table-cell>
              <table:table-cell office:value-type="float" office:value="-0.00000115528">
                <text:p>-0.00000115528</text:p>
              </table:table-cell>
            </table:table-row>
            <table:table-row>
              <table:table-cell office:value-type="float" office:value="16.55">
                <text:p>16.55</text:p>
              </table:table-cell>
              <table:table-cell office:value-type="float" office:value="-0.649522">
                <text:p>-0.649522</text:p>
              </table:table-cell>
              <table:table-cell office:value-type="float" office:value="-0.00000157689">
                <text:p>-0.0000015768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-0.660731">
                <text:p>-0.660731</text:p>
              </table:table-cell>
              <table:table-cell office:value-type="float" office:value="-0.00000134882">
                <text:p>-0.00000134882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-0.67176">
                <text:p>-0.67176</text:p>
              </table:table-cell>
              <table:table-cell office:value-type="float" office:value="-0.000001246">
                <text:p>-0.000001246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-0.682646">
                <text:p>-0.682646</text:p>
              </table:table-cell>
              <table:table-cell office:value-type="float" office:value="-0.00000169859">
                <text:p>-0.00000169859</text:p>
              </table:table-cell>
            </table:table-row>
            <table:table-row>
              <table:table-cell office:value-type="float" office:value="16.75">
                <text:p>16.75</text:p>
              </table:table-cell>
              <table:table-cell office:value-type="float" office:value="-0.693299">
                <text:p>-0.693299</text:p>
              </table:table-cell>
              <table:table-cell office:value-type="float" office:value="-0.00000131309">
                <text:p>-0.0000013130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-0.703794">
                <text:p>-0.703794</text:p>
              </table:table-cell>
              <table:table-cell office:value-type="float" office:value="-0.0000016834">
                <text:p>-0.0000016834</text:p>
              </table:table-cell>
            </table:table-row>
            <table:table-row>
              <table:table-cell office:value-type="float" office:value="16.85">
                <text:p>16.85</text:p>
              </table:table-cell>
              <table:table-cell office:value-type="float" office:value="-0.71408">
                <text:p>-0.71408</text:p>
              </table:table-cell>
              <table:table-cell office:value-type="float" office:value="-0.00000145257">
                <text:p>-0.00000145257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-0.724165">
                <text:p>-0.724165</text:p>
              </table:table-cell>
              <table:table-cell office:value-type="float" office:value="-0.00000150985">
                <text:p>-0.00000150985</text:p>
              </table:table-cell>
            </table:table-row>
            <table:table-row>
              <table:table-cell office:value-type="float" office:value="16.95">
                <text:p>16.95</text:p>
              </table:table-cell>
              <table:table-cell office:value-type="float" office:value="-0.734077">
                <text:p>-0.734077</text:p>
              </table:table-cell>
              <table:table-cell office:value-type="float" office:value="-0.00000176327">
                <text:p>-0.000001763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743755">
                <text:p>-0.743755</text:p>
              </table:table-cell>
              <table:table-cell office:value-type="float" office:value="-0.00000131772">
                <text:p>-0.00000131772</text:p>
              </table:table-cell>
            </table:table-row>
            <table:table-row>
              <table:table-cell office:value-type="float" office:value="17.05">
                <text:p>17.05</text:p>
              </table:table-cell>
              <table:table-cell office:value-type="float" office:value="-0.753263">
                <text:p>-0.753263</text:p>
              </table:table-cell>
              <table:table-cell office:value-type="float" office:value="-0.00000199497">
                <text:p>-0.00000199497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-0.762528">
                <text:p>-0.762528</text:p>
              </table:table-cell>
              <table:table-cell office:value-type="float" office:value="-0.0000015415">
                <text:p>-0.0000015415</text:p>
              </table:table-cell>
            </table:table-row>
            <table:table-row>
              <table:table-cell office:value-type="float" office:value="17.15">
                <text:p>17.15</text:p>
              </table:table-cell>
              <table:table-cell office:value-type="float" office:value="-0.77159">
                <text:p>-0.77159</text:p>
              </table:table-cell>
              <table:table-cell office:value-type="float" office:value="-0.00000151677">
                <text:p>-0.00000151677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-0.780462">
                <text:p>-0.780462</text:p>
              </table:table-cell>
              <table:table-cell office:value-type="float" office:value="-0.00000192186">
                <text:p>-0.00000192186</text:p>
              </table:table-cell>
            </table:table-row>
            <table:table-row>
              <table:table-cell office:value-type="float" office:value="17.25">
                <text:p>17.25</text:p>
              </table:table-cell>
              <table:table-cell office:value-type="float" office:value="-0.789089">
                <text:p>-0.789089</text:p>
              </table:table-cell>
              <table:table-cell office:value-type="float" office:value="-0.00000167309">
                <text:p>-0.00000167309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-0.797515">
                <text:p>-0.797515</text:p>
              </table:table-cell>
              <table:table-cell office:value-type="float" office:value="-0.00000191133">
                <text:p>-0.00000191133</text:p>
              </table:table-cell>
            </table:table-row>
            <table:table-row>
              <table:table-cell office:value-type="float" office:value="17.35">
                <text:p>17.35</text:p>
              </table:table-cell>
              <table:table-cell office:value-type="float" office:value="-0.805701">
                <text:p>-0.805701</text:p>
              </table:table-cell>
              <table:table-cell office:value-type="float" office:value="-0.00000168725">
                <text:p>-0.00000168725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-0.813665">
                <text:p>-0.813665</text:p>
              </table:table-cell>
              <table:table-cell office:value-type="float" office:value="-0.00000174596">
                <text:p>-0.00000174596</text:p>
              </table:table-cell>
            </table:table-row>
            <table:table-row>
              <table:table-cell office:value-type="float" office:value="17.45">
                <text:p>17.45</text:p>
              </table:table-cell>
              <table:table-cell office:value-type="float" office:value="-0.821429">
                <text:p>-0.821429</text:p>
              </table:table-cell>
              <table:table-cell office:value-type="float" office:value="-0.0000021052">
                <text:p>-0.000002105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-0.828906">
                <text:p>-0.828906</text:p>
              </table:table-cell>
              <table:table-cell office:value-type="float" office:value="-0.00000165296">
                <text:p>-0.00000165296</text:p>
              </table:table-cell>
            </table:table-row>
            <table:table-row>
              <table:table-cell office:value-type="float" office:value="17.55">
                <text:p>17.55</text:p>
              </table:table-cell>
              <table:table-cell office:value-type="float" office:value="-0.836208">
                <text:p>-0.836208</text:p>
              </table:table-cell>
              <table:table-cell office:value-type="float" office:value="-0.00000191663">
                <text:p>-0.0000019166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-0.843231">
                <text:p>-0.843231</text:p>
              </table:table-cell>
              <table:table-cell office:value-type="float" office:value="-0.00000193181">
                <text:p>-0.00000193181</text:p>
              </table:table-cell>
            </table:table-row>
            <table:table-row>
              <table:table-cell office:value-type="float" office:value="17.65">
                <text:p>17.65</text:p>
              </table:table-cell>
              <table:table-cell office:value-type="float" office:value="-0.850029">
                <text:p>-0.850029</text:p>
              </table:table-cell>
              <table:table-cell office:value-type="float" office:value="-0.00000184173">
                <text:p>-0.00000184173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-0.856604">
                <text:p>-0.856604</text:p>
              </table:table-cell>
              <table:table-cell office:value-type="float" office:value="-0.00000210083">
                <text:p>-0.00000210083</text:p>
              </table:table-cell>
            </table:table-row>
            <table:table-row>
              <table:table-cell office:value-type="float" office:value="17.75">
                <text:p>17.75</text:p>
              </table:table-cell>
              <table:table-cell office:value-type="float" office:value="-0.862908">
                <text:p>-0.862908</text:p>
              </table:table-cell>
              <table:table-cell office:value-type="float" office:value="-0.00000192924">
                <text:p>-0.0000019292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-0.868976">
                <text:p>-0.868976</text:p>
              </table:table-cell>
              <table:table-cell office:value-type="float" office:value="-0.00000202077">
                <text:p>-0.00000202077</text:p>
              </table:table-cell>
            </table:table-row>
            <table:table-row>
              <table:table-cell office:value-type="float" office:value="17.85">
                <text:p>17.85</text:p>
              </table:table-cell>
              <table:table-cell office:value-type="float" office:value="-0.874796">
                <text:p>-0.874796</text:p>
              </table:table-cell>
              <table:table-cell office:value-type="float" office:value="-0.00000205533">
                <text:p>-0.00000205533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-0.88036">
                <text:p>-0.88036</text:p>
              </table:table-cell>
              <table:table-cell office:value-type="float" office:value="-0.0000019844">
                <text:p>-0.0000019844</text:p>
              </table:table-cell>
            </table:table-row>
            <table:table-row>
              <table:table-cell office:value-type="float" office:value="17.95">
                <text:p>17.95</text:p>
              </table:table-cell>
              <table:table-cell office:value-type="float" office:value="-0.885686">
                <text:p>-0.885686</text:p>
              </table:table-cell>
              <table:table-cell office:value-type="float" office:value="-0.00000206685">
                <text:p>-0.000002066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890733">
                <text:p>-0.890733</text:p>
              </table:table-cell>
              <table:table-cell office:value-type="float" office:value="-0.000001998">
                <text:p>-0.000001998</text:p>
              </table:table-cell>
            </table:table-row>
            <table:table-row>
              <table:table-cell office:value-type="float" office:value="18.05">
                <text:p>18.05</text:p>
              </table:table-cell>
              <table:table-cell office:value-type="float" office:value="-0.895551">
                <text:p>-0.895551</text:p>
              </table:table-cell>
              <table:table-cell office:value-type="float" office:value="-0.00000225586">
                <text:p>-0.0000022558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-0.900086">
                <text:p>-0.900086</text:p>
              </table:table-cell>
              <table:table-cell office:value-type="float" office:value="-0.00000215661">
                <text:p>-0.00000215661</text:p>
              </table:table-cell>
            </table:table-row>
            <table:table-row>
              <table:table-cell office:value-type="float" office:value="18.15">
                <text:p>18.15</text:p>
              </table:table-cell>
              <table:table-cell office:value-type="float" office:value="-0.904358">
                <text:p>-0.904358</text:p>
              </table:table-cell>
              <table:table-cell office:value-type="float" office:value="-0.00000191461">
                <text:p>-0.00000191461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-0.908389">
                <text:p>-0.908389</text:p>
              </table:table-cell>
              <table:table-cell office:value-type="float" office:value="-0.00000230463">
                <text:p>-0.00000230463</text:p>
              </table:table-cell>
            </table:table-row>
            <table:table-row>
              <table:table-cell office:value-type="float" office:value="18.25">
                <text:p>18.25</text:p>
              </table:table-cell>
              <table:table-cell office:value-type="float" office:value="-0.912138">
                <text:p>-0.912138</text:p>
              </table:table-cell>
              <table:table-cell office:value-type="float" office:value="-0.00000209638">
                <text:p>-0.00000209638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-0.915622">
                <text:p>-0.915622</text:p>
              </table:table-cell>
              <table:table-cell office:value-type="float" office:value="-0.00000232546">
                <text:p>-0.00000232546</text:p>
              </table:table-cell>
            </table:table-row>
            <table:table-row>
              <table:table-cell office:value-type="float" office:value="18.35">
                <text:p>18.35</text:p>
              </table:table-cell>
              <table:table-cell office:value-type="float" office:value="-0.918837">
                <text:p>-0.918837</text:p>
              </table:table-cell>
              <table:table-cell office:value-type="float" office:value="-0.0000020578">
                <text:p>-0.0000020578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-0.921772">
                <text:p>-0.921772</text:p>
              </table:table-cell>
              <table:table-cell office:value-type="float" office:value="-0.00000204735">
                <text:p>-0.00000204735</text:p>
              </table:table-cell>
            </table:table-row>
            <table:table-row>
              <table:table-cell office:value-type="float" office:value="18.45">
                <text:p>18.45</text:p>
              </table:table-cell>
              <table:table-cell office:value-type="float" office:value="-0.924472">
                <text:p>-0.924472</text:p>
              </table:table-cell>
              <table:table-cell office:value-type="float" office:value="-0.00000260913">
                <text:p>-0.0000026091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-0.92685">
                <text:p>-0.92685</text:p>
              </table:table-cell>
              <table:table-cell office:value-type="float" office:value="-0.00000202924">
                <text:p>-0.00000202924</text:p>
              </table:table-cell>
            </table:table-row>
            <table:table-row>
              <table:table-cell office:value-type="float" office:value="18.55">
                <text:p>18.55</text:p>
              </table:table-cell>
              <table:table-cell office:value-type="float" office:value="-0.92898">
                <text:p>-0.92898</text:p>
              </table:table-cell>
              <table:table-cell office:value-type="float" office:value="-0.00000222215">
                <text:p>-0.00000222215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-0.930835">
                <text:p>-0.930835</text:p>
              </table:table-cell>
              <table:table-cell office:value-type="float" office:value="-0.00000256669">
                <text:p>-0.00000256669</text:p>
              </table:table-cell>
            </table:table-row>
            <table:table-row>
              <table:table-cell office:value-type="float" office:value="18.65">
                <text:p>18.65</text:p>
              </table:table-cell>
              <table:table-cell office:value-type="float" office:value="-0.925527">
                <text:p>-0.925527</text:p>
              </table:table-cell>
              <table:table-cell office:value-type="float" office:value="0.00012138">
                <text:p>0.00012138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-0.913935">
                <text:p>-0.913935</text:p>
              </table:table-cell>
              <table:table-cell office:value-type="float" office:value="0.000351153">
                <text:p>0.000351153</text:p>
              </table:table-cell>
            </table:table-row>
            <table:table-row>
              <table:table-cell office:value-type="float" office:value="18.75">
                <text:p>18.75</text:p>
              </table:table-cell>
              <table:table-cell office:value-type="float" office:value="-0.907038">
                <text:p>-0.907038</text:p>
              </table:table-cell>
              <table:table-cell office:value-type="float" office:value="0.000489114">
                <text:p>0.00048911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-0.906064">
                <text:p>-0.906064</text:p>
              </table:table-cell>
              <table:table-cell office:value-type="float" office:value="0.000513918">
                <text:p>0.000513918</text:p>
              </table:table-cell>
            </table:table-row>
            <table:table-row>
              <table:table-cell office:value-type="float" office:value="18.85">
                <text:p>18.85</text:p>
              </table:table-cell>
              <table:table-cell office:value-type="float" office:value="-0.906933">
                <text:p>-0.906933</text:p>
              </table:table-cell>
              <table:table-cell office:value-type="float" office:value="0.000501287">
                <text:p>0.000501287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-0.914294">
                <text:p>-0.914294</text:p>
              </table:table-cell>
              <table:table-cell office:value-type="float" office:value="0.000364473">
                <text:p>0.000364473</text:p>
              </table:table-cell>
            </table:table-row>
            <table:table-row>
              <table:table-cell office:value-type="float" office:value="18.95">
                <text:p>18.95</text:p>
              </table:table-cell>
              <table:table-cell office:value-type="float" office:value="-0.927056">
                <text:p>-0.927056</text:p>
              </table:table-cell>
              <table:table-cell office:value-type="float" office:value="0.000135007">
                <text:p>0.0001350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934526">
                <text:p>-0.934526</text:p>
              </table:table-cell>
              <table:table-cell office:value-type="float" office:value="-0.000000132134">
                <text:p>-0.000000132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